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charset="x-symbol"/>
    <style:font-face style:name="CMSS10" svg:font-family="CMSS10"/>
    <style:font-face style:name="CMSS8" svg:font-family="CMSS8"/>
    <style:font-face style:name="Tahoma2" svg:font-family="Tahoma"/>
    <style:font-face style:name="courArial" svg:font-family="courArial"/>
    <style:font-face style:name="ARial" svg:font-family="ARial" style:font-family-generic="swiss"/>
    <style:font-face style:name="Arial" svg:font-family="Arial" style:font-family-generic="swiss"/>
    <style:font-face style:name="Arial2" svg:font-family="Arial" style:font-adornments="Regular" style:font-family-generic="swiss"/>
    <style:font-face style:name="Arial-BoldMT" svg:font-family="Arial-BoldMT" style:font-adornments="Regular" style:font-family-generic="swiss"/>
    <style:font-face style:name="ArialMT" svg:font-family="ArialMT" style:font-adornments="Regular" style:font-family-generic="swiss"/>
    <style:font-face style:name="CourierNewPSMT" svg:font-family="CourierNewPSMT" style:font-adornments="Regular" style:font-family-generic="swiss"/>
    <style:font-face style:name="OpenSymbol" svg:font-family="OpenSymbol" style:font-adornments="Regular"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Arial Unicode MS" svg:font-family="'Arial Unicode MS'" style:font-pitch="variable"/>
    <style:font-face style:name="Liberation Sans" svg:font-family="'Liberation Sans'" style:font-pitch="variable"/>
    <style:font-face style:name="MS Mincho" svg:font-family="'MS Mincho'" style:font-pitch="variable"/>
    <style:font-face style:name="Mangal" svg:font-family="Mangal" style:font-pitch="variable"/>
    <style:font-face style:name="Tahoma1" svg:font-family="Tahoma" style:font-pitch="variable"/>
    <style:font-face style:name="Arial5" svg:font-family="Arial" style:font-family-generic="modern"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Arial4" svg:font-family="Aria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start" style:justify-single-word="false">
        <style:tab-stops>
          <style:tab-stop style:position="4.5in" style:type="right"/>
        </style:tab-stops>
      </style:paragraph-properties>
      <style:text-properties style:font-name="Arial3" fo:font-size="10pt" style:font-size-asian="10pt" style:font-size-complex="10pt"/>
    </style:style>
    <style:style style:name="P2" style:family="paragraph" style:parent-style-name="Footer">
      <style:paragraph-properties fo:text-align="center" style:justify-single-word="false"/>
      <style:text-properties style:font-name="Arial3" fo:font-size="10pt" style:font-size-asian="10pt" style:font-size-complex="10pt"/>
    </style:style>
    <style:style style:name="P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0e9f1" officeooo:paragraph-rsid="0020e9f1" style:font-name-asian="Courier New1" style:font-size-asian="10pt" style:font-style-asian="normal" style:font-weight-asian="normal" style:font-name-complex="Courier New1" style:font-size-complex="10pt" style:font-style-complex="normal" style:font-weight-complex="normal"/>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CourierNewPSMT" fo:font-size="10pt" fo:font-style="normal" fo:text-shadow="none" style:text-underline-style="none" fo:font-weight="normal" style:font-name-asian="CMSS8" style:font-size-asian="10pt" style:font-style-asian="normal" style:font-weight-asian="normal" style:font-name-complex="CMSS8"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CourierNewPSMT"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11pt" fo:font-style="normal" fo:text-shadow="none" style:text-underline-style="none" fo:font-weight="normal" officeooo:paragraph-rsid="002a53af"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11pt" fo:font-style="normal" fo:text-shadow="none" style:text-underline-style="none" fo:font-weight="normal" officeooo:paragraph-rsid="002c7b01"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style:font-name-asian="CMSS8" style:font-size-asian="10pt" style:font-style-asian="normal" style:font-weight-asian="normal" style:font-name-complex="CMSS8" style:font-size-complex="12pt" style:font-style-complex="normal" style:font-weight-complex="normal" style:text-overline-style="none" style:text-overline-color="font-color"/>
    </style:style>
    <style:style style:name="P10" style:family="paragraph" style:parent-style-name="Standard">
      <style:text-properties style:font-name="Arial" fo:font-size="16pt" fo:font-weight="bold" style:font-size-asian="16pt" style:font-weight-asian="bold" style:font-size-complex="16pt" style:font-weight-complex="bold"/>
    </style:style>
    <style:style style:name="P11" style:family="paragraph" style:parent-style-name="Standard">
      <style:text-properties style:font-name="Arial" fo:font-size="10pt" fo:font-weight="normal" style:font-size-asian="10pt" style:font-weight-asian="normal" style:font-size-complex="10pt" style:font-weight-complex="normal"/>
    </style:style>
    <style:style style:name="P12" style:family="paragraph" style:parent-style-name="Standard">
      <style:text-properties style:font-name="Arial" fo:font-size="10pt" fo:font-weight="bold" style:font-size-asian="8.75pt" style:font-weight-asian="bold" style:font-size-complex="10pt" style:font-weight-complex="bold"/>
    </style:style>
    <style:style style:name="P13" style:family="paragraph" style:parent-style-name="Standard">
      <style:text-properties style:font-name="Arial" fo:font-size="10pt" officeooo:paragraph-rsid="0017026e" style:font-size-asian="10pt" style:font-size-complex="10pt"/>
    </style:style>
    <style:style style:name="P14" style:family="paragraph" style:parent-style-name="Standard">
      <style:text-properties style:font-name="Arial" fo:font-size="14pt" fo:font-weight="bold" style:font-size-asian="12.25pt" style:font-weight-asian="bold" style:font-size-complex="14pt" style:font-weight-complex="bold"/>
    </style:style>
    <style:style style:name="P15" style:family="paragraph" style:parent-style-name="Standard">
      <style:text-properties style:font-name="Arial" officeooo:paragraph-rsid="0017026e"/>
    </style:style>
    <style:style style:name="P16" style:family="paragraph" style:parent-style-name="Standard">
      <style:text-properties style:font-name="Arial" officeooo:rsid="00197d6d" officeooo:paragraph-rsid="00197d6d"/>
    </style:style>
    <style:style style:name="P17" style:family="paragraph" style:parent-style-name="Standard">
      <style:text-properties style:font-name="Arial" officeooo:rsid="00197d6d" officeooo:paragraph-rsid="002474dc"/>
    </style:style>
    <style:style style:name="P18" style:family="paragraph" style:parent-style-name="Standard">
      <style:text-properties style:font-name="Arial" officeooo:rsid="00197d6d" officeooo:paragraph-rsid="005674c0"/>
    </style:style>
    <style:style style:name="P19" style:family="paragraph" style:parent-style-name="Standard">
      <style:text-properties style:font-name="Arial" officeooo:paragraph-rsid="001abd40"/>
    </style:style>
    <style:style style:name="P20" style:family="paragraph" style:parent-style-name="Standard">
      <style:text-properties style:font-name="Arial" officeooo:paragraph-rsid="001d9c1f"/>
    </style:style>
    <style:style style:name="P21" style:family="paragraph" style:parent-style-name="Standard">
      <style:paragraph-properties>
        <style:tab-stops>
          <style:tab-stop style:position="0.022in"/>
        </style:tab-stops>
      </style:paragraph-properties>
      <style:text-properties style:font-name="Arial" officeooo:paragraph-rsid="0017026e"/>
    </style:style>
    <style:style style:name="P22" style:family="paragraph" style:parent-style-name="Standard">
      <style:text-properties style:font-name="Arial" officeooo:paragraph-rsid="0020e9f1"/>
    </style:style>
    <style:style style:name="P23" style:family="paragraph" style:parent-style-name="Standard">
      <style:text-properties style:font-name="Arial" officeooo:rsid="0020e9f1" officeooo:paragraph-rsid="0020e9f1"/>
    </style:style>
    <style:style style:name="P24" style:family="paragraph" style:parent-style-name="Standard">
      <style:text-properties style:font-name="Arial" officeooo:paragraph-rsid="0021f9de"/>
    </style:style>
    <style:style style:name="P25" style:family="paragraph" style:parent-style-name="Standard">
      <style:text-properties style:font-name="Arial" fo:font-size="11pt" fo:font-weight="bold" officeooo:rsid="00197d6d" officeooo:paragraph-rsid="00197d6d" style:font-size-asian="9.60000038146973pt" style:font-weight-asian="bold" style:font-size-complex="11pt" style:font-weight-complex="bold"/>
    </style:style>
    <style:style style:name="P26" style:family="paragraph" style:parent-style-name="Standard">
      <style:text-properties style:font-name="Arial" officeooo:paragraph-rsid="00197d6d"/>
    </style:style>
    <style:style style:name="P27" style:family="paragraph" style:parent-style-name="Standard">
      <style:text-properties style:font-name="Courier New1" officeooo:paragraph-rsid="001abd40"/>
    </style:style>
    <style:style style:name="P28" style:family="paragraph" style:parent-style-name="Standard">
      <style:text-properties style:font-name="Courier New1" officeooo:paragraph-rsid="001d9c1f"/>
    </style:style>
    <style:style style:name="P29" style:family="paragraph" style:parent-style-name="Standard">
      <style:text-properties style:font-name="Courier New1" officeooo:paragraph-rsid="002474dc"/>
    </style:style>
    <style:style style:name="P30" style:family="paragraph" style:parent-style-name="Standard">
      <style:paragraph-properties fo:text-align="start" style:justify-single-word="false"/>
      <style:text-properties style:font-name="Courier New1" officeooo:paragraph-rsid="00253c3b"/>
    </style:style>
    <style:style style:name="P31" style:family="paragraph" style:parent-style-name="Standard">
      <style:text-properties style:font-name="Courier New1" fo:font-size="10pt" officeooo:paragraph-rsid="00253c3b" style:font-size-asian="10pt" style:font-size-complex="10pt"/>
    </style:style>
    <style:style style:name="P32" style:family="paragraph" style:parent-style-name="Standard">
      <style:text-properties style:font-name="Courier New1" fo:font-size="10pt" fo:font-weight="normal" officeooo:rsid="00234ded" officeooo:paragraph-rsid="00234ded" style:font-size-asian="10pt" style:font-weight-asian="normal" style:font-weight-complex="normal"/>
    </style:style>
    <style:style style:name="P33" style:family="paragraph" style:parent-style-name="Standard">
      <style:paragraph-properties fo:text-align="start" style:justify-single-word="false"/>
      <style:text-properties style:font-name="Courier New1" fo:font-size="10pt" fo:font-weight="normal" officeooo:rsid="002c7b40" officeooo:paragraph-rsid="002c7b40" style:font-size-asian="10pt" style:font-weight-asian="normal" style:font-size-complex="16pt" style:font-weight-complex="normal"/>
    </style:style>
    <style:style style:name="P34" style:family="paragraph" style:parent-style-name="Standard">
      <style:paragraph-properties fo:text-align="start" style:justify-single-word="false"/>
      <style:text-properties style:font-name="Courier New1" fo:font-size="10pt" fo:font-weight="normal" officeooo:rsid="002c7b40" officeooo:paragraph-rsid="002cccf7" style:font-size-asian="10pt" style:font-weight-asian="normal" style:font-size-complex="16pt" style:font-weight-complex="normal"/>
    </style:style>
    <style:style style:name="P35" style:family="paragraph" style:parent-style-name="Standard">
      <style:paragraph-properties fo:text-align="start" style:justify-single-word="false"/>
      <style:text-properties style:font-name="Courier New1" fo:font-size="10pt" fo:font-weight="normal" officeooo:rsid="003a3c34" officeooo:paragraph-rsid="003b1716" style:font-size-asian="10pt" style:font-weight-asian="normal" style:font-size-complex="16pt" style:font-weight-complex="normal"/>
    </style:style>
    <style:style style:name="P36" style:family="paragraph" style:parent-style-name="Standard">
      <style:paragraph-properties fo:text-align="start" style:justify-single-word="false"/>
      <style:text-properties style:font-name="Courier New1" fo:font-size="10pt" fo:font-weight="normal" officeooo:rsid="003a3c34" officeooo:paragraph-rsid="003a3c34" style:font-size-asian="10pt" style:font-weight-asian="normal" style:font-size-complex="16pt" style:font-weight-complex="normal"/>
    </style:style>
    <style:style style:name="P37" style:family="paragraph" style:parent-style-name="Standard">
      <style:paragraph-properties fo:text-align="start" style:justify-single-word="false"/>
      <style:text-properties style:font-name="Courier New1" fo:font-size="10pt" fo:font-weight="normal" officeooo:rsid="003a3c34" officeooo:paragraph-rsid="0040c701" style:font-size-asian="10pt" style:font-weight-asian="normal" style:font-size-complex="16pt" style:font-weight-complex="normal"/>
    </style:style>
    <style:style style:name="P38" style:family="paragraph" style:parent-style-name="Standard">
      <style:paragraph-properties fo:text-align="start" style:justify-single-word="false"/>
      <style:text-properties style:font-name="Courier New1" fo:font-size="10pt" fo:font-weight="normal" officeooo:rsid="003fb667" officeooo:paragraph-rsid="003fb667" style:font-size-asian="10pt" style:font-weight-asian="normal" style:font-size-complex="16pt" style:font-weight-complex="normal"/>
    </style:style>
    <style:style style:name="P39" style:family="paragraph" style:parent-style-name="Standard">
      <style:paragraph-properties fo:text-align="start" style:justify-single-word="false"/>
      <style:text-properties style:font-name="Courier New1" fo:font-size="10pt" fo:font-weight="normal" officeooo:rsid="0044feec" officeooo:paragraph-rsid="0044feec" style:font-size-asian="10pt" style:font-weight-asian="normal" style:font-size-complex="16pt" style:font-weight-complex="normal"/>
    </style:style>
    <style:style style:name="P40" style:family="paragraph" style:parent-style-name="Standard">
      <style:paragraph-properties fo:text-align="start" style:justify-single-word="false"/>
      <style:text-properties style:font-name="Courier New1" fo:font-size="11pt" style:font-size-asian="11pt" style:font-size-complex="11pt"/>
    </style:style>
    <style:style style:name="P41" style:family="paragraph" style:parent-style-name="Standard">
      <style:paragraph-properties fo:text-align="start" style:justify-single-word="false"/>
      <style:text-properties style:font-name="Courier New1" fo:font-size="11pt" officeooo:paragraph-rsid="002a53af" style:font-size-asian="11pt" style:font-size-complex="11pt"/>
    </style:style>
    <style:style style:name="P42" style:family="paragraph" style:parent-style-name="Standard">
      <style:paragraph-properties fo:text-align="start" style:justify-single-word="false"/>
      <style:text-properties style:font-name="Courier New1" fo:font-size="11pt" officeooo:paragraph-rsid="002c7b01" style:font-size-asian="11pt" style:font-size-complex="11pt"/>
    </style:style>
    <style:style style:name="P43" style:family="paragraph" style:parent-style-name="Standard">
      <style:paragraph-properties fo:text-align="start" style:justify-single-word="false"/>
      <style:text-properties style:font-name="Courier New1" fo:font-size="11pt" officeooo:rsid="002a53af" officeooo:paragraph-rsid="002a53af" style:font-size-asian="11pt" style:font-size-complex="11pt"/>
    </style:style>
    <style:style style:name="P44" style:family="paragraph" style:parent-style-name="Standard">
      <style:paragraph-properties fo:text-align="start" style:justify-single-word="false"/>
      <style:text-properties style:font-name="Courier New1" fo:font-size="11pt" officeooo:rsid="002a53af" officeooo:paragraph-rsid="002c7b01" style:font-size-asian="11pt" style:font-size-complex="11pt"/>
    </style:style>
    <style:style style:name="P45" style:family="paragraph" style:parent-style-name="Standard">
      <style:paragraph-properties fo:text-align="start" style:justify-single-word="false"/>
      <style:text-properties style:font-name="Courier New1" fo:font-size="11pt" fo:font-weight="bold" officeooo:rsid="002a53af" officeooo:paragraph-rsid="002a53af" style:font-size-asian="11pt" style:font-weight-asian="bold" style:font-size-complex="11pt" style:font-weight-complex="bold"/>
    </style:style>
    <style:style style:name="P46" style:family="paragraph" style:parent-style-name="Standard">
      <style:paragraph-properties fo:text-align="start" style:justify-single-word="false"/>
      <style:text-properties style:font-name="Courier New1" officeooo:rsid="0039eac2" officeooo:paragraph-rsid="0039eac2"/>
    </style:style>
    <style:style style:name="P47" style:family="paragraph" style:parent-style-name="Standard">
      <style:paragraph-properties fo:text-align="start" style:justify-single-word="false"/>
      <style:text-properties style:font-name="Courier New1" officeooo:rsid="0039eac2" officeooo:paragraph-rsid="003a3c34"/>
    </style:style>
    <style:style style:name="P48" style:family="paragraph" style:parent-style-name="Standard">
      <style:paragraph-properties fo:text-align="start" style:justify-single-word="false"/>
      <style:text-properties style:font-name="Courier New1" officeooo:rsid="0039eac2" officeooo:paragraph-rsid="003b1716"/>
    </style:style>
    <style:style style:name="P49" style:family="paragraph" style:parent-style-name="Standard">
      <style:paragraph-properties fo:text-align="start" style:justify-single-word="false"/>
      <style:text-properties style:font-name="Courier New1" officeooo:rsid="0039eac2" officeooo:paragraph-rsid="003c0735"/>
    </style:style>
    <style:style style:name="P50" style:family="paragraph" style:parent-style-name="Standard">
      <style:paragraph-properties fo:text-align="start" style:justify-single-word="false"/>
      <style:text-properties style:font-name="Courier New1" officeooo:rsid="0039eac2" officeooo:paragraph-rsid="00426047"/>
    </style:style>
    <style:style style:name="P51" style:family="paragraph" style:parent-style-name="Standard">
      <style:paragraph-properties fo:text-align="start" style:justify-single-word="false"/>
      <style:text-properties style:font-name="Courier New1" officeooo:rsid="0039eac2" officeooo:paragraph-rsid="003fb667"/>
    </style:style>
    <style:style style:name="P52" style:family="paragraph" style:parent-style-name="Standard">
      <style:paragraph-properties fo:text-align="start" style:justify-single-word="false"/>
      <style:text-properties style:font-name="Courier New1" officeooo:rsid="0039eac2" officeooo:paragraph-rsid="0040c701"/>
    </style:style>
    <style:style style:name="P53" style:family="paragraph" style:parent-style-name="Standard">
      <style:paragraph-properties fo:text-align="start" style:justify-single-word="false"/>
      <style:text-properties style:font-name="Courier New1" officeooo:rsid="0039eac2" officeooo:paragraph-rsid="00435eb7"/>
    </style:style>
    <style:style style:name="P54" style:family="paragraph" style:parent-style-name="Standard">
      <style:text-properties style:font-name="Courier New1" officeooo:rsid="0039eac2" officeooo:paragraph-rsid="0040c701"/>
    </style:style>
    <style:style style:name="P55" style:family="paragraph" style:parent-style-name="Standard">
      <style:paragraph-properties fo:text-align="start" style:justify-single-word="false"/>
      <style:text-properties style:font-name="Courier New1" officeooo:rsid="00389826" officeooo:paragraph-rsid="00389826"/>
    </style:style>
    <style:style style:name="P56" style:family="paragraph" style:parent-style-name="Standard">
      <style:paragraph-properties fo:text-align="start" style:justify-single-word="false"/>
      <style:text-properties style:font-name="Courier New1" officeooo:rsid="00389826" officeooo:paragraph-rsid="0039eac2"/>
    </style:style>
    <style:style style:name="P57" style:family="paragraph" style:parent-style-name="Standard">
      <style:paragraph-properties fo:text-align="start" style:justify-single-word="false"/>
      <style:text-properties style:font-name="Courier New1" officeooo:rsid="00389826" officeooo:paragraph-rsid="003a3c34"/>
    </style:style>
    <style:style style:name="P58" style:family="paragraph" style:parent-style-name="Standard">
      <style:paragraph-properties fo:text-align="start" style:justify-single-word="false"/>
      <style:text-properties style:font-name="Courier New1" officeooo:rsid="00389826" officeooo:paragraph-rsid="003b1716"/>
    </style:style>
    <style:style style:name="P59" style:family="paragraph" style:parent-style-name="Standard">
      <style:text-properties style:font-name="Courier New1" officeooo:rsid="012d6fc2" officeooo:paragraph-rsid="0039eac2"/>
    </style:style>
    <style:style style:name="P60" style:family="paragraph" style:parent-style-name="Standard">
      <style:text-properties style:font-name="Courier New1" officeooo:rsid="012d6fc2" officeooo:paragraph-rsid="003a3c34"/>
    </style:style>
    <style:style style:name="P61" style:family="paragraph" style:parent-style-name="Standard">
      <style:text-properties style:font-name="Courier New1" officeooo:rsid="012d6fc2" officeooo:paragraph-rsid="003b1716"/>
    </style:style>
    <style:style style:name="P62" style:family="paragraph" style:parent-style-name="Standard">
      <style:text-properties style:font-name="Courier New1" officeooo:rsid="012d6fc2" officeooo:paragraph-rsid="0040c701"/>
    </style:style>
    <style:style style:name="P63" style:family="paragraph" style:parent-style-name="Standard">
      <style:paragraph-properties fo:text-align="start" style:justify-single-word="false"/>
      <style:text-properties style:font-name="Courier New1" officeooo:rsid="003c0735" officeooo:paragraph-rsid="003c0735"/>
    </style:style>
    <style:style style:name="P64" style:family="paragraph" style:parent-style-name="Standard">
      <style:paragraph-properties fo:text-align="start" style:justify-single-word="false"/>
      <style:text-properties style:font-name="Courier New1" officeooo:rsid="003c0735" officeooo:paragraph-rsid="0040c701"/>
    </style:style>
    <style:style style:name="P65" style:family="paragraph" style:parent-style-name="Standard">
      <style:text-properties style:font-name="Courier New1" officeooo:rsid="003b1716" officeooo:paragraph-rsid="003b1716"/>
    </style:style>
    <style:style style:name="P66" style:family="paragraph" style:parent-style-name="Standard">
      <style:paragraph-properties fo:text-align="start" style:justify-single-word="false"/>
      <style:text-properties style:font-name="Courier New1" officeooo:rsid="003fb667" officeooo:paragraph-rsid="00426047"/>
    </style:style>
    <style:style style:name="P67" style:family="paragraph" style:parent-style-name="Standard">
      <style:paragraph-properties fo:text-align="start" style:justify-single-word="false"/>
      <style:text-properties style:font-name="Courier New1" officeooo:rsid="0040c701" officeooo:paragraph-rsid="00435eb7"/>
    </style:style>
    <style:style style:name="P68" style:family="paragraph" style:parent-style-name="Standard">
      <style:text-properties style:font-name="Courier New1" officeooo:paragraph-rsid="005674c0"/>
    </style:style>
    <style:style style:name="P69" style:family="paragraph" style:parent-style-name="Standard">
      <style:text-properties style:use-window-font-color="true" loext:opacity="0%" style:font-name="Arial3" fo:font-size="10pt" officeooo:paragraph-rsid="0017026e" style:font-name-asian="CMSS8" style:font-size-asian="10pt" style:font-name-complex="CMSS8" style:font-size-complex="10pt"/>
    </style:style>
    <style:style style:name="P70" style:family="paragraph" style:parent-style-name="Standard">
      <style:paragraph-properties fo:text-align="start" style:justify-single-word="false"/>
      <style:text-properties style:use-window-font-color="true" loext:opacity="0%" style:font-name="Arial3" fo:font-size="10pt" style:font-name-asian="CMSS8" style:font-size-asian="10pt" style:font-name-complex="CMSS8" style:font-size-complex="10pt"/>
    </style:style>
    <style:style style:name="P71" style:family="paragraph" style:parent-style-name="Standard">
      <style:text-properties style:use-window-font-color="true" loext:opacity="0%" style:font-name="Arial3" fo:font-size="10pt" officeooo:rsid="001988ff" officeooo:paragraph-rsid="001988ff" style:font-name-asian="CMSS8" style:font-size-asian="10pt" style:font-name-complex="CMSS8" style:font-size-complex="10pt"/>
    </style:style>
    <style:style style:name="P72" style:family="paragraph" style:parent-style-name="Standard">
      <style:text-properties style:use-window-font-color="true" loext:opacity="0%" style:font-name="Arial3" fo:font-size="10pt" officeooo:paragraph-rsid="0059e16f" style:font-name-asian="CMSS8" style:font-size-asian="10pt" style:font-name-complex="CMSS8" style:font-size-complex="10pt"/>
    </style:style>
    <style:style style:name="P73" style:family="paragraph" style:parent-style-name="Standard">
      <style:text-properties style:use-window-font-color="true" loext:opacity="0%" style:font-name="Arial3" fo:font-size="11pt" fo:font-weight="normal" officeooo:rsid="001988ff" officeooo:paragraph-rsid="001988ff" style:font-name-asian="CMSS8" style:font-size-asian="11pt" style:font-weight-asian="normal" style:font-name-complex="CMSS8" style:font-size-complex="11pt" style:font-weight-complex="normal"/>
    </style:style>
    <style:style style:name="P74" style:family="paragraph" style:parent-style-name="Standard">
      <style:text-properties style:use-window-font-color="true" loext:opacity="0%" style:font-name="Courier New1" fo:font-size="10pt" officeooo:paragraph-rsid="00197d6d" style:font-name-asian="CMSS8" style:font-size-asian="10pt" style:font-name-complex="CMSS8" style:font-size-complex="10pt"/>
    </style:style>
    <style:style style:name="P75" style:family="paragraph" style:parent-style-name="Standard">
      <style:paragraph-properties fo:text-align="start" style:justify-single-word="false"/>
      <style:text-properties style:use-window-font-color="true" loext:opacity="0%" style:font-name="Courier New1" fo:font-size="11pt" fo:font-weight="bold" style:font-name-asian="CMSS8" style:font-size-asian="11pt" style:font-weight-asian="bold" style:font-name-complex="CMSS8" style:font-size-complex="11pt"/>
    </style:style>
    <style:style style:name="P76" style:family="paragraph" style:parent-style-name="Standard">
      <style:text-properties style:use-window-font-color="true" loext:opacity="0%" style:font-name="Arial1" fo:font-size="10pt" fo:font-weight="normal" officeooo:rsid="001988ff" officeooo:paragraph-rsid="001988ff" style:font-name-asian="CMSS8" style:font-size-asian="10pt" style:font-weight-asian="normal" style:font-name-complex="CMSS8" style:font-size-complex="10pt" style:font-weight-complex="normal"/>
    </style:style>
    <style:style style:name="P77" style:family="paragraph" style:parent-style-name="Standard">
      <style:text-properties style:use-window-font-color="true" loext:opacity="0%" style:font-name="Arial1" fo:font-size="10pt" fo:font-weight="normal" officeooo:rsid="001988ff" officeooo:paragraph-rsid="0026ea3f" style:font-name-asian="CMSS8" style:font-size-asian="10pt" style:font-weight-asian="normal" style:font-name-complex="CMSS8" style:font-size-complex="10pt" style:font-weight-complex="normal"/>
    </style:style>
    <style:style style:name="P78" style:family="paragraph" style:parent-style-name="Standard">
      <style:text-properties style:use-window-font-color="true" loext:opacity="0%" style:font-name="Arial1" fo:font-size="11pt" fo:font-weight="normal" officeooo:rsid="001988ff" officeooo:paragraph-rsid="001988ff" style:font-name-asian="CMSS8" style:font-size-asian="11pt" style:font-weight-asian="normal" style:font-name-complex="CMSS8" style:font-size-complex="11pt" style:font-weight-complex="normal"/>
    </style:style>
    <style:style style:name="P79" style:family="paragraph" style:parent-style-name="Standard">
      <style:text-properties style:use-window-font-color="true" loext:opacity="0%" style:font-name="ArialMT" fo:font-size="10pt" officeooo:paragraph-rsid="0017026e" style:font-name-asian="CMSS8" style:font-size-asian="10pt" style:font-name-complex="CMSS8" style:font-size-complex="10pt"/>
    </style:style>
    <style:style style:name="P80" style:family="paragraph" style:parent-style-name="Standard">
      <style:text-properties style:use-window-font-color="true" loext:opacity="0%" style:font-name="ArialMT" fo:font-size="10pt" fo:font-weight="normal" officeooo:rsid="001988ff" officeooo:paragraph-rsid="001988ff" style:font-name-asian="CMSS8" style:font-size-asian="10pt" style:font-weight-asian="normal" style:font-name-complex="CMSS8" style:font-size-complex="11pt" style:font-weight-complex="normal"/>
    </style:style>
    <style:style style:name="P81" style:family="paragraph" style:parent-style-name="Standard">
      <style:text-properties style:use-window-font-color="true" loext:opacity="0%" style:font-name="ArialMT" fo:font-size="10pt" fo:font-weight="normal" officeooo:rsid="001988ff" officeooo:paragraph-rsid="001988ff" style:font-name-asian="CMSS8" style:font-size-asian="10pt" style:font-weight-asian="normal" style:font-name-complex="CMSS8" style:font-size-complex="10pt" style:font-weight-complex="normal"/>
    </style:style>
    <style:style style:name="P82" style:family="paragraph" style:parent-style-name="Standard">
      <style:paragraph-properties fo:text-align="start" style:justify-single-word="false"/>
      <style:text-properties style:use-window-font-color="true" loext:opacity="0%" style:font-name="ArialMT" fo:font-size="10pt" fo:font-weight="normal" officeooo:rsid="001988ff" officeooo:paragraph-rsid="00286665" style:font-name-asian="CMSS8" style:font-size-asian="10pt" style:font-weight-asian="normal" style:font-name-complex="CMSS8" style:font-size-complex="10pt" style:font-weight-complex="normal"/>
    </style:style>
    <style:style style:name="P83" style:family="paragraph" style:parent-style-name="Standard">
      <style:text-properties style:use-window-font-color="true" loext:opacity="0%" style:font-name="Arial-BoldMT" fo:font-size="10pt" fo:font-weight="bold" officeooo:paragraph-rsid="0017026e" style:font-name-asian="CMSS8" style:font-size-asian="10pt" style:font-weight-asian="bold" style:font-name-complex="CMSS8" style:font-size-complex="10pt"/>
    </style:style>
    <style:style style:name="P84" style:family="paragraph" style:parent-style-name="Standard">
      <style:text-properties style:use-window-font-color="true" loext:opacity="0%" style:font-name="Arial-BoldMT" fo:font-size="10pt" fo:font-weight="bold" officeooo:paragraph-rsid="0059e16f" style:font-name-asian="CMSS8" style:font-size-asian="10pt" style:font-weight-asian="bold" style:font-name-complex="CMSS8" style:font-size-complex="10pt"/>
    </style:style>
    <style:style style:name="P85" style:family="paragraph" style:parent-style-name="Standard">
      <style:text-properties style:use-window-font-color="true" loext:opacity="0%" style:font-name="Arial-BoldMT" fo:font-size="10pt" fo:font-weight="bold" officeooo:rsid="001988ff" officeooo:paragraph-rsid="001988ff" style:font-name-asian="CMSS8" style:font-size-asian="8.75pt" style:font-weight-asian="bold" style:font-name-complex="CMSS8" style:font-size-complex="10pt" style:font-weight-complex="normal"/>
    </style:style>
    <style:style style:name="P86" style:family="paragraph" style:parent-style-name="Standard">
      <style:text-properties style:use-window-font-color="true" loext:opacity="0%" style:font-name="Arial-BoldMT" fo:font-size="16pt" fo:font-weight="bold" officeooo:rsid="001988ff" officeooo:paragraph-rsid="001988ff" style:font-name-asian="CMSS8" style:font-size-asian="16pt" style:font-weight-asian="bold" style:font-name-complex="CMSS8" style:font-size-complex="10pt"/>
    </style:style>
    <style:style style:name="P87" style:family="paragraph" style:parent-style-name="Standard">
      <style:text-properties style:use-window-font-color="true" loext:opacity="0%" style:font-name="Arial-BoldMT" fo:font-size="16pt" fo:font-weight="bold" officeooo:rsid="001988ff" officeooo:paragraph-rsid="001988ff" style:font-name-asian="CMSS8" style:font-size-asian="16pt" style:font-weight-asian="bold" style:font-name-complex="CMSS8" style:font-size-complex="10pt" style:font-weight-complex="normal"/>
    </style:style>
    <style:style style:name="P88" style:family="paragraph" style:parent-style-name="Standard">
      <style:paragraph-properties fo:text-align="start" style:justify-single-word="false"/>
      <style:text-properties style:use-window-font-color="true" loext:opacity="0%" style:font-name="Arial-BoldMT" fo:font-size="16pt" fo:font-weight="bold" style:font-name-asian="CMSS8" style:font-size-asian="16pt" style:font-weight-asian="bold" style:font-name-complex="CMSS8" style:font-size-complex="10pt"/>
    </style:style>
    <style:style style:name="P89" style:family="paragraph" style:parent-style-name="Standard">
      <style:text-properties style:use-window-font-color="true" loext:opacity="0%" style:font-name="CourierNewPSMT" fo:font-size="10pt" officeooo:paragraph-rsid="0017026e" style:font-name-asian="CMSS8" style:font-size-asian="10pt" style:font-name-complex="CMSS8" style:font-size-complex="10pt"/>
    </style:style>
    <style:style style:name="P90" style:family="paragraph" style:parent-style-name="Standard">
      <style:paragraph-properties fo:text-align="start" style:justify-single-word="false"/>
      <style:text-properties style:use-window-font-color="true" loext:opacity="0%" style:font-name="Courier New" fo:font-size="10pt" fo:font-weight="normal" officeooo:rsid="001988ff" officeooo:paragraph-rsid="00286665" style:font-name-asian="CMSS8" style:font-size-asian="10pt" style:font-weight-asian="normal" style:font-name-complex="CMSS8" style:font-size-complex="10pt" style:font-weight-complex="normal"/>
    </style:style>
    <style:style style:name="P91" style:family="paragraph" style:parent-style-name="Standard">
      <style:paragraph-properties fo:text-align="start" style:justify-single-word="false"/>
    </style:style>
    <style:style style:name="P92" style:family="paragraph" style:parent-style-name="Standard">
      <style:paragraph-properties fo:text-align="start" style:justify-single-word="false"/>
      <style:text-properties officeooo:paragraph-rsid="00286665"/>
    </style:style>
    <style:style style:name="P93" style:family="paragraph" style:parent-style-name="Standard">
      <style:paragraph-properties fo:text-align="start" style:justify-single-word="false"/>
      <style:text-properties officeooo:paragraph-rsid="00626e76"/>
    </style:style>
    <style:style style:name="P94" style:family="paragraph" style:parent-style-name="Standard">
      <style:text-properties officeooo:paragraph-rsid="0021f9de"/>
    </style:style>
    <style:style style:name="P95" style:family="paragraph" style:parent-style-name="Standard">
      <style:text-properties fo:font-weight="bold" officeooo:rsid="00234ded" officeooo:paragraph-rsid="00234ded" style:font-weight-asian="bold" style:font-weight-complex="bold"/>
    </style:style>
    <style:style style:name="P96" style:family="paragraph" style:parent-style-name="Standard">
      <style:text-properties officeooo:paragraph-rsid="0017026e"/>
    </style:style>
    <style:style style:name="P97" style:family="paragraph" style:parent-style-name="Standard">
      <style:text-properties style:font-name="Arial3" fo:font-size="10pt" officeooo:paragraph-rsid="001988ff" style:font-size-asian="10pt" style:font-size-complex="10pt"/>
    </style:style>
    <style:style style:name="P98" style:family="paragraph" style:parent-style-name="Standard">
      <style:paragraph-properties fo:text-align="start" style:justify-single-word="false"/>
      <style:text-properties style:font-name="Arial3" fo:font-size="10pt" style:font-size-asian="10pt" style:font-size-complex="10pt"/>
    </style:style>
    <style:style style:name="P99" style:family="paragraph" style:parent-style-name="Standard">
      <style:paragraph-properties fo:text-align="start" style:justify-single-word="false"/>
      <style:text-properties style:font-name="Arial3" fo:font-size="10pt" style:font-size-asian="10pt"/>
    </style:style>
    <style:style style:name="P100" style:family="paragraph" style:parent-style-name="Standard">
      <style:paragraph-properties fo:text-align="start" style:justify-single-word="false"/>
      <style:text-properties style:font-name="Arial3" fo:font-size="10pt" fo:font-weight="normal" officeooo:rsid="002cccf7" officeooo:paragraph-rsid="002cccf7" style:font-size-asian="10pt" style:font-weight-asian="normal" style:font-size-complex="16pt" style:font-weight-complex="normal"/>
    </style:style>
    <style:style style:name="P101" style:family="paragraph" style:parent-style-name="Standard">
      <style:paragraph-properties fo:text-align="start" style:justify-single-word="false"/>
      <style:text-properties style:font-name="Arial3" fo:font-size="10pt" fo:font-weight="normal" officeooo:rsid="0044feec" officeooo:paragraph-rsid="0044feec" style:font-size-asian="10pt" style:font-weight-asian="normal" style:font-size-complex="16pt" style:font-weight-complex="normal"/>
    </style:style>
    <style:style style:name="P102" style:family="paragraph" style:parent-style-name="Standard">
      <style:paragraph-properties fo:text-align="start" style:justify-single-word="false"/>
      <style:text-properties style:font-name="Arial3" fo:font-size="10pt" fo:font-weight="normal" officeooo:rsid="0046b4cb" officeooo:paragraph-rsid="0046b4cb" style:font-size-asian="10pt" style:font-weight-asian="normal" style:font-size-complex="16pt" style:font-weight-complex="normal"/>
    </style:style>
    <style:style style:name="P103" style:family="paragraph" style:parent-style-name="Standard">
      <style:paragraph-properties fo:text-align="start" style:justify-single-word="false"/>
      <style:text-properties style:font-name="Arial3" fo:font-size="11pt" officeooo:rsid="002a53af" officeooo:paragraph-rsid="002c7b01" style:font-size-asian="11pt"/>
    </style:style>
    <style:style style:name="P104" style:family="paragraph" style:parent-style-name="Standard">
      <style:paragraph-properties fo:text-align="start" style:justify-single-word="false"/>
      <style:text-properties style:font-name="Arial3" fo:font-size="11pt" fo:font-weight="normal" officeooo:rsid="002a53af" officeooo:paragraph-rsid="002a53af" style:font-size-asian="11pt" style:font-weight-asian="normal" style:font-size-complex="11pt" style:font-weight-complex="normal"/>
    </style:style>
    <style:style style:name="P105" style:family="paragraph" style:parent-style-name="Standard">
      <style:text-properties style:font-name="Arial3" officeooo:rsid="003b1716" officeooo:paragraph-rsid="003b1716"/>
    </style:style>
    <style:style style:name="P106" style:family="paragraph" style:parent-style-name="Standard">
      <style:paragraph-properties fo:text-align="start" style:justify-single-word="false"/>
      <style:text-properties style:font-name="Arial1" officeooo:paragraph-rsid="00286665"/>
    </style:style>
    <style:style style:name="P107" style:family="paragraph" style:parent-style-name="Standard">
      <style:paragraph-properties fo:text-align="start" style:justify-single-word="false"/>
      <style:text-properties style:font-name="Arial1" fo:font-size="10pt" style:font-size-asian="10pt"/>
    </style:style>
    <style:style style:name="P108" style:family="paragraph" style:parent-style-name="Standard">
      <style:paragraph-properties fo:text-align="start" style:justify-single-word="false"/>
      <style:text-properties style:font-name="Arial1" fo:font-size="10pt" fo:font-weight="normal" officeooo:paragraph-rsid="00286665" style:font-size-asian="10pt" style:font-weight-asian="normal" style:font-weight-complex="normal"/>
    </style:style>
    <style:style style:name="P109" style:family="paragraph" style:parent-style-name="Standard">
      <style:paragraph-properties fo:text-align="start" style:justify-single-word="false"/>
      <style:text-properties style:font-name="Arial1" fo:font-size="16pt" fo:font-weight="bold" style:font-size-asian="16pt" style:font-weight-asian="bold"/>
    </style:style>
    <style:style style:name="P110" style:family="paragraph" style:parent-style-name="Standard">
      <style:paragraph-properties fo:text-align="start" style:justify-single-word="false"/>
      <style:text-properties style:font-name="Courier New"/>
    </style:style>
    <style:style style:name="P111" style:family="paragraph" style:parent-style-name="Standard">
      <style:paragraph-properties fo:text-align="start" style:justify-single-word="false"/>
      <style:text-properties style:font-name="Courier New" fo:font-size="10pt" style:font-size-asian="10pt"/>
    </style:style>
    <style:style style:name="P112" style:family="paragraph" style:parent-style-name="Standard">
      <style:text-properties style:font-name="ArialMT" fo:font-size="10pt" officeooo:paragraph-rsid="0017026e" style:font-size-asian="10pt"/>
    </style:style>
    <style:style style:name="P113" style:family="paragraph" style:parent-style-name="Standard">
      <style:paragraph-properties fo:text-align="start" style:justify-single-word="false"/>
      <style:text-properties style:font-name="ArialMT" fo:font-size="10pt" style:font-size-asian="10pt"/>
    </style:style>
    <style:style style:name="P114" style:family="paragraph" style:parent-style-name="Standard">
      <style:paragraph-properties fo:text-align="start" style:justify-single-word="false"/>
      <style:text-properties style:font-name="ArialMT" fo:font-size="10pt" officeooo:paragraph-rsid="00286665" style:font-size-asian="10pt"/>
    </style:style>
    <style:style style:name="P115" style:family="paragraph" style:parent-style-name="Standard">
      <style:text-properties style:font-name="ArialMT" fo:font-size="10pt" officeooo:paragraph-rsid="0021f9de" style:font-size-asian="10pt"/>
    </style:style>
    <style:style style:name="P116" style:family="paragraph" style:parent-style-name="Standard">
      <style:text-properties style:font-name="ArialMT" fo:font-size="10pt" officeooo:paragraph-rsid="0017026e" style:font-size-asian="10pt" style:font-size-complex="10pt"/>
    </style:style>
    <style:style style:name="P117" style:family="paragraph" style:parent-style-name="Standard">
      <style:text-properties style:font-name="ArialMT" fo:font-size="10pt" officeooo:rsid="005dc59f" officeooo:paragraph-rsid="005dc59f" style:font-size-asian="10pt" style:font-size-complex="10pt"/>
    </style:style>
    <style:style style:name="P118" style:family="paragraph" style:parent-style-name="Standard">
      <style:paragraph-properties fo:text-align="start" style:justify-single-word="false"/>
      <style:text-properties style:font-name="ArialMT" fo:font-size="10pt" officeooo:rsid="002a53af" officeooo:paragraph-rsid="002a53af" style:font-size-asian="10pt"/>
    </style:style>
    <style:style style:name="P119" style:family="paragraph" style:parent-style-name="Standard">
      <style:text-properties style:font-name="ArialMT" fo:font-size="10pt" fo:font-weight="normal" officeooo:rsid="00234ded" officeooo:paragraph-rsid="00234ded" style:font-size-asian="10pt" style:font-weight-asian="normal" style:font-weight-complex="normal"/>
    </style:style>
    <style:style style:name="P120" style:family="paragraph" style:parent-style-name="Standard">
      <style:text-properties style:font-name="ArialMT" fo:font-size="10pt" fo:font-weight="normal" officeooo:rsid="00197d6d" officeooo:paragraph-rsid="00197d6d" style:font-size-asian="10pt" style:font-weight-asian="normal" style:font-size-complex="16pt" style:font-weight-complex="normal"/>
    </style:style>
    <style:style style:name="P121" style:family="paragraph" style:parent-style-name="Standard">
      <style:text-properties style:font-name="ArialMT" fo:font-size="10pt" fo:font-weight="normal" officeooo:rsid="00197d6d" officeooo:paragraph-rsid="005674c0" style:font-size-asian="10pt" style:font-weight-asian="normal" style:font-size-complex="16pt" style:font-weight-complex="normal"/>
    </style:style>
    <style:style style:name="P122" style:family="paragraph" style:parent-style-name="Standard">
      <style:paragraph-properties fo:text-align="start" style:justify-single-word="false"/>
      <style:text-properties style:font-name="ArialMT" fo:font-size="10pt" fo:font-weight="normal" officeooo:rsid="002a53af" officeooo:paragraph-rsid="002a53af" style:font-size-asian="10pt" style:font-weight-asian="normal" style:font-size-complex="16pt" style:font-weight-complex="normal"/>
    </style:style>
    <style:style style:name="P123" style:family="paragraph" style:parent-style-name="Standard">
      <style:paragraph-properties fo:text-align="start" style:justify-single-word="false"/>
      <style:text-properties style:font-name="ArialMT" fo:font-size="10pt" fo:font-weight="normal" officeooo:rsid="002b0c2d" officeooo:paragraph-rsid="002b0c2d" style:font-size-asian="10pt" style:font-weight-asian="normal" style:font-size-complex="16pt" style:font-weight-complex="normal"/>
    </style:style>
    <style:style style:name="P124" style:family="paragraph" style:parent-style-name="Standard">
      <style:paragraph-properties fo:text-align="start" style:justify-single-word="false"/>
      <style:text-properties style:font-name="ArialMT" fo:font-size="10pt" fo:font-weight="normal" officeooo:rsid="002c7b40" officeooo:paragraph-rsid="002c7b40" style:font-size-asian="10pt" style:font-weight-asian="normal" style:font-size-complex="16pt" style:font-weight-complex="normal"/>
    </style:style>
    <style:style style:name="P125" style:family="paragraph" style:parent-style-name="Standard">
      <style:paragraph-properties fo:text-align="start" style:justify-single-word="false"/>
      <style:text-properties style:font-name="ArialMT" fo:font-size="10pt" fo:font-weight="normal" officeooo:rsid="003a3c34" officeooo:paragraph-rsid="003a3c34" style:font-size-asian="10pt" style:font-weight-asian="normal" style:font-size-complex="16pt" style:font-weight-complex="normal"/>
    </style:style>
    <style:style style:name="P126" style:family="paragraph" style:parent-style-name="Standard">
      <style:paragraph-properties fo:text-align="start" style:justify-single-word="false"/>
      <style:text-properties style:font-name="ArialMT" fo:font-size="10pt" fo:font-weight="normal" officeooo:rsid="003b1716" officeooo:paragraph-rsid="003b1716" style:font-size-asian="10pt" style:font-weight-asian="normal" style:font-size-complex="16pt" style:font-weight-complex="normal"/>
    </style:style>
    <style:style style:name="P127" style:family="paragraph" style:parent-style-name="Standard">
      <style:paragraph-properties fo:text-align="start" style:justify-single-word="false"/>
      <style:text-properties style:font-name="ArialMT" fo:font-size="10pt" fo:font-weight="normal" officeooo:rsid="003fb667" officeooo:paragraph-rsid="003fb667" style:font-size-asian="10pt" style:font-weight-asian="normal" style:font-size-complex="16pt" style:font-weight-complex="normal"/>
    </style:style>
    <style:style style:name="P128" style:family="paragraph" style:parent-style-name="Standard">
      <style:paragraph-properties fo:text-align="start" style:justify-single-word="false"/>
      <style:text-properties style:font-name="ArialMT" fo:font-size="10pt" fo:font-weight="bold" officeooo:paragraph-rsid="00286665" style:font-size-asian="10pt" style:font-weight-asian="bold"/>
    </style:style>
    <style:style style:name="P129" style:family="paragraph" style:parent-style-name="Standard">
      <style:paragraph-properties fo:text-align="start" style:justify-single-word="false"/>
      <style:text-properties style:font-name="ArialMT" fo:font-size="10pt" fo:font-weight="bold" officeooo:rsid="002a53af" officeooo:paragraph-rsid="002a53af" style:font-size-asian="10pt" style:font-weight-asian="bold" style:font-size-complex="16pt" style:font-weight-complex="bold"/>
    </style:style>
    <style:style style:name="P130" style:family="paragraph" style:parent-style-name="Standard">
      <style:paragraph-properties fo:text-align="start" style:justify-single-word="false"/>
      <style:text-properties style:font-name="ArialMT" fo:font-size="10pt" fo:font-weight="bold" officeooo:rsid="002b0c2d" officeooo:paragraph-rsid="002b0c2d" style:font-size-asian="10pt" style:font-weight-asian="bold" style:font-size-complex="16pt" style:font-weight-complex="bold"/>
    </style:style>
    <style:style style:name="P131" style:family="paragraph" style:parent-style-name="Standard">
      <style:paragraph-properties fo:text-align="start" style:justify-single-word="false"/>
      <style:text-properties style:font-name="ArialMT" fo:font-size="10pt" fo:font-weight="bold" officeooo:rsid="002b0c2d" officeooo:paragraph-rsid="002c7b01" style:font-size-asian="10pt" style:font-weight-asian="bold" style:font-size-complex="16pt" style:font-weight-complex="bold"/>
    </style:style>
    <style:style style:name="P132" style:family="paragraph" style:parent-style-name="Standard">
      <style:paragraph-properties fo:text-align="start" style:justify-single-word="false"/>
      <style:text-properties style:font-name="CourierNewPSMT" fo:font-size="10pt" style:font-size-asian="10pt"/>
    </style:style>
    <style:style style:name="P133" style:family="paragraph" style:parent-style-name="Standard">
      <style:paragraph-properties fo:text-align="start" style:justify-single-word="false"/>
      <style:text-properties style:font-name="CourierNewPSMT" fo:font-size="10pt" officeooo:paragraph-rsid="00253c3b" style:font-size-asian="10pt"/>
    </style:style>
    <style:style style:name="P134" style:family="paragraph" style:parent-style-name="Standard">
      <style:paragraph-properties fo:text-align="start" style:justify-single-word="false"/>
      <style:text-properties style:font-name="CourierNewPSMT" fo:font-size="10pt" officeooo:paragraph-rsid="00286665" style:font-size-asian="10pt"/>
    </style:style>
    <style:style style:name="P135" style:family="paragraph" style:parent-style-name="Standard">
      <style:text-properties style:font-name="CourierNewPSMT" fo:font-size="10pt" officeooo:paragraph-rsid="0021f9de" style:font-size-asian="10pt"/>
    </style:style>
    <style:style style:name="P136" style:family="paragraph" style:parent-style-name="Standard">
      <style:text-properties style:font-name="CourierNewPSMT" fo:font-size="10pt" officeooo:paragraph-rsid="0017026e" style:font-size-asian="10pt" style:font-size-complex="10pt"/>
    </style:style>
    <style:style style:name="P137" style:family="paragraph" style:parent-style-name="Standard">
      <style:paragraph-properties fo:text-align="start" style:justify-single-word="false"/>
      <style:text-properties style:font-name="CourierNewPSMT" fo:font-size="10pt" officeooo:rsid="00389826" style:font-size-asian="10pt"/>
    </style:style>
    <style:style style:name="P138" style:family="paragraph" style:parent-style-name="Standard">
      <style:text-properties style:font-name="OpenSymbol" fo:font-size="10pt" officeooo:paragraph-rsid="0021f9de" style:font-size-asian="10pt"/>
    </style:style>
    <style:style style:name="P139" style:family="paragraph" style:parent-style-name="Standard">
      <style:paragraph-properties fo:text-align="start" style:justify-single-word="false"/>
      <style:text-properties style:font-name="Arial-BoldMT" fo:font-size="14pt" fo:font-weight="bold" style:font-size-asian="14pt" style:font-weight-asian="bold"/>
    </style:style>
    <style:style style:name="P140" style:family="paragraph" style:parent-style-name="Standard">
      <style:paragraph-properties fo:text-align="start" style:justify-single-word="false"/>
      <style:text-properties officeooo:rsid="00bca16a" officeooo:paragraph-rsid="00389826"/>
    </style:style>
    <style:style style:name="P141" style:family="paragraph" style:parent-style-name="Standard">
      <style:paragraph-properties fo:text-align="start" style:justify-single-word="false"/>
      <style:text-properties officeooo:rsid="012d6fc2" officeooo:paragraph-rsid="00389826"/>
    </style:style>
    <style:style style:name="P142" style:family="paragraph" style:parent-style-name="Standard">
      <style:text-properties officeooo:rsid="012d6fc2" officeooo:paragraph-rsid="00389826"/>
    </style:style>
    <style:style style:name="P143" style:family="paragraph" style:parent-style-name="Standard">
      <style:text-properties officeooo:rsid="012d6fc2" officeooo:paragraph-rsid="0039eac2"/>
    </style:style>
    <style:style style:name="P144" style:family="paragraph" style:parent-style-name="Standard">
      <style:text-properties officeooo:rsid="00bb4bda" officeooo:paragraph-rsid="00389826"/>
    </style:style>
    <style:style style:name="P145" style:family="paragraph" style:parent-style-name="Standard">
      <style:paragraph-properties fo:text-align="start" style:justify-single-word="false"/>
      <style:text-properties officeooo:rsid="00389826" officeooo:paragraph-rsid="00389826"/>
    </style:style>
    <style:style style:name="P146" style:family="paragraph" style:parent-style-name="Standard">
      <style:paragraph-properties fo:text-align="start" style:justify-single-word="false"/>
      <style:text-properties officeooo:rsid="0039eac2" officeooo:paragraph-rsid="0039eac2"/>
    </style:style>
    <style:style style:name="P147" style:family="paragraph" style:parent-style-name="Standard">
      <style:text-properties officeooo:rsid="0039eac2" officeooo:paragraph-rsid="0039eac2"/>
    </style:style>
    <style:style style:name="P148" style:family="paragraph" style:parent-style-name="Standard">
      <style:text-properties officeooo:rsid="003b1716" officeooo:paragraph-rsid="003b1716"/>
    </style:style>
    <style:style style:name="P149" style:family="paragraph" style:parent-style-name="Standard">
      <style:paragraph-properties fo:text-align="start" style:justify-single-word="false"/>
      <style:text-properties officeooo:rsid="003c0735" officeooo:paragraph-rsid="003c0735"/>
    </style:style>
    <style:style style:name="P150" style:family="paragraph" style:parent-style-name="Standard">
      <style:paragraph-properties fo:margin-left="0in" fo:margin-right="0in" fo:text-indent="0in" style:auto-text-indent="false">
        <style:tab-stops/>
      </style:paragraph-properties>
      <style:text-properties style:font-name="Arial" fo:font-size="10pt" fo:font-weight="bold" style:font-name-asian="CMSS10" style:font-size-asian="8.75pt" style:font-weight-asian="bold" style:font-name-complex="CMSS10" style:font-size-complex="10pt" style:font-weight-complex="bold"/>
    </style:style>
    <style:style style:name="P151" style:family="paragraph" style:parent-style-name="Standard">
      <style:paragraph-properties fo:margin-left="0in" fo:margin-right="0in" fo:text-indent="0in" style:auto-text-indent="false" fo:break-before="page">
        <style:tab-stops/>
      </style:paragraph-properties>
      <style:text-properties style:font-name="Arial" fo:font-size="16pt" fo:font-weight="bold" style:font-name-asian="CMSS10" style:font-size-asian="16pt" style:font-weight-asian="bold" style:font-name-complex="CMSS10" style:font-size-complex="16pt" style:font-weight-complex="bold"/>
    </style:style>
    <style:style style:name="P152" style:family="paragraph" style:parent-style-name="Default_7e_LT_7e_Titel">
      <style:paragraph-properties fo:break-before="page"/>
      <style:text-properties style:use-window-font-color="true" loext:opacity="0%" style:font-name="Arial3" fo:font-size="16pt" fo:font-weight="bold" officeooo:paragraph-rsid="0017026e" style:font-name-asian="CMSS8" style:font-size-asian="16pt" style:font-weight-asian="bold" style:font-name-complex="CMSS8" style:font-size-complex="16pt" style:font-weight-complex="bold"/>
    </style:style>
    <style:style style:name="P153" style:family="paragraph" style:parent-style-name="Standard">
      <style:paragraph-properties fo:break-before="page"/>
      <style:text-properties style:font-name="Arial" fo:font-size="16pt" fo:font-weight="bold" officeooo:rsid="00197d6d" officeooo:paragraph-rsid="00197d6d" style:font-size-asian="16pt" style:font-weight-asian="bold" style:font-size-complex="16pt" style:font-weight-complex="bold"/>
    </style:style>
    <style:style style:name="P154" style:family="paragraph" style:parent-style-name="Standard">
      <style:paragraph-properties fo:break-before="page"/>
      <style:text-properties style:use-window-font-color="true" loext:opacity="0%" style:font-name="Arial-BoldMT" fo:font-size="16pt" fo:font-weight="bold" officeooo:rsid="001988ff" officeooo:paragraph-rsid="001988ff" style:font-name-asian="CMSS8" style:font-size-asian="16pt" style:font-weight-asian="bold" style:font-name-complex="CMSS8" style:font-size-complex="10pt"/>
    </style:style>
    <style:style style:name="P155" style:family="paragraph" style:parent-style-name="Standard">
      <style:paragraph-properties fo:break-before="page"/>
      <style:text-properties style:use-window-font-color="true" loext:opacity="0%" style:font-name="Arial1" fo:font-size="16pt" fo:font-weight="bold" officeooo:rsid="001988ff" officeooo:paragraph-rsid="001988ff" style:font-name-asian="CMSS8" style:font-size-asian="16pt" style:font-weight-asian="bold" style:font-name-complex="CMSS8" style:font-size-complex="10pt"/>
    </style:style>
    <style:style style:name="P156" style:family="paragraph" style:parent-style-name="Standard">
      <style:paragraph-properties fo:text-align="start" style:justify-single-word="false" fo:break-before="page"/>
      <style:text-properties style:font-name="Arial-BoldMT" fo:font-size="16pt" fo:font-weight="bold" officeooo:paragraph-rsid="00286665" style:font-size-asian="16pt" style:font-weight-asian="bold"/>
    </style:style>
    <style:style style:name="P157" style:family="paragraph" style:parent-style-name="Standard">
      <style:paragraph-properties fo:text-align="start" style:justify-single-word="false" fo:break-before="page"/>
      <style:text-properties style:font-name="ArialMT" fo:font-size="16pt" fo:font-weight="bold" officeooo:rsid="002a53af" officeooo:paragraph-rsid="002a53af" style:font-size-asian="16pt" style:font-weight-asian="bold" style:font-size-complex="16pt" style:font-weight-complex="bold"/>
    </style:style>
    <style:style style:name="P158" style:family="paragraph" style:parent-style-name="Standard">
      <style:paragraph-properties fo:text-align="start" style:justify-single-word="false" fo:break-before="page"/>
      <style:text-properties fo:font-size="16pt" fo:font-weight="bold" officeooo:rsid="012d6fc2" officeooo:paragraph-rsid="00389826" style:font-size-asian="16pt" style:font-weight-asian="bold" style:font-size-complex="16pt" style:font-weight-complex="bold"/>
    </style:style>
    <style:style style:name="P159" style:family="paragraph" style:parent-style-name="Table_20_Contents">
      <style:text-properties style:font-name="Courier New1"/>
    </style:style>
    <style:style style:name="P160" style:family="paragraph" style:parent-style-name="Table_20_Contents">
      <style:text-properties style:font-name="Courier New1" officeooo:paragraph-rsid="002474dc"/>
    </style:style>
    <style:style style:name="P161" style:family="paragraph" style:parent-style-name="Standard" style:list-style-name="L1">
      <style:text-properties officeooo:paragraph-rsid="0020e9f1"/>
    </style:style>
    <style:style style:name="P162" style:family="paragraph" style:parent-style-name="Standard" style:list-style-name="L1">
      <style:text-properties style:font-name="ArialMT" fo:font-size="10pt" officeooo:paragraph-rsid="0020e9f1" style:font-size-asian="10pt"/>
    </style:style>
    <style:style style:name="P163" style:family="paragraph" style:parent-style-name="Standard" style:list-style-name="L3">
      <style:text-properties style:font-name="ArialMT" fo:font-size="10pt" officeooo:paragraph-rsid="00286665" style:font-size-asian="10pt"/>
    </style:style>
    <style:style style:name="P164" style:family="paragraph" style:parent-style-name="Standard" style:list-style-name="L4">
      <style:paragraph-properties fo:text-align="start" style:justify-single-word="false"/>
      <style:text-properties style:font-name="ArialMT" fo:font-size="10pt" officeooo:paragraph-rsid="00286665" style:font-size-asian="10pt"/>
    </style:style>
    <style:style style:name="P165" style:family="paragraph" style:parent-style-name="Standard" style:list-style-name="L6">
      <style:paragraph-properties fo:text-align="start" style:justify-single-word="false"/>
      <style:text-properties style:font-name="ArialMT" fo:font-size="10pt" officeooo:paragraph-rsid="00286665" style:font-size-asian="10pt"/>
    </style:style>
    <style:style style:name="P166" style:family="paragraph" style:parent-style-name="Standard">
      <style:paragraph-properties fo:text-align="start" style:justify-single-word="false"/>
      <style:text-properties style:font-name="ArialMT" fo:font-size="10pt" officeooo:rsid="0070ad64" officeooo:paragraph-rsid="0070ad64" style:font-size-asian="10pt"/>
    </style:style>
    <style:style style:name="P167" style:family="paragraph" style:parent-style-name="Standard">
      <style:paragraph-properties fo:text-align="start" style:justify-single-word="false"/>
      <style:text-properties style:font-name="ArialMT" fo:font-size="10pt" fo:font-weight="normal" officeooo:rsid="002c7b40" officeooo:paragraph-rsid="0070ad64" style:font-size-asian="10pt" style:font-weight-asian="normal" style:font-size-complex="16pt" style:font-weight-complex="normal"/>
    </style:style>
    <style:style style:name="P168" style:family="paragraph" style:parent-style-name="Standard">
      <style:paragraph-properties fo:text-align="start" style:justify-single-word="false"/>
      <style:text-properties style:font-name="ArialMT" fo:font-size="10pt" fo:font-weight="normal" officeooo:rsid="0070ad64" officeooo:paragraph-rsid="0070ad64" style:font-size-asian="10pt" style:font-weight-asian="normal" style:font-size-complex="16pt" style:font-weight-complex="normal"/>
    </style:style>
    <style:style style:name="P169" style:family="paragraph" style:parent-style-name="Standard" style:list-style-name="L1">
      <style:text-properties fo:color="#000000" loext:opacity="100%" style:text-outline="false" style:text-line-through-style="none" style:text-line-through-type="none" style:text-position="0% 100%" style:font-name="ArialMT" fo:font-size="10pt" fo:font-style="normal" fo:text-shadow="none" style:text-underline-style="none" fo:font-weight="normal" officeooo:rsid="0017026e" officeooo:paragraph-rsid="0020e9f1" style:font-name-asian="Courier New1" style:font-size-asian="10pt" style:font-style-asian="normal" style:font-weight-asian="normal" style:font-name-complex="Courier New1" style:font-size-complex="10pt" style:font-style-complex="normal" style:font-weight-complex="normal"/>
    </style:style>
    <style:style style:name="P170"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11pt" fo:font-style="normal" fo:text-shadow="none" style:text-underline-style="none" fo:font-weight="normal" officeooo:paragraph-rsid="006ffa3b"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11pt" fo:font-style="normal" fo:text-shadow="none" style:text-underline-style="none" fo:font-weight="normal" officeooo:paragraph-rsid="0070ad64"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Standard" style:list-style-name="L2">
      <style:text-properties officeooo:paragraph-rsid="0021f9de"/>
    </style:style>
    <style:style style:name="P173" style:family="paragraph" style:parent-style-name="Standard" style:list-style-name="L2">
      <style:text-properties style:font-name="CourierNewPSMT" fo:font-size="10pt" officeooo:paragraph-rsid="0021f9de" style:font-size-asian="10pt"/>
    </style:style>
    <style:style style:name="P174" style:family="paragraph" style:parent-style-name="Standard">
      <style:paragraph-properties fo:text-align="start" style:justify-single-word="false"/>
      <style:text-properties style:use-window-font-color="true" loext:opacity="0%" style:font-name="Courier New1" fo:font-size="11pt" fo:font-weight="normal" officeooo:rsid="004ea39d" style:font-name-asian="CMSS8" style:font-size-asian="11pt" style:font-weight-asian="normal" style:font-name-complex="CMSS8" style:font-size-complex="11pt" style:font-weight-complex="normal"/>
    </style:style>
    <style:style style:name="P175" style:family="paragraph" style:parent-style-name="Standard">
      <style:text-properties style:use-window-font-color="true" loext:opacity="0%" style:font-name="ArialMT" fo:font-size="10pt" officeooo:paragraph-rsid="0017026e" style:font-name-asian="CMSS8" style:font-size-asian="10pt" style:font-name-complex="CMSS8" style:font-size-complex="10pt"/>
    </style:style>
    <style:style style:name="P176" style:family="paragraph" style:parent-style-name="Standard" style:list-style-name="L4">
      <style:paragraph-properties fo:text-align="start" style:justify-single-word="false"/>
      <style:text-properties officeooo:paragraph-rsid="00286665"/>
    </style:style>
    <style:style style:name="P177" style:family="paragraph" style:parent-style-name="Standard" style:list-style-name="L6">
      <style:paragraph-properties fo:text-align="start" style:justify-single-word="false"/>
      <style:text-properties officeooo:paragraph-rsid="00286665"/>
    </style:style>
    <style:style style:name="P178" style:family="paragraph" style:parent-style-name="Standard" style:list-style-name="L5">
      <style:paragraph-properties fo:text-align="start" style:justify-single-word="false"/>
      <style:text-properties style:font-name="Courier New1" fo:font-size="10pt" officeooo:paragraph-rsid="00286665" style:font-size-asian="10pt"/>
    </style:style>
    <style:style style:name="P179" style:family="paragraph" style:parent-style-name="Standard">
      <style:paragraph-properties fo:text-align="start" style:justify-single-word="false"/>
      <style:text-properties style:font-name="Courier New1" fo:font-size="11pt" officeooo:paragraph-rsid="006ffa3b" style:font-size-asian="11pt" style:font-size-complex="11pt"/>
    </style:style>
    <style:style style:name="P180" style:family="paragraph" style:parent-style-name="Standard">
      <style:paragraph-properties fo:text-align="start" style:justify-single-word="false"/>
      <style:text-properties style:font-name="Courier New1" fo:font-size="11pt" officeooo:paragraph-rsid="0070ad64" style:font-size-asian="11pt" style:font-size-complex="11pt"/>
    </style:style>
    <style:style style:name="P181" style:family="paragraph" style:parent-style-name="Standard">
      <style:paragraph-properties fo:text-align="start" style:justify-single-word="false"/>
      <style:text-properties style:font-name="Courier New1" fo:font-size="11pt" officeooo:rsid="002a53af" officeooo:paragraph-rsid="002c7b01" style:font-size-asian="11pt" style:font-size-complex="11pt"/>
    </style:style>
    <style:style style:name="P182" style:family="paragraph" style:parent-style-name="Standard">
      <style:paragraph-properties fo:text-align="start" style:justify-single-word="false"/>
      <style:text-properties style:font-name="Courier New1" fo:font-size="11pt" officeooo:rsid="002a53af" officeooo:paragraph-rsid="0070ad64" style:font-size-asian="11pt" style:font-size-complex="11pt"/>
    </style:style>
    <style:style style:name="P183" style:family="paragraph" style:parent-style-name="Standard">
      <style:paragraph-properties fo:text-align="start" style:justify-single-word="false"/>
      <style:text-properties style:font-name="Arial3" fo:font-size="10pt" fo:font-weight="normal" officeooo:rsid="002cccf7" officeooo:paragraph-rsid="0070ad64" style:font-size-asian="10pt" style:font-weight-asian="normal" style:font-size-complex="16pt" style:font-weight-complex="normal"/>
    </style:style>
    <style:style style:name="P184" style:family="paragraph">
      <loext:graphic-properties draw:fill="none"/>
    </style:style>
    <style:style style:name="P185" style:family="paragraph">
      <loext:graphic-properties draw:fill="none" draw:fill-color="#ffffff"/>
      <style:paragraph-properties style:writing-mode="lr-tb"/>
      <style:text-properties style:font-name="Arial3" fo:font-size="10pt" style:font-size-asian="10pt" style:font-size-complex="10pt"/>
    </style:style>
    <style:style style:name="P186" style:family="paragraph">
      <style:paragraph-properties fo:text-align="center"/>
    </style:style>
    <style:style style:name="P187" style:family="paragraph">
      <loext:graphic-properties draw:fill="none" draw:fill-color="#ffffff"/>
      <style:paragraph-properties style:writing-mode="lr-tb"/>
    </style:style>
    <style:style style:name="P188" style:family="paragraph">
      <style:paragraph-properties fo:text-align="center" style:writing-mode="lr-tb"/>
      <style:text-properties style:font-name="Arial3" fo:font-size="11pt" style:font-size-asian="11pt" style:font-size-complex="11pt"/>
    </style:style>
    <style:style style:name="P189" style:family="paragraph">
      <loext:graphic-properties draw:fill="solid" draw:fill-color="#ffffff"/>
      <style:paragraph-properties fo:text-align="center" style:writing-mode="lr-tb"/>
      <style:text-properties style:font-name="Arial3" fo:font-size="11pt" style:font-size-asian="11pt" style:font-size-complex="11pt"/>
    </style:style>
    <style:style style:name="T1" style:family="text">
      <style:text-properties officeooo:rsid="0017026e"/>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4pt" fo:font-weight="bold" style:font-size-asian="14pt" style:font-weight-asian="bold"/>
    </style:style>
    <style:style style:name="T6" style:family="text">
      <style:text-properties fo:font-size="16pt" fo:font-weight="bold" style:font-size-asian="16pt" style:font-weight-asian="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bold" officeooo:rsid="0069d6fe" style:font-size-asian="16pt" style:font-weight-asian="bold"/>
    </style:style>
    <style:style style:name="T9" style:family="text">
      <style:text-properties style:font-name="Courier New1"/>
    </style:style>
    <style:style style:name="T10" style:family="text">
      <style:text-properties style:font-name="Courier New1" officeooo:rsid="0020e9f1"/>
    </style:style>
    <style:style style:name="T11" style:family="text">
      <style:text-properties style:font-name="Courier New1" fo:font-size="10pt" fo:font-weight="normal" style:font-size-asian="10pt" style:font-weight-asian="normal" style:font-weight-complex="normal"/>
    </style:style>
    <style:style style:name="T12" style:family="text">
      <style:text-properties style:font-name="Courier New1" officeooo:rsid="002c7b40"/>
    </style:style>
    <style:style style:name="T13" style:family="text">
      <style:text-properties style:font-name="Courier New1" officeooo:rsid="00389826"/>
    </style:style>
    <style:style style:name="T14" style:family="text">
      <style:text-properties style:font-name="Courier New1" officeooo:rsid="012d6fc2"/>
    </style:style>
    <style:style style:name="T15" style:family="text">
      <style:text-properties style:font-name="Courier New1" officeooo:rsid="005419f0"/>
    </style:style>
    <style:style style:name="T16" style:family="text">
      <style:text-properties officeooo:rsid="001abd40"/>
    </style:style>
    <style:style style:name="T17" style:family="text">
      <style:text-properties fo:color="#000000" loext:opacity="100%" style:text-outline="false" style:text-line-through-style="none" style:text-line-through-type="none" style:text-position="0% 100%" style:font-name="ArialMT" fo:font-size="10pt" fo:font-style="normal" fo:text-shadow="none" style:text-underline-style="none" fo:font-weight="normal" officeooo:rsid="0017026e" style:font-name-asian="Courier New1" style:font-size-asian="10pt" style:font-style-asian="normal" style:font-weight-asian="normal" style:font-name-complex="Courier New1" style:font-size-complex="10pt" style:font-style-complex="normal" style:font-weight-complex="normal"/>
    </style:style>
    <style:style style:name="T18" style:family="text">
      <style:text-properties fo:color="#000000" loext:opacity="100%" style:text-outline="false" style:text-line-through-style="none" style:text-line-through-type="none" style:text-position="0% 100%" style:font-name="ArialMT" fo:font-size="10pt" fo:font-style="normal" fo:text-shadow="none" style:text-underline-style="none" fo:font-weight="normal" officeooo:rsid="0020e9f1" style:font-name-asian="Courier New1" style:font-size-asian="10pt" style:font-style-asian="normal" style:font-weight-asian="normal" style:font-name-complex="Courier New1" style:font-size-complex="10pt" style:font-style-complex="normal" style:font-weight-complex="normal"/>
    </style:style>
    <style:style style:name="T19" style:family="text">
      <style:text-properties style:font-name="ArialMT"/>
    </style:style>
    <style:style style:name="T20" style:family="text">
      <style:text-properties style:font-name="ArialMT" fo:font-size="10pt" style:font-size-asian="10pt"/>
    </style:style>
    <style:style style:name="T21" style:family="text">
      <style:text-properties style:font-name="ArialMT" fo:font-size="10pt" officeooo:rsid="002474dc" style:font-size-asian="10pt"/>
    </style:style>
    <style:style style:name="T22" style:family="text">
      <style:text-properties style:font-name="ArialMT" fo:font-size="10pt" officeooo:rsid="005dc59f" style:font-size-asian="10pt"/>
    </style:style>
    <style:style style:name="T23" style:family="text">
      <style:text-properties style:font-name="ArialMT" fo:font-size="10pt" officeooo:rsid="005e9af6" style:font-size-asian="10pt"/>
    </style:style>
    <style:style style:name="T24" style:family="text">
      <style:text-properties style:font-name="ArialMT" fo:font-size="10pt" officeooo:rsid="00626e76" style:font-size-asian="10pt"/>
    </style:style>
    <style:style style:name="T25" style:family="text">
      <style:text-properties style:font-name="ArialMT" fo:font-size="10pt" officeooo:rsid="0063ba0f" style:font-size-asian="10pt"/>
    </style:style>
    <style:style style:name="T26" style:family="text">
      <style:text-properties style:font-name="ArialMT" fo:font-size="10pt" officeooo:rsid="0065e2a2" style:font-size-asian="10pt"/>
    </style:style>
    <style:style style:name="T27" style:family="text">
      <style:text-properties style:font-name="ArialMT" fo:font-size="10pt" fo:font-weight="normal" style:font-size-asian="10pt" style:font-weight-asian="normal" style:font-weight-complex="normal"/>
    </style:style>
    <style:style style:name="T28" style:family="text">
      <style:text-properties style:font-name="ArialMT" fo:font-size="10pt" fo:font-weight="bold" style:font-size-asian="10pt" style:font-weight-asian="bold"/>
    </style:style>
    <style:style style:name="T29" style:family="text">
      <style:text-properties style:font-name="ArialMT" officeooo:rsid="0060f26b"/>
    </style:style>
    <style:style style:name="T30" style:family="text">
      <style:text-properties officeooo:rsid="0020e9f1"/>
    </style:style>
    <style:style style:name="T31" style:family="text">
      <style:text-properties style:font-name="CourierNewPSMT"/>
    </style:style>
    <style:style style:name="T32" style:family="text">
      <style:text-properties style:font-name="CourierNewPSMT" fo:font-size="10pt" style:font-size-asian="10pt"/>
    </style:style>
    <style:style style:name="T33" style:family="text">
      <style:text-properties style:font-name="CourierNewPSMT" fo:font-size="10pt" officeooo:rsid="0021f9de" style:font-size-asian="10pt"/>
    </style:style>
    <style:style style:name="T34" style:family="text">
      <style:text-properties style:font-name="CourierNewPSMT" fo:font-size="10pt" officeooo:rsid="0026ea3f" style:font-size-asian="10pt"/>
    </style:style>
    <style:style style:name="T35" style:family="text">
      <style:text-properties style:font-name="CourierNewPSMT" fo:font-size="10pt" officeooo:rsid="00286665" style:font-size-asian="10pt"/>
    </style:style>
    <style:style style:name="T36" style:family="text">
      <style:text-properties style:font-name="CourierNewPSMT" fo:font-size="10pt" officeooo:rsid="00626e76" style:font-size-asian="10pt"/>
    </style:style>
    <style:style style:name="T37" style:family="text">
      <style:text-properties style:font-name="Arial3"/>
    </style:style>
    <style:style style:name="T38" style:family="text">
      <style:text-properties style:font-name="Arial3" fo:font-size="10pt" style:font-size-asian="10pt"/>
    </style:style>
    <style:style style:name="T39" style:family="text">
      <style:text-properties style:font-name="Arial3" fo:font-size="10pt" officeooo:rsid="00626e76" style:font-size-asian="10pt"/>
    </style:style>
    <style:style style:name="T40" style:family="text">
      <style:text-properties style:font-name="Arial3" fo:font-size="10pt" fo:font-weight="normal" style:font-size-asian="10pt" style:font-weight-asian="normal" style:font-weight-complex="normal"/>
    </style:style>
    <style:style style:name="T41" style:family="text">
      <style:text-properties style:font-name="Arial3" fo:font-weight="normal" style:font-weight-asian="normal" style:font-size-complex="16pt" style:font-weight-complex="normal"/>
    </style:style>
    <style:style style:name="T42" style:family="text">
      <style:text-properties style:font-name="Arial3" officeooo:rsid="002ea68d"/>
    </style:style>
    <style:style style:name="T43" style:family="text">
      <style:text-properties style:font-name="Arial3" fo:font-size="16pt" fo:font-weight="bold" style:font-size-asian="16pt" style:font-weight-asian="bold"/>
    </style:style>
    <style:style style:name="T44" style:family="text">
      <style:text-properties style:font-name="Arial3" officeooo:rsid="006fc3a6"/>
    </style:style>
    <style:style style:name="T45" style:family="text">
      <style:text-properties style:font-name="Arial-BoldMT" fo:font-size="16pt" fo:font-weight="bold" style:font-size-asian="16pt" style:font-weight-asian="bold"/>
    </style:style>
    <style:style style:name="T46" style:family="text">
      <style:text-properties style:font-name="Arial-BoldMT" fo:font-size="16pt" fo:font-weight="bold" style:font-size-asian="16pt" style:font-weight-asian="bold" style:font-size-complex="16pt"/>
    </style:style>
    <style:style style:name="T47" style:family="text">
      <style:text-properties style:font-name="Arial-BoldMT" fo:font-size="16pt" fo:font-weight="bold" officeooo:rsid="005c26ea" style:font-size-asian="16pt" style:font-weight-asian="bold"/>
    </style:style>
    <style:style style:name="T48" style:family="text">
      <style:text-properties style:font-name="Arial-BoldMT" fo:font-size="14pt" fo:font-weight="bold" style:font-size-asian="14pt" style:font-weight-asian="bold"/>
    </style:style>
    <style:style style:name="T49" style:family="text">
      <style:text-properties style:font-name="Arial-BoldMT" fo:font-weight="bold" style:font-weight-asian="bold"/>
    </style:style>
    <style:style style:name="T50" style:family="text">
      <style:text-properties style:font-name="Arial-BoldMT" fo:font-weight="normal" officeooo:rsid="0059e16f" style:font-weight-asian="normal" style:font-weight-complex="normal"/>
    </style:style>
    <style:style style:name="T51" style:family="text">
      <style:text-properties officeooo:rsid="002474dc"/>
    </style:style>
    <style:style style:name="T52" style:family="text">
      <style:text-properties fo:font-size="15pt" fo:font-weight="bold" style:font-size-asian="15pt" style:font-weight-asian="bold" style:font-size-complex="15pt" style:font-weight-complex="bold"/>
    </style:style>
    <style:style style:name="T53" style:family="text">
      <style:text-properties style:use-window-font-color="true" loext:opacity="0%" style:font-name="Arial-BoldMT" fo:font-size="16pt" fo:font-weight="bold" style:font-name-asian="CMSS8" style:font-size-asian="16pt" style:font-weight-asian="bold" style:font-name-complex="CMSS8" style:font-size-complex="10pt"/>
    </style:style>
    <style:style style:name="T54" style:family="text">
      <style:text-properties style:use-window-font-color="true" loext:opacity="0%" style:font-name="ArialMT" fo:font-size="10pt" style:font-name-asian="CMSS8" style:font-size-asian="10pt" style:font-name-complex="CMSS8" style:font-size-complex="10pt"/>
    </style:style>
    <style:style style:name="T55" style:family="text">
      <style:text-properties style:use-window-font-color="true" loext:opacity="0%" style:font-name="ArialMT" fo:font-size="10pt" officeooo:rsid="001988ff" style:font-name-asian="CMSS8" style:font-size-asian="10pt" style:font-name-complex="CMSS8" style:font-size-complex="10pt"/>
    </style:style>
    <style:style style:name="T56" style:family="text">
      <style:text-properties style:use-window-font-color="true" loext:opacity="0%" style:font-name="ArialMT" fo:font-size="10pt" fo:font-weight="normal" officeooo:rsid="001988ff" style:font-name-asian="CMSS8" style:font-size-asian="10pt" style:font-weight-asian="normal" style:font-name-complex="CMSS8" style:font-size-complex="10pt" style:font-weight-complex="normal"/>
    </style:style>
    <style:style style:name="T57" style:family="text">
      <style:text-properties style:use-window-font-color="true" loext:opacity="0%" style:font-name="CourierNewPSMT" fo:font-size="10pt" style:font-name-asian="CMSS8" style:font-size-asian="10pt" style:font-name-complex="CMSS8" style:font-size-complex="10pt"/>
    </style:style>
    <style:style style:name="T58" style:family="text">
      <style:text-properties style:use-window-font-color="true" loext:opacity="0%" fo:font-weight="normal" officeooo:rsid="001988ff" style:font-name-asian="CMSS8" style:font-weight-asian="normal" style:font-name-complex="CMSS8" style:font-weight-complex="normal"/>
    </style:style>
    <style:style style:name="T59" style:family="text">
      <style:text-properties style:use-window-font-color="true" loext:opacity="0%" fo:font-weight="normal" officeooo:rsid="004ea39d" style:font-name-asian="CMSS8" style:font-weight-asian="normal" style:font-name-complex="CMSS8" style:font-weight-complex="normal"/>
    </style:style>
    <style:style style:name="T60" style:family="text">
      <style:text-properties style:use-window-font-color="true" loext:opacity="0%" fo:font-weight="normal" officeooo:rsid="0050284d" style:font-name-asian="CMSS8" style:font-weight-asian="normal" style:font-name-complex="CMSS8" style:font-weight-complex="normal"/>
    </style:style>
    <style:style style:name="T61" style:family="text">
      <style:text-properties style:use-window-font-color="true" loext:opacity="0%" fo:font-weight="normal" officeooo:rsid="001988ff" style:font-name-asian="CMSS8" style:font-weight-asian="normal" style:font-name-complex="CMSS8" style:font-size-complex="10pt" style:font-weight-complex="normal"/>
    </style:style>
    <style:style style:name="T62" style:family="text">
      <style:text-properties style:use-window-font-color="true" loext:opacity="0%" style:font-name="Arial3" fo:font-size="10pt" style:font-name-asian="CMSS8" style:font-size-asian="10pt" style:font-name-complex="CMSS8" style:font-size-complex="10pt"/>
    </style:style>
    <style:style style:name="T63" style:family="text">
      <style:text-properties style:use-window-font-color="true" loext:opacity="0%" style:font-name="Arial3" fo:font-size="16pt" fo:font-weight="bold" style:font-name-asian="CMSS8" style:font-size-asian="16pt" style:font-weight-asian="bold" style:font-name-complex="CMSS8" style:font-size-complex="10pt"/>
    </style:style>
    <style:style style:name="T64" style:family="text">
      <style:text-properties style:use-window-font-color="true" loext:opacity="0%" fo:font-weight="bold" style:font-name-asian="CMSS8" style:font-weight-asian="bold" style:font-name-complex="CMSS8"/>
    </style:style>
    <style:style style:name="T65" style:family="text">
      <style:text-properties style:font-name="Arial1"/>
    </style:style>
    <style:style style:name="T66" style:family="text">
      <style:text-properties style:font-name="Arial1" fo:font-size="10pt" style:font-size-asian="10pt"/>
    </style:style>
    <style:style style:name="T67" style:family="text">
      <style:text-properties style:font-name="Arial1" fo:font-weight="bold" style:font-weight-asian="bold"/>
    </style:style>
    <style:style style:name="T68" style:family="text">
      <style:text-properties officeooo:rsid="002a53af"/>
    </style:style>
    <style:style style:name="T69" style:family="text">
      <style:text-properties fo:font-weight="normal" style:font-weight-asian="normal" style:font-weight-complex="normal"/>
    </style:style>
    <style:style style:name="T70" style:family="text">
      <style:text-properties fo:font-weight="bold" style:font-weight-asian="bold"/>
    </style:style>
    <style:style style:name="T71" style:family="text">
      <style:text-properties officeooo:rsid="002c7b01"/>
    </style:style>
    <style:style style:name="T72" style:family="text">
      <style:text-properties officeooo:rsid="002c7b40"/>
    </style:style>
    <style:style style:name="T73" style:family="text">
      <style:text-properties officeooo:rsid="00376480"/>
    </style:style>
    <style:style style:name="T74" style:family="text">
      <style:text-properties officeooo:rsid="012d6fc2"/>
    </style:style>
    <style:style style:name="T75" style:family="text">
      <style:text-properties officeooo:rsid="00389826"/>
    </style:style>
    <style:style style:name="T76" style:family="text">
      <style:text-properties officeooo:rsid="0039eac2"/>
    </style:style>
    <style:style style:name="T77" style:family="text">
      <style:text-properties officeooo:rsid="003a3c34"/>
    </style:style>
    <style:style style:name="T78" style:family="text">
      <style:text-properties officeooo:rsid="003c0735"/>
    </style:style>
    <style:style style:name="T79" style:family="text">
      <style:text-properties officeooo:rsid="003dbe9a"/>
    </style:style>
    <style:style style:name="T80" style:family="text">
      <style:text-properties officeooo:rsid="003fb667"/>
    </style:style>
    <style:style style:name="T81" style:family="text">
      <style:text-properties officeooo:rsid="0040c701"/>
    </style:style>
    <style:style style:name="T82" style:family="text">
      <style:text-properties style:font-name="courArial"/>
    </style:style>
    <style:style style:name="T83" style:family="text">
      <style:text-properties officeooo:rsid="00426047"/>
    </style:style>
    <style:style style:name="T84" style:family="text">
      <style:text-properties officeooo:rsid="0046b4cb"/>
    </style:style>
    <style:style style:name="T85" style:family="text">
      <style:text-properties officeooo:rsid="0049ae81"/>
    </style:style>
    <style:style style:name="T86" style:family="text">
      <style:text-properties officeooo:rsid="0059bb0c"/>
    </style:style>
    <style:style style:name="T87" style:family="text">
      <style:text-properties officeooo:rsid="0060f26b"/>
    </style:style>
    <style:style style:name="T88" style:family="text">
      <style:text-properties officeooo:rsid="00622b3e"/>
    </style:style>
    <style:style style:name="T89" style:family="text">
      <style:text-properties officeooo:rsid="00645f81"/>
    </style:style>
    <style:style style:name="T90" style:family="text">
      <style:text-properties officeooo:rsid="00655662"/>
    </style:style>
    <style:style style:name="T91" style:family="text">
      <style:text-properties officeooo:rsid="00675502"/>
    </style:style>
    <style:style style:name="T92" style:family="text">
      <style:text-properties officeooo:rsid="006b41be"/>
    </style:style>
    <style:style style:name="T93" style:family="text">
      <style:text-properties officeooo:rsid="006d0e2d"/>
    </style:style>
    <style:style style:name="T94" style:family="text">
      <style:text-properties style:font-name="Courier New1"/>
    </style:style>
    <style:style style:name="T95" style:family="text">
      <style:text-properties style:font-name="Courier New1" officeooo:rsid="006ffa3b"/>
    </style:style>
    <style:style style:name="T96" style:family="text">
      <style:text-properties officeooo:rsid="006ffa3b"/>
    </style:style>
    <style:style style:name="T97" style:family="text">
      <style:text-properties officeooo:rsid="0070ad64"/>
    </style:style>
    <style:style style:name="T98" style:family="text">
      <style:text-properties style:font-name="Arial3"/>
    </style:style>
    <style:style style:name="T99" style:family="text">
      <style:text-properties officeooo:rsid="0072db5d"/>
    </style:style>
    <style:style style:name="T100" style:family="text">
      <style:text-properties style:font-name="Arial3" fo:font-size="10pt" style:font-size-asian="10pt" style:font-size-complex="10pt"/>
    </style:style>
    <style:style style:name="T101" style:family="text">
      <style:text-properties style:font-name="Courier New1" fo:font-size="10pt" style:font-size-asian="10pt" style:font-size-complex="10pt"/>
    </style:style>
    <style:style style:name="T102" style:family="text">
      <style:text-properties style:font-name="Arial3" fo:font-size="11pt" style:font-size-asian="11pt" style:font-size-complex="11pt"/>
    </style:style>
    <style:style style:name="T103" style:family="text">
      <style:text-properties style:font-name="Courier New1" fo:font-size="11pt" style:font-size-asian="11pt" style:font-size-complex="11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2799in" fo:min-width="0.2402in" style:run-through="foreground"/>
    </style:style>
    <style:style style:name="gr3" style:family="graphic">
      <style:graphic-properties draw:stroke="none" svg:stroke-color="#000000" draw:fill="none" draw:fill-color="#ffffff" fo:min-height="0.4165in" style:run-through="foreground"/>
      <style:paragraph-properties style:writing-mode="lr-tb"/>
    </style:style>
    <style:style style:name="gr4" style:family="graphic">
      <style:graphic-properties draw:fill="none" draw:textarea-horizontal-align="justify" draw:textarea-vertical-align="middle" draw:auto-grow-height="false" fo:min-height="0.3654in" fo:min-width="0.8252in" style:run-through="foreground"/>
    </style:style>
    <style:style style:name="gr5" style:family="graphic">
      <style:graphic-properties draw:marker-end="Arrow" draw:marker-end-width="0.0693in" draw:textarea-horizontal-align="center" draw:textarea-vertical-align="middle" style:run-through="foreground"/>
    </style:style>
    <style:style style:name="gr6" style:family="graphic">
      <style:graphic-properties draw:stroke="solid" svg:stroke-width="0.0402in" svg:stroke-color="#ff0000" draw:marker-start-width="0.2602in" draw:marker-end-width="0.2602in" draw:fill="none" draw:fill-color="#ffffff" fo:min-height="0.8244in" fo:padding-top="0.0201in" fo:padding-bottom="0.0201in" fo:padding-left="0.0201in" fo:padding-right="0.0201in" style:run-through="foreground"/>
      <style:paragraph-properties style:writing-mode="lr-tb"/>
    </style:style>
    <style:style style:name="gr7" style:family="graphic">
      <style:graphic-properties draw:stroke="solid" svg:stroke-width="0.0402in" svg:stroke-color="#ff0000" draw:marker-start-width="0.2602in" draw:marker-end-width="0.2602in" draw:fill="none" draw:fill-color="#ffffff" fo:min-height="0.6646in" fo:padding-top="0.0201in" fo:padding-bottom="0.0201in" fo:padding-left="0.0201in" fo:padding-right="0.0201in" style:run-through="foreground"/>
      <style:paragraph-properties style:writing-mode="lr-tb"/>
    </style:style>
    <style:style style:name="gr8" style:family="graphic">
      <style:graphic-properties draw:stroke="dash" draw:stroke-dash="Fine_20_Dashed" svg:stroke-width="0.0402in" svg:stroke-color="#ff0000" draw:marker-start-width="0.2602in" draw:marker-end-width="0.2602in" draw:textarea-horizontal-align="center" draw:textarea-vertical-align="middle" fo:padding-top="0.0201in" fo:padding-bottom="0.0201in" fo:padding-left="0.0201in" fo:padding-right="0.0201in" draw:shadow-offset-x="0.1201in" draw:shadow-offset-y="0.1201in" style:run-through="foreground"/>
    </style:style>
    <style:style style:name="gr9" style:family="graphic">
      <style:graphic-properties svg:stroke-width="0.0402in" svg:stroke-color="#ff3333" draw:marker-start-width="0.2602in" draw:marker-end="Arrow" draw:marker-end-width="0.12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02in" svg:stroke-color="#ff3333" draw:marker-start-width="0.2602in" draw:marker-end-width="0.2602in" draw:fill="solid" draw:fill-color="#ffffff" draw:textarea-horizontal-align="justify" draw:textarea-vertical-align="middle" draw:auto-grow-height="false" fo:min-height="0.3307in" fo:min-width="1.339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402in" svg:stroke-color="#ff3333" draw:marker-start-width="0.2602in" draw:marker-end-width="0.2602in" draw:fill="solid" draw:fill-color="#ffffff" draw:textarea-horizontal-align="justify" draw:textarea-vertical-align="middle" draw:auto-grow-height="false" fo:min-height="0.3307in" fo:min-width="1.5118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8</text:span>1. <text:span text:style-name="T1">Polymorphism</text:span></text:p>
      <text:p text:style-name="P11"/>
      <text:p text:style-name="P11"/>
      <text:p text:style-name="P14">Objectives</text:p>
      <text:p text:style-name="P12"/>
      <text:list xml:id="list107597289" text:style-name="L1">
        <text:list-item>
          <text:p text:style-name="P161"><text:span text:style-name="T17">Write virtual method</text:span><text:span text:style-name="T18">s</text:span></text:p>
        </text:list-item>
        <text:list-item>
          <text:p text:style-name="P162">Understand and use polymorphism</text:p>
        </text:list-item>
        <text:list-item>
          <text:p text:style-name="P169">Understand and use virtual destructor</text:p>
        </text:list-item>
      </text:list>
      <text:p text:style-name="P4"/>
      <text:p text:style-name="P3"/>
      <text:p text:style-name="P3"/>
      <text:p text:style-name="P151">Constructor</text:p>
      <text:p text:style-name="P150"/>
      <text:p text:style-name="P15"><text:span text:style-name="T7">Polymorphism</text:span><text:span text:style-name="T3"> = “many forms”</text:span></text:p>
      <text:p text:style-name="P13"/>
      <text:p text:style-name="P15">VERY IMPORTANT!!! LISTEN!!!</text:p>
      <text:p text:style-name="P15"/>
      <text:p text:style-name="P15">Suppose class <text:span text:style-name="T9">C</text:span> is a subclass of <text:span text:style-name="T9">P</text:span>. You already know that the following is valid:</text:p>
      <text:p text:style-name="P15"/>
      <text:p text:style-name="P19"><text:tab/><text:span text:style-name="T9">C c; </text:span></text:p>
      <text:p text:style-name="P19"><text:span text:style-name="T9"><text:tab/></text:span><text:span text:style-name="T10">P p;</text:span></text:p>
      <text:p text:style-name="P27"><text:tab/>p = c;</text:p>
      <text:p text:style-name="P15"/>
      <text:p text:style-name="P23">However the following will not compile:</text:p>
      <text:p text:style-name="P23"/>
      <text:p text:style-name="P23"><text:tab/><text:span text:style-name="T9">c = p;</text:span></text:p>
      <text:p text:style-name="P23"/>
      <text:p text:style-name="P15">In particular the following is also valid:</text:p>
      <text:p text:style-name="P15"/>
      <text:p text:style-name="P19"><text:tab/><text:span text:style-name="T9">C c; </text:span></text:p>
      <text:p text:style-name="P27"><text:tab/>P * p = &amp;c; // p points to c</text:p>
      <text:p text:style-name="P15"/>
      <text:p text:style-name="P15">And this is also valid:</text:p>
      <text:p text:style-name="P15"/>
      <text:p text:style-name="P20"><text:tab/><text:span text:style-name="T9">C c; </text:span></text:p>
      <text:p text:style-name="P28"><text:tab/>P &amp; <text:span text:style-name="T30">ref</text:span> = c; // <text:span text:style-name="T30">ref</text:span> references c</text:p>
      <text:p text:style-name="P13"/>
      <text:p text:style-name="P21">Suppose both <text:span text:style-name="T9">P</text:span> and <text:span text:style-name="T9">C</text:span> have methods <text:span text:style-name="T9">f()</text:span>. If I call</text:p>
      <text:p text:style-name="P15"/>
      <text:p text:style-name="P15"><text:tab/><text:span text:style-name="T9">p-&gt;f();</text:span></text:p>
      <text:p text:style-name="P19"><text:tab/></text:p>
      <text:p text:style-name="P22"><text:span text:style-name="T30">w</text:span>hich <text:span text:style-name="T9">f()</text:span> is invoked? (<text:span text:style-name="T16">o</text:span>r <text:span text:style-name="T10">ref</text:span><text:span text:style-name="T9">.f()</text:span> in the case where <text:span text:style-name="T10">re</text:span><text:span text:style-name="T15">f</text:span> is a reference).</text:p>
      <text:p text:style-name="P22"/>
      <text:p text:style-name="P23">All you need to do is to do this experimen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1"><text:soft-page-break/></text:p>
      <table:table table:name="Table26" table:style-name="Table26">
        <table:table-column table:style-name="Table26.A"/>
        <table:table-row table:style-name="TableLine2652124978816">
          <table:table-cell table:style-name="Table26.A1" office:value-type="string">
            <text:p text:style-name="P68">#include &lt;iostream&gt;</text:p>
            <text:p text:style-name="P68"/>
            <text:p text:style-name="P68">class P</text:p>
            <text:p text:style-name="P68">{</text:p>
            <text:p text:style-name="P68">public:</text:p>
            <text:p text:style-name="P68"><text:s text:c="4"/>void f() </text:p>
            <text:p text:style-name="P68"><text:s text:c="4"/>{ </text:p>
            <text:p text:style-name="P68"><text:s text:c="8"/>std::cout &lt;&lt; "P::f\n"; </text:p>
            <text:p text:style-name="P68"><text:s text:c="4"/>}</text:p>
            <text:p text:style-name="P68">};</text:p>
            <text:p text:style-name="P68"/>
            <text:p text:style-name="P68">class C: public P </text:p>
            <text:p text:style-name="P68">{</text:p>
            <text:p text:style-name="P68">public:</text:p>
            <text:p text:style-name="P68"><text:s text:c="4"/>void f() </text:p>
            <text:p text:style-name="P68"><text:s text:c="4"/>{ </text:p>
            <text:p text:style-name="P68"><text:s text:c="8"/>std::cout &lt;&lt; "C::f\n"; </text:p>
            <text:p text:style-name="P68"><text:s text:c="4"/>}</text:p>
            <text:p text:style-name="P68">};</text:p>
            <text:p text:style-name="P68"/>
            <text:p text:style-name="P68">int main()</text:p>
            <text:p text:style-name="P68">{</text:p>
            <text:p text:style-name="P68"><text:s text:c="4"/>C c;</text:p>
            <text:p text:style-name="P68"><text:s text:c="4"/>P * p = &amp;c;</text:p>
            <text:p text:style-name="P68"><text:s text:c="4"/>p→f(); <text:s text:c="14"/>// <text:span text:style-name="T86">parent’s f</text:span></text:p>
            <text:p text:style-name="P68"><text:s text:c="4"/>return 0;</text:p>
            <text:p text:style-name="P68">}</text:p>
          </table:table-cell>
        </table:table-row>
      </table:table>
      <text:p text:style-name="P18"/>
      <text:p text:style-name="P15"><text:span text:style-name="T20">AHA! … the parent's </text:span><text:span text:style-name="T32">f() </text:span><text:span text:style-name="T20">is called! This should be a surprise to you.</text:span></text:p>
      <text:p text:style-name="P112"/>
      <text:p text:style-name="P112">After all we always think of</text:p>
      <text:p text:style-name="P112"/>
      <text:p text:style-name="P132"><text:tab/>p-&gt;f();</text:p>
      <text:p text:style-name="P113"/>
      <text:p text:style-name="P113">as</text:p>
      <text:p text:style-name="P113"/>
      <text:p text:style-name="P132"><text:tab/>(*p).f();</text:p>
      <text:p text:style-name="P132"/>
      <text:p text:style-name="P91"><text:span text:style-name="T20">and since </text:span><text:span text:style-name="T32">(*p) </text:span><text:span text:style-name="T20">is the object </text:span><text:span text:style-name="T32">c</text:span><text:span text:style-name="T20">, then should the above be</text:span></text:p>
      <text:p text:style-name="P132"/>
      <text:p text:style-name="P132"><text:tab/>c.f();</text:p>
      <text:p text:style-name="P113"/>
      <text:p text:style-name="P91"><text:span text:style-name="T20">and therefore should the code be calling the </text:span><text:span text:style-name="T32">f()</text:span><text:span text:style-name="T38"> in </text:span><text:span text:style-name="T32">C</text:span><text:span text:style-name="T20">. But remember that</text:span></text:p>
      <text:p text:style-name="P113">from the previous set of notes on inheritance, when you perform</text:p>
      <text:p text:style-name="P113"/>
      <text:p text:style-name="P132"><text:tab/>p = c;</text:p>
      <text:p text:style-name="P132"/>
      <text:p text:style-name="P113">what happens is that there's type conversion happening behind your</text:p>
      <text:p text:style-name="P113">back:</text:p>
      <text:p text:style-name="P113"/>
      <text:p text:style-name="P132"><text:tab/>p = P(c);</text:p>
      <text:p text:style-name="P113"/>
      <text:p text:style-name="P91"><text:span text:style-name="T20">so that the information in </text:span><text:span text:style-name="T32">C </text:span><text:span text:style-name="T20">and not in </text:span><text:span text:style-name="T32">P </text:span><text:span text:style-name="T20">is in fact lost. That's one way of</text:span></text:p>
      <text:p text:style-name="P91"><text:soft-page-break/><text:span text:style-name="T20">remember</text:span><text:span text:style-name="T23">ing</text:span><text:span text:style-name="T20"> that the </text:span><text:span text:style-name="T32">f()</text:span><text:span text:style-name="T38"> </text:span><text:span text:style-name="T20">called is </text:span><text:span text:style-name="T32">P::f()</text:span><text:span text:style-name="T20">.</text:span></text:p>
      <text:p text:style-name="P113"/>
      <text:p text:style-name="P91"><text:span text:style-name="T20">Summary time … so remember that our </text:span><text:span text:style-name="T32">p</text:span></text:p>
      <text:p text:style-name="P132"/>
      <text:p text:style-name="P135"><text:tab/>P * p = &amp;c;</text:p>
      <text:p text:style-name="P135"/>
      <text:p text:style-name="P24"><text:span text:style-name="T20">is very special. In a sense it has </text:span><text:span text:style-name="T45">two natures</text:span><text:span text:style-name="T20">:</text:span></text:p>
      <text:p text:style-name="P138"/>
      <text:list xml:id="list578463513" text:style-name="L2">
        <text:list-item>
          <text:p text:style-name="P172"><text:span text:style-name="T20">From the type in the declaration </text:span><text:span text:style-name="T32">P * p, p </text:span><text:span text:style-name="T20">is related to type </text:span><text:span text:style-name="T32">P.</text:span></text:p>
        </text:list-item>
        <text:list-item>
          <text:p text:style-name="P172"><text:span text:style-name="T20">However from the value that </text:span><text:span text:style-name="T32">p </text:span><text:span text:style-name="T20">points to, </text:span><text:span text:style-name="T32">p = &amp;c</text:span><text:span text:style-name="T20">, </text:span><text:span text:style-name="T32">p </text:span><text:span text:style-name="T20">is related to value of type </text:span><text:span text:style-name="T32">C.</text:span></text:p>
          <text:p text:style-name="P173"/>
        </text:list-item>
      </text:list>
      <text:p text:style-name="P94"><text:span text:style-name="T20">And for the choice of method </text:span><text:span text:style-name="T32">f(),</text:span></text:p>
      <text:p text:style-name="P135"/>
      <text:p text:style-name="P94"><text:span text:style-name="T32"><text:tab/>p-</text:span><text:span text:style-name="T33">&gt;</text:span><text:span text:style-name="T32">f();</text:span></text:p>
      <text:p text:style-name="P135"/>
      <text:p text:style-name="P115">the method in the parent is chosen.</text:p>
      <text:p text:style-name="P115"/>
      <text:p text:style-name="P95"><text:span text:style-name="T20">Exercise.</text:span><text:span text:style-name="T40"> Suppose </text:span><text:span text:style-name="T27">G is the parent class of P (using public inheritance) and P is the parent class of C (using public inheritance). Suppose in G, P, and C classes, there is a method</text:span></text:p>
      <text:p text:style-name="P119"/>
      <text:p text:style-name="P95"><text:span text:style-name="T27"><text:tab/></text:span><text:span text:style-name="T11">void m() { … }</text:span></text:p>
      <text:p text:style-name="P119"/>
      <text:p text:style-name="P119">Suppose have this code fragment:</text:p>
      <text:p text:style-name="P119"/>
      <text:p text:style-name="P95"><text:span text:style-name="T27"><text:tab/></text:span><text:span text:style-name="T11">G * p;</text:span></text:p>
      <text:p text:style-name="P32"><text:tab/>C c;</text:p>
      <text:p text:style-name="P32"><text:tab/>p = &amp;c;</text:p>
      <text:p text:style-name="P32"><text:tab/>p-&gt;m();</text:p>
      <text:p text:style-name="P119"/>
      <text:p text:style-name="P95"><text:span text:style-name="T27">Which </text:span><text:span text:style-name="T11">m()</text:span><text:span text:style-name="T27"> was called?</text:span></text:p>
      <text:p text:style-name="P119"/>
      <text:p text:style-name="P119"><text:tab/></text:p>
      <text:p text:style-name="P119"/>
      <text:p text:style-name="P119"><text:tab/></text:p>
      <text:p text:style-name="P119"/>
      <text:p text:style-name="P153">Virtual Methods</text:p>
      <text:p text:style-name="P25"/>
      <text:p text:style-name="P120">Recall that we have this</text:p>
      <table:table table:name="Table3" table:style-name="Table3">
        <table:table-column table:style-name="Table3.A"/>
        <table:table-row table:style-name="TableLine2652124981536">
          <table:table-cell table:style-name="Table3.A1" office:value-type="string">
            <text:p text:style-name="P29">#include &lt;iostream&gt;</text:p>
            <text:p text:style-name="P29"/>
            <text:p text:style-name="P29">class P</text:p>
            <text:p text:style-name="P29">{</text:p>
            <text:p text:style-name="P29">public:</text:p>
            <text:p text:style-name="P29"><text:s text:c="4"/>void f() </text:p>
            <text:p text:style-name="P29"><text:s text:c="4"/>{ </text:p>
            <text:p text:style-name="P29"><text:s text:c="8"/>std::cout &lt;&lt; "P::f\n"; </text:p>
            <text:p text:style-name="P29"><text:s text:c="4"/>}</text:p>
            <text:p text:style-name="P29">};</text:p>
            <text:p text:style-name="P29"/>
            <text:p text:style-name="P29">class C: public P </text:p>
            <text:p text:style-name="P29">{</text:p>
            <text:p text:style-name="P29">public:</text:p>
            <text:p text:style-name="P29"><text:s text:c="4"/>void f() </text:p>
            <text:p text:style-name="P29"><text:s text:c="4"/>{ </text:p>
            <text:p text:style-name="P29"><text:s text:c="8"/>std::cout &lt;&lt; "C::f\n"; </text:p>
            <text:p text:style-name="P29"><text:s text:c="4"/>}</text:p>
            <text:p text:style-name="P29">};</text:p>
            <text:p text:style-name="P29"/>
            <text:p text:style-name="P29">int main()</text:p>
            <text:p text:style-name="P29">{</text:p>
            <text:p text:style-name="P29"><text:s text:c="4"/>C c;</text:p>
            <text:p text:style-name="P29"><draw:custom-shape text:anchor-type="paragraph" draw:z-index="0" draw:name="Shape4" draw:style-name="gr11" draw:text-style-name="P189" svg:width="1.5524in" svg:height="0.3713in" svg:x="2.8563in" svg:y="0.0453in"><text:p text:style-name="P188"><text:span text:style-name="T102">Parent’s </text:span><text:span text:style-name="T103">f()</text:span><text:span text:style-name="T102"> called</text:span></text:p><draw:enhanced-geometry svg:viewBox="0 0 21600 21600" draw:type="rectangle" draw:enhanced-path="M 0 0 L 21600 0 21600 21600 0 21600 0 0 Z N"/></draw:custom-shape><text:s text:c="4"/>P * p = &amp;c;</text:p>
            <text:p text:style-name="P29"><draw:line text:anchor-type="paragraph" draw:z-index="1" draw:name="Shape5" draw:style-name="gr9" draw:text-style-name="P186" svg:x1="2.8563in" svg:y1="0.0874in" svg:x2="1.1134in" svg:y2="0.0874in"><text:p/></draw:line><text:s text:c="4"/>p-&gt;f();</text:p>
            <text:p text:style-name="P29"><text:s text:c="4"/>return 0;</text:p>
            <text:p text:style-name="P29">}</text:p>
          </table:table-cell>
        </table:table-row>
      </table:table>
      <text:p text:style-name="P17"/>
      <text:p text:style-name="P16"><text:span text:style-name="T21">T</text:span><text:span text:style-name="T20">he </text:span><text:span text:style-name="T32">f() </text:span><text:span text:style-name="T20">that is called is </text:span><text:span text:style-name="T32">P::f()</text:span><text:span text:style-name="T20">.</text:span></text:p>
      <text:p text:style-name="P16"/>
      <text:p text:style-name="P16"><text:span text:style-name="T20">Now what if I actually want </text:span><text:span text:style-name="T32">C::f()</text:span><text:span text:style-name="T20">, i.e., the </text:span><text:span text:style-name="T32">f() </text:span><text:span text:style-name="T20">in the child class?</text:span></text:p>
      <text:p text:style-name="P16"/>
      <text:p text:style-name="P16">Now we declare a method to be <text:span text:style-name="T7">virtual</text:span> in the base class.</text:p>
      <table:table table:name="Table1" table:style-name="Table1">
        <table:table-column table:style-name="Table1.A"/>
        <table:table-row table:style-name="TableLine2650060039376">
          <table:table-cell table:style-name="Table1.A1" office:value-type="string">
            <text:p text:style-name="P159">#include &lt;iostream&gt;</text:p>
            <text:p text:style-name="P159"/>
            <text:p text:style-name="P159">class <text:span text:style-name="T51">P</text:span>{</text:p>
            <text:p text:style-name="P159">public:</text:p>
            <text:p text:style-name="P159"><text:tab/><text:span text:style-name="T52">virtual</text:span> void f() { std::cout &lt;&lt; "D::f\n"; }</text:p>
            <text:p text:style-name="P159">};</text:p>
            <text:p text:style-name="P159"/>
            <text:p text:style-name="P160">class C: public <text:span text:style-name="T51">P</text:span> </text:p>
            <text:p text:style-name="P160">{</text:p>
            <text:p text:style-name="P159">public:</text:p>
            <text:p text:style-name="P159"><text:tab/>void f() { std::cout &lt;&lt; "C::f\n"; }</text:p>
            <text:p text:style-name="P159">};</text:p>
            <text:p text:style-name="P159"/>
            <text:p text:style-name="P159">int main()</text:p>
            <text:p text:style-name="P159">{</text:p>
            <text:p text:style-name="P159"><text:tab/>C c;</text:p>
            <text:p text:style-name="P159"><draw:custom-shape text:anchor-type="paragraph" draw:z-index="2" draw:name="Shape4" draw:style-name="gr10" draw:text-style-name="P189" svg:width="1.3795in" svg:height="0.3713in" svg:x="3.0228in" svg:y="0.0598in"><text:p text:style-name="P188"><text:span text:style-name="T102">Child’s </text:span><text:span text:style-name="T103">f()</text:span><text:span text:style-name="T102"> called</text:span></text:p><draw:enhanced-geometry svg:viewBox="0 0 21600 21600" draw:type="rectangle" draw:enhanced-path="M 0 0 L 21600 0 21600 21600 0 21600 0 0 Z N"/></draw:custom-shape><text:soft-page-break/><text:tab/>D * p = &amp;c;</text:p>
            <text:p text:style-name="P159"><draw:line text:anchor-type="paragraph" draw:z-index="3" draw:name="Shape5" draw:style-name="gr9" draw:text-style-name="P186" svg:x1="3.0232in" svg:y1="0.061in" svg:x2="1.1134in" svg:y2="0.0862in"><text:p/></draw:line><text:tab/>p-&gt;f();</text:p>
            <text:p text:style-name="P159"><text:s text:c="2"/>return 0;</text:p>
            <text:p text:style-name="P159">}</text:p>
          </table:table-cell>
        </table:table-row>
      </table:table>
      <text:p text:style-name="P26"/>
      <text:p text:style-name="P13"><text:span text:style-name="T19">We say that </text:span><text:span text:style-name="T31">P::f() </text:span><text:span text:style-name="T19">is </text:span><text:span text:style-name="T45">virtual</text:span><text:span text:style-name="T19">.</text:span></text:p>
      <text:p text:style-name="P117"/>
      <text:p text:style-name="P13"><text:span text:style-name="T19">The fact that </text:span><text:span text:style-name="T31">P::f()</text:span><text:span text:style-name="T19">is virtual also make</text:span><text:span text:style-name="T29">s</text:span><text:span text:style-name="T19"> </text:span><text:span text:style-name="T31">C::f() </text:span><text:span text:style-name="T19">virtual as well. This</text:span></text:p>
      <text:p text:style-name="P91"><text:span text:style-name="T20">means that if </text:span><text:span text:style-name="T32">C1 </text:span><text:span text:style-name="T20">is a subclass of </text:span><text:span text:style-name="T32">C</text:span><text:span text:style-name="T38"> and we do</text:span></text:p>
      <text:p text:style-name="P99"/>
      <text:p text:style-name="P132"><text:tab/>C c;</text:p>
      <text:p text:style-name="P132"><text:tab/>C1 c1;</text:p>
      <text:p text:style-name="P132"><text:tab/>P * p = c;</text:p>
      <text:p text:style-name="P132"><text:tab/>p-&gt;f(); // C::f() is called</text:p>
      <text:p text:style-name="P132"><text:tab/>P * p1 = c1;</text:p>
      <text:p text:style-name="P136"><text:tab/>p1-&gt;f(); // C1::f() is called</text:p>
      <text:p text:style-name="P136"/>
      <text:p text:style-name="P116">Because of that, although it's not necessary, it's common to put the word</text:p>
      <text:p text:style-name="P91"><text:span text:style-name="T32">virtual</text:span><text:span text:style-name="T38"> </text:span><text:span text:style-name="T20">next </text:span><text:span text:style-name="T22">to </text:span><text:span text:style-name="T20">the </text:span><text:span text:style-name="T32">f() </text:span><text:span text:style-name="T20">in </text:span><text:span text:style-name="T32">C </text:span><text:span text:style-name="T20">as well:</text:span></text:p>
      <text:p text:style-name="P113"/>
      <table:table table:name="Table4" table:style-name="Table4">
        <table:table-column table:style-name="Table4.A"/>
        <table:table-row table:style-name="TableLine2650060042640">
          <table:table-cell table:style-name="Table4.A1" office:value-type="string">
            <text:p text:style-name="P133">class P</text:p>
            <text:p text:style-name="P133">{</text:p>
            <text:p text:style-name="P133">public:</text:p>
            <text:p text:style-name="P133"><text:s text:c="4"/>virtual void f() { std::cout &lt;&lt; "P::f\n"; }</text:p>
            <text:p text:style-name="P133">};</text:p>
            <text:p text:style-name="P133"/>
            <text:p text:style-name="P133">class C : public P</text:p>
            <text:p text:style-name="P133">{</text:p>
            <text:p text:style-name="P133">public:</text:p>
            <text:p text:style-name="P30"><text:span text:style-name="T5"><text:s text:c="4"/>virtual </text:span><text:span text:style-name="T2">void f() { std::cout &lt;&lt; "C::f\n"; }</text:span></text:p>
            <text:p text:style-name="P31">};</text:p>
          </table:table-cell>
        </table:table-row>
      </table:table>
      <text:p text:style-name="P70"/>
      <text:p text:style-name="P69"/>
      <text:p text:style-name="P69"/>
      <text:p text:style-name="P152">Dynamic &amp; Static Binding</text:p>
      <text:p text:style-name="P69"/>
      <text:p text:style-name="P69"><text:span text:style-name="T41">In the earlier sections, we saw that there are two ways to choose the </text:span><text:span text:style-name="T31">f()</text:span></text:p>
      <text:p text:style-name="P91"><text:span text:style-name="T20">to execute, either </text:span><text:span text:style-name="T32">P::f() </text:span><text:span text:style-name="T20">or </text:span><text:span text:style-name="T32">C::f()</text:span><text:span text:style-name="T20">.</text:span></text:p>
      <text:p text:style-name="P113"/>
      <text:p text:style-name="P91"><text:span text:style-name="T45">Dynamic binding </text:span><text:span text:style-name="T20">refers to the choice of method (between</text:span></text:p>
      <text:p text:style-name="P113">the parent method and the child method with the same name) where the</text:p>
      <text:p text:style-name="P91"><text:span text:style-name="T20">method is virtual. This is also called </text:span><text:span text:style-name="T45">late binding</text:span></text:p>
      <text:p text:style-name="P139"/>
      <text:p text:style-name="P91"><text:span text:style-name="T46">Static binding</text:span><text:span text:style-name="T48"> </text:span><text:span text:style-name="T20">refers to the choice of method (between the parent method and the child method with the same name) where the method is not virtual. This is also known as </text:span><text:span text:style-name="T45">early binding</text:span><text:span text:style-name="T20">.</text:span></text:p>
      <text:p text:style-name="P132"/>
      <text:p text:style-name="P132"><text:tab/>C c;</text:p>
      <text:p text:style-name="P89"><text:tab/>P * p = c;</text:p>
      <text:p text:style-name="P79"/>
      <text:p text:style-name="P79">Why is it called dynamic (or late) or static (or early)?</text:p>
      <text:p text:style-name="P79"/>
      <text:p text:style-name="P79">Make sure you run the following really important example …</text:p>
      <text:p text:style-name="P79"/>
      <text:p text:style-name="P69"><text:span text:style-name="T19">Suppose </text:span><text:span text:style-name="T31">C0 </text:span><text:span text:style-name="T19">and </text:span><text:span text:style-name="T31">C1 </text:span><text:span text:style-name="T19">are both subclass of </text:span><text:span text:style-name="T31">P</text:span><text:span text:style-name="T19">. There are virtual functions </text:span><text:span text:style-name="T31">f </text:span><text:span text:style-name="T19">defined in </text:span><text:span text:style-name="T31">P</text:span><text:span text:style-name="T19">, </text:span><text:span text:style-name="T31">C0</text:span><text:span text:style-name="T19">, </text:span><text:span text:style-name="T31">C1</text:span><text:span text:style-name="T19">.</text:span></text:p>
      <table:table table:name="Table5" table:style-name="Table5">
        <table:table-column table:style-name="Table5.A"/>
        <table:table-row table:style-name="TableLine2650060040192">
          <table:table-cell table:style-name="Table5.A1" office:value-type="string">
            <text:p text:style-name="P5">#include &lt;iostream&gt;</text:p>
            <text:p text:style-name="P132">class P</text:p>
            <text:p text:style-name="P132">{</text:p>
            <text:p text:style-name="P132">public:</text:p>
            <text:p text:style-name="P132"><text:s text:c="4"/>virtual void f() { std::cout &lt;&lt; "P::f\n"; }</text:p>
            <text:p text:style-name="P132">};</text:p>
            <text:p text:style-name="P132"/>
            <text:p text:style-name="P132">class C: public P</text:p>
            <text:p text:style-name="P132">{</text:p>
            <text:p text:style-name="P132">public:</text:p>
            <text:p text:style-name="P132"><text:s text:c="4"/>virtual void f() { std::cout &lt;&lt; "C::f\n"; }</text:p>
            <text:p text:style-name="P5">};</text:p>
            <text:p text:style-name="P5"/>
            <text:p text:style-name="P5">class C1: public P</text:p>
            <text:p text:style-name="P132">{</text:p>
            <text:p text:style-name="P132">public:</text:p>
            <text:p text:style-name="P132"><text:s text:c="4"/>virtual void f() { std::cout &lt;&lt; "C1::f\n"; }</text:p>
            <text:p text:style-name="P132">};</text:p>
            <text:p text:style-name="P132"/>
            <text:p text:style-name="P132">int main()</text:p>
            <text:p text:style-name="P132">{</text:p>
            <text:p text:style-name="P132"><text:s text:c="4"/>P * p;</text:p>
            <text:p text:style-name="P132"><text:s text:c="4"/>C c;</text:p>
            <text:p text:style-name="P132"><text:s text:c="4"/>C1 c1;</text:p>
            <text:p text:style-name="P132"><text:s text:c="4"/>int i;</text:p>
            <text:p text:style-name="P132"><text:s text:c="4"/>std::cout &lt;&lt; "Do you want C or C1? (0 or 1) ";</text:p>
            <text:p text:style-name="P132"><text:s text:c="4"/>std::cin &gt;&gt; i;</text:p>
            <text:p text:style-name="P132"><text:s text:c="4"/>if (i == 0)</text:p>
            <text:p text:style-name="P132"><text:soft-page-break/><text:s text:c="4"/>{</text:p>
            <text:p text:style-name="P132"><text:s text:c="8"/>p = &amp;c;</text:p>
            <text:p text:style-name="P132"><text:s text:c="4"/>}</text:p>
            <text:p text:style-name="P132"><text:s text:c="4"/>else</text:p>
            <text:p text:style-name="P132"><text:s text:c="4"/>{</text:p>
            <text:p text:style-name="P132"><text:s text:c="8"/>p = &amp;c1;</text:p>
            <text:p text:style-name="P132"><text:s text:c="4"/>}</text:p>
            <text:p text:style-name="P132"><text:s text:c="4"/>p-&gt;f();</text:p>
            <text:p text:style-name="P132"><text:s text:c="4"/>return 0;</text:p>
            <text:p text:style-name="P5">}</text:p>
          </table:table-cell>
        </table:table-row>
      </table:table>
      <text:p text:style-name="P69"/>
      <text:p text:style-name="P69"><text:span text:style-name="T19">In the above, the decision of which </text:span><text:span text:style-name="T31">f() </text:span><text:span text:style-name="T19">(</text:span><text:span text:style-name="T31">C::f() </text:span><text:span text:style-name="T19">or </text:span><text:span text:style-name="T31">C1::f()</text:span><text:span text:style-name="T19">) to use is</text:span></text:p>
      <text:p text:style-name="P91"><text:span text:style-name="T45">not known during compilation </text:span><text:span text:style-name="T20">but is known </text:span><text:span text:style-name="T45">only during runtime</text:span><text:span text:style-name="T20">,. Therefore the binding is </text:span><text:span text:style-name="T45">late </text:span><text:span text:style-name="T20">and is </text:span><text:span text:style-name="T53">dynamic </text:span><text:span text:style-name="T54">(depending on runtime situation).</text:span></text:p>
      <text:p text:style-name="P69"/>
      <text:p text:style-name="P96"><text:span text:style-name="T62">On the other hand, if </text:span><text:span text:style-name="T57">f()</text:span><text:span text:style-name="T62"> is not virtual – remove the </text:span><text:span text:style-name="T57">virtual</text:span><text:span text:style-name="T62"> keyword – </text:span><text:span text:style-name="T38">and no matter what you enter, you always execute </text:span><text:span text:style-name="T32">P::f()</text:span><text:span text:style-name="T38">. Therefore</text:span></text:p>
      <text:p text:style-name="P91"><text:span text:style-name="T38">which </text:span><text:span text:style-name="T32">f()</text:span><text:span text:style-name="T38"> is used is known during compilation (it's </text:span><text:span text:style-name="T32">P::f()</text:span><text:span text:style-name="T38">) – it's known even before you execute the program since it's already known during compile time. Therefore the decision is </text:span><text:span text:style-name="T43">early</text:span><text:span text:style-name="T38">. After the program is compiled, you </text:span><text:span text:style-name="T43">cannot </text:span><text:span text:style-name="T38">change the </text:span><text:span text:style-name="T32">f()</text:span><text:span text:style-name="T38"> – the choice of </text:span><text:span text:style-name="T32">f()</text:span><text:span text:style-name="T38"> is </text:span><text:span text:style-name="T63">static </text:span><text:span text:style-name="T62">and </text:span><text:span text:style-name="T63">not dynamic.</text:span></text:p>
      <text:p text:style-name="P75"/>
      <text:p text:style-name="P40"><text:span text:style-name="T64"><text:tab/></text:span><text:span text:style-name="T59">P * p;</text:span></text:p>
      <text:p text:style-name="P40"><text:span text:style-name="T59"><text:tab/></text:span><text:span text:style-name="T60">C c;</text:span></text:p>
      <text:p text:style-name="P174"><text:tab/>p = &amp;c;</text:p>
      <text:p text:style-name="P174"/>
      <text:p text:style-name="P75"><draw:g text:anchor-type="paragraph" draw:z-index="4" draw:name="Shape1" draw:style-name="gr1"><draw:custom-shape draw:name="Shape1" draw:style-name="gr2" draw:text-style-name="P184" svg:width="0.2406in" svg:height="0.2803in" svg:x="1.1594in" svg:y="0.1902in"><text:p/><draw:enhanced-geometry svg:viewBox="0 0 21600 21600" draw:type="rectangle" draw:enhanced-path="M 0 0 L 21600 0 21600 21600 0 21600 0 0 Z N"/></draw:custom-shape><draw:frame draw:name="Shape2" draw:style-name="gr3" draw:text-style-name="P185" svg:width="0.6335in" svg:height="0.4169in" svg:x="0.5039in" svg:y="0.1402in"><draw:text-box><text:p><text:span text:style-name="T100">pointer to object</text:span></text:p></draw:text-box></draw:frame><draw:custom-shape draw:name="Shape3" draw:style-name="gr4" draw:text-style-name="P184" svg:width="1.1669in" svg:height="0.5169in" svg:x="0.6874in" svg:y="1.068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6" draw:style-name="gr5" draw:text-style-name="P186" svg:x1="1.2791in" svg:y1="0.3346in" svg:x2="1.2791in" svg:y2="1.0598in"><text:p/></draw:line><draw:frame draw:name="Shape2" draw:style-name="gr3" draw:text-style-name="P185" svg:width="0.6335in" svg:height="0.4169in" svg:x="0.2374in" svg:y="1.2512in"><draw:text-box><text:p><text:span text:style-name="T100">object</text:span></text:p></draw:text-box></draw:frame><draw:frame draw:name="Shape7" draw:style-name="gr6" draw:text-style-name="P187" svg:width="2.0087in" svg:height="0.865in" svg:x="2.4374in" svg:y="0.0402in"><draw:text-box><text:p><text:span text:style-name="T100"><text:s/></text:span><text:span text:style-name="T100">If </text:span><text:span text:style-name="T101">f()</text:span><text:span text:style-name="T100"> is not virtual, the <text:s text:c="2"/></text:span></text:p><text:p><text:span text:style-name="T100"><text:s/></text:span><text:span text:style-name="T100">decision of which </text:span><text:span text:style-name="T101">f()</text:span><text:span text:style-name="T100"> to use is </text:span></text:p><text:p><text:span text:style-name="T100"><text:s/></text:span><text:span text:style-name="T100">based on the pointer’s type P. Static/early binding. <text:s text:c="2"/></text:span></text:p><text:p><text:span text:style-name="T100"/></text:p></draw:text-box></draw:frame><draw:frame draw:name="Shape7" draw:style-name="gr7" draw:text-style-name="P187" svg:width="2.0087in" svg:height="0.7051in" svg:x="2.4374in" svg:y="0.9567in"><draw:text-box><text:p><text:span text:style-name="T100"><text:s/></text:span><text:span text:style-name="T100">If </text:span><text:span text:style-name="T101">f()</text:span><text:span text:style-name="T100"> is virtual, the <text:s text:c="2"/></text:span></text:p><text:p><text:span text:style-name="T100"><text:s/></text:span><text:span text:style-name="T100">decision of which </text:span><text:span text:style-name="T101">f()</text:span><text:span text:style-name="T100"> to use is </text:span></text:p><text:p><text:span text:style-name="T100"><text:s/></text:span><text:span text:style-name="T100">based on the object’s class C. Dynamic/late binding.</text:span></text:p></draw:text-box></draw:frame><draw:line draw:name="Shape8" draw:style-name="gr8" draw:text-style-name="P186" svg:x1="1.6126in" svg:y1="0.3429in" svg:x2="2.3626in" svg:y2="0.3429in"><text:p/></draw:line><draw:line draw:name="Shape8" draw:style-name="gr8" draw:text-style-name="P186" svg:x1="1.9791in" svg:y1="1.2701in" svg:x2="2.3791in" svg:y2="1.2783in"><text:p/></draw:line></draw:g></text:p>
      <text:p text:style-name="P88"/>
      <text:p text:style-name="P88"/>
      <text:p text:style-name="P88"/>
      <text:p text:style-name="P88"/>
      <text:p text:style-name="P88"/>
      <text:p text:style-name="P70"/>
      <text:p text:style-name="P70"/>
      <text:p text:style-name="P79"/>
      <text:p text:style-name="P69"><text:span text:style-name="T19">WARNING: Static here refers to static </text:span><text:span text:style-name="T45">binding</text:span><text:span text:style-name="T19">, i.e., which </text:span><text:span text:style-name="T31">f()</text:span><text:span text:style-name="T37"> </text:span><text:span text:style-name="T19">is</text:span></text:p>
      <text:p text:style-name="P69"><text:span text:style-name="T19">the </text:span><text:span text:style-name="T31">p-&gt;f()</text:span><text:span text:style-name="T37"> </text:span><text:span text:style-name="T19">bound to. Do not be confused with static members!!!</text:span></text:p>
      <text:p text:style-name="P69"/>
      <text:p text:style-name="P83">Make sure you do the following exercises!</text:p>
      <text:p text:style-name="P83"/>
      <text:p text:style-name="P83"/>
      <text:p text:style-name="P69"><text:span text:style-name="T49">Exercise. </text:span><text:span text:style-name="T19">What will happen if you have a stack of classes in an</text:span></text:p>
      <text:p text:style-name="P79">inheritance hierarchy like this:</text:p>
      <table:table table:name="Table6" table:style-name="Table6">
        <table:table-column table:style-name="Table6.A"/>
        <text:soft-page-break/>
        <table:table-row table:style-name="TableLine2650060671488">
          <table:table-cell table:style-name="Table6.A1" office:value-type="string">
            <text:p text:style-name="P5">class P</text:p>
            <text:p text:style-name="P132">{</text:p>
            <text:p text:style-name="P132">public:</text:p>
            <text:p text:style-name="P132"><text:s text:c="4"/>virtual void f() { std::cout &lt;&lt; "P::f\n"; }</text:p>
            <text:p text:style-name="P132">};</text:p>
            <text:p text:style-name="P132"/>
            <text:p text:style-name="P132">class C: public P</text:p>
            <text:p text:style-name="P132">{</text:p>
            <text:p text:style-name="P132">public:</text:p>
            <text:p text:style-name="P132"><text:s text:c="4"/>virtual void f() { std::cout &lt;&lt; "C::f\n"; }</text:p>
            <text:p text:style-name="P132">};</text:p>
            <text:p text:style-name="P132"/>
            <text:p text:style-name="P132">class C1: public C</text:p>
            <text:p text:style-name="P132">{</text:p>
            <text:p text:style-name="P132">public:</text:p>
            <text:p text:style-name="P132"><text:s text:c="4"/>virtual void f() { std::cout &lt;&lt; "C1::f\n"; }</text:p>
            <text:p text:style-name="P5">};</text:p>
          </table:table-cell>
        </table:table-row>
      </table:table>
      <text:p text:style-name="P79">and you have</text:p>
      <table:table table:name="Table7" table:style-name="Table7">
        <table:table-column table:style-name="Table7.A"/>
        <table:table-row table:style-name="TableLine2650060664144">
          <table:table-cell table:style-name="Table7.A1" office:value-type="string">
            <text:p text:style-name="P5">C1 c1;</text:p>
            <text:p text:style-name="P132">P * p;</text:p>
            <text:p text:style-name="P132">p = &amp;c1;</text:p>
            <text:p text:style-name="P5">p-&gt;f();</text:p>
          </table:table-cell>
        </table:table-row>
      </table:table>
      <text:p text:style-name="P79">What is the output? (Or is there a compilation or runtime error?)</text:p>
      <text:p text:style-name="P79"/>
      <text:p text:style-name="P79"/>
      <text:p text:style-name="P69"><text:span text:style-name="T49">Exercise. </text:span><text:span text:style-name="T19">What will happen if you have a stack of classes in an</text:span></text:p>
      <text:p text:style-name="P79">inheritance hierarchy like this:</text:p>
      <table:table table:name="Table8" table:style-name="Table8">
        <table:table-column table:style-name="Table8.A"/>
        <table:table-row table:style-name="TableLine2650060665504">
          <table:table-cell table:style-name="Table8.A1" office:value-type="string">
            <text:p text:style-name="P5">class P</text:p>
            <text:p text:style-name="P132">{</text:p>
            <text:p text:style-name="P132">public:</text:p>
            <text:p text:style-name="P132"><text:s text:c="4"/>virtual void f() { std::cout &lt;&lt; "P::f\n"; }</text:p>
            <text:p text:style-name="P132">};</text:p>
            <text:p text:style-name="P132"/>
            <text:p text:style-name="P132">class C: public P</text:p>
            <text:p text:style-name="P132">{</text:p>
            <text:p text:style-name="P132">public:</text:p>
            <text:p text:style-name="P132"><text:s text:c="4"/>virtual void f() { std::cout &lt;&lt; "C::f\n"; }</text:p>
            <text:p text:style-name="P132">};</text:p>
            <text:p text:style-name="P132"/>
            <text:p text:style-name="P132">class C1: public C</text:p>
            <text:p text:style-name="P132">{</text:p>
            <text:p text:style-name="P132">public:</text:p>
            <text:p text:style-name="P5">};</text:p>
          </table:table-cell>
        </table:table-row>
      </table:table>
      <text:p text:style-name="P79">and you have</text:p>
      <table:table table:name="Table9" table:style-name="Table9">
        <table:table-column table:style-name="Table9.A"/>
        <table:table-row table:style-name="TableLine2650060672032">
          <table:table-cell table:style-name="Table9.A1" office:value-type="string">
            <text:p text:style-name="P5">C1 c1;</text:p>
            <text:p text:style-name="P132">P * p;</text:p>
            <text:p text:style-name="P5">p = &amp;c1;</text:p>
            <text:p text:style-name="P5">p-&gt;f();</text:p>
          </table:table-cell>
        </table:table-row>
      </table:table>
      <text:p text:style-name="P69">What is the output? (Or is there a compilation or runtime error?)</text:p>
      <text:p text:style-name="P79"/>
      <text:p text:style-name="P84"/>
      <text:p text:style-name="P72"><text:span text:style-name="T49">Exercise. </text:span><text:span text:style-name="T50">Continuing with the above classes, can you run this program </text:span><text:soft-page-break/><text:span text:style-name="T50">with input of 0? What is the output?</text:span></text:p>
      <table:table table:name="Table2" table:style-name="Table2">
        <table:table-column table:style-name="Table2.A"/>
        <table:table-row table:style-name="TableLine2650060657888">
          <table:table-cell table:style-name="Table2.A1" office:value-type="string">
            <text:p text:style-name="P74"><text:span text:style-name="T87">P</text:span> * p; </text:p>
            <text:p text:style-name="P74">C c0; </text:p>
            <text:p text:style-name="P74">C1 c1;</text:p>
            <text:p text:style-name="P74">int i;</text:p>
            <text:p text:style-name="P74">std::cout &lt;&lt; "Do you want C0 or C1? (0 or 1) ";</text:p>
            <text:p text:style-name="P74">std::cin &gt;&gt; i;</text:p>
            <text:p text:style-name="P74">p = (i == 0 ? &amp;c0 : &amp;c1);</text:p>
            <text:p text:style-name="P74">p-&gt;f();</text:p>
          </table:table-cell>
        </table:table-row>
      </table:table>
      <text:p text:style-name="P69"/>
      <text:p text:style-name="P69"/>
      <text:p text:style-name="P69"/>
      <text:p text:style-name="P86"/>
      <text:p text:style-name="P155">No virtual … <text:span text:style-name="T75">or what if there are no virtual methods</text:span></text:p>
      <text:p text:style-name="P73"/>
      <text:p text:style-name="P97"><text:span text:style-name="T58">What if C++ does not have dynamic binding? You’re forced to write ugly </text:span>code, placing some method selection computation within your code. This</text:p>
      <text:p text:style-name="P98">is sometimes known as the <text:span text:style-name="T7">“type field”</text:span> method.</text:p>
      <text:p text:style-name="P98"/>
      <text:p text:style-name="P71">Here's the code from before where we avoid using the virtual keyword:</text:p>
      <table:table table:name="Table10" table:style-name="Table10">
        <table:table-column table:style-name="Table10.A"/>
        <table:table-row table:style-name="TableLine2650060688896">
          <table:table-cell table:style-name="Table10.A1" office:value-type="string">
            <text:p text:style-name="P5">#include &lt;iostream&gt;</text:p>
            <text:p text:style-name="P132"/>
            <text:p text:style-name="P132">class P</text:p>
            <text:p text:style-name="P132">{</text:p>
            <text:p text:style-name="P132">public:</text:p>
            <text:p text:style-name="P132"><text:s text:c="4"/>void f() { std::cout &lt;&lt; "P::f()\n"; }</text:p>
            <text:p text:style-name="P132">};</text:p>
            <text:p text:style-name="P132"/>
            <text:p text:style-name="P132">class C: public P</text:p>
            <text:p text:style-name="P132">{</text:p>
            <text:p text:style-name="P132">public:</text:p>
            <text:p text:style-name="P132"><text:s text:c="4"/>void f() { std::cout &lt;&lt; "C::f()\n"; }</text:p>
            <text:p text:style-name="P132">};</text:p>
            <text:p text:style-name="P132"/>
            <text:p text:style-name="P132">int main()</text:p>
            <text:p text:style-name="P132">{</text:p>
            <text:p text:style-name="P132"><text:s text:c="4"/>C c;</text:p>
            <text:p text:style-name="P132"><text:s text:c="4"/>P * p = &amp;c;</text:p>
            <text:p text:style-name="P132"><text:s text:c="4"/>p-&gt;f();</text:p>
            <text:p text:style-name="P132"><text:s text:c="4"/>return 0;</text:p>
            <text:p text:style-name="P5">}</text:p>
          </table:table-cell>
        </table:table-row>
      </table:table>
      <text:p text:style-name="P76">How can we “reach” <text:span text:style-name="T13">C::f()</text:span>??</text:p>
      <text:p text:style-name="P78"/>
      <text:p text:style-name="P80">We add a field to keep track of the class an object comes from and</text:p>
      <text:p text:style-name="P113">instead of calling we create a function that accepts and determine</text:p>
      <text:p text:style-name="P80">(based on the type field) which to execute.</text:p>
      <table:table table:name="Table11" table:style-name="Table11">
        <table:table-column table:style-name="Table11.A"/>
        <table:table-row table:style-name="TableLine2650060672304">
          <table:table-cell table:style-name="Table11.A1" office:value-type="string">
            <text:p text:style-name="P5">#include &lt;iostream&gt;</text:p>
            <text:p text:style-name="P132"/>
            <text:p text:style-name="P132">const int PTYPE = 0;</text:p>
            <text:p text:style-name="P132">const int CTYPE = 1;</text:p>
            <text:p text:style-name="P132"/>
            <text:p text:style-name="P132">class P</text:p>
            <text:p text:style-name="P132">{</text:p>
            <text:p text:style-name="P132">public:</text:p>
            <text:p text:style-name="P132"><text:s text:c="4"/>P() : type_(PTYPE) {}</text:p>
            <text:p text:style-name="P132"><text:s text:c="4"/>void f() { std::cout &lt;&lt; "P::f()\n"; }</text:p>
            <text:p text:style-name="P132"><text:s text:c="4"/>void set_type(int t0) { type_ = t0; }</text:p>
            <text:p text:style-name="P132"><text:s text:c="4"/>int get_type() { return type_; }</text:p>
            <text:p text:style-name="P132">private:</text:p>
            <text:p text:style-name="P132"><text:s text:c="4"/>int type_;</text:p>
            <text:p text:style-name="P132">};</text:p>
            <text:p text:style-name="P132"/>
            <text:p text:style-name="P132">class C : public P</text:p>
            <text:p text:style-name="P132"><text:soft-page-break/>{</text:p>
            <text:p text:style-name="P132">public:</text:p>
            <text:p text:style-name="P132"><text:s text:c="4"/>C() { set_type(CTYPE); }</text:p>
            <text:p text:style-name="P5"><text:s text:c="4"/>void f() { std::cout &lt;&lt; "C::f()\n"; }</text:p>
            <text:p text:style-name="P5">};</text:p>
            <text:p text:style-name="P5"/>
            <text:p text:style-name="P132">void f(const P * p)</text:p>
            <text:p text:style-name="P132">{</text:p>
            <text:p text:style-name="P132"><text:s text:c="4"/>switch (p-&gt;get_type())</text:p>
            <text:p text:style-name="P132"><text:s text:c="4"/>{</text:p>
            <text:p text:style-name="P132"><text:s text:c="4"/>case PTYPE:</text:p>
            <text:p text:style-name="P132"><text:s text:c="9"/>p-&gt;f();</text:p>
            <text:p text:style-name="P132"><text:s text:c="9"/>break;</text:p>
            <text:p text:style-name="P132"><text:s text:c="4"/>case CTYPE:</text:p>
            <text:p text:style-name="P132"><text:s text:c="9"/>const C * q = (const C *)(p);</text:p>
            <text:p text:style-name="P132"><text:s text:c="9"/>q-&gt;f();</text:p>
            <text:p text:style-name="P132"><text:s text:c="9"/>break;</text:p>
            <text:p text:style-name="P132"><text:s text:c="4"/>}</text:p>
            <text:p text:style-name="P132">}</text:p>
            <text:p text:style-name="P132"/>
            <text:p text:style-name="P132">int main()</text:p>
            <text:p text:style-name="P132">{</text:p>
            <text:p text:style-name="P132"><text:s text:c="4"/>C c;</text:p>
            <text:p text:style-name="P132"><text:s text:c="4"/>P * p = &amp;c;</text:p>
            <text:p text:style-name="P132"><text:s text:c="4"/>f(p);</text:p>
            <text:p text:style-name="P132"><text:s text:c="4"/>return 0;</text:p>
            <text:p text:style-name="P5">}</text:p>
          </table:table-cell>
        </table:table-row>
      </table:table>
      <text:p text:style-name="P80"/>
      <text:p text:style-name="P86"/>
      <text:p text:style-name="P154">Why is it important? Polymorphism</text:p>
      <text:p text:style-name="P113"/>
      <text:p text:style-name="P113">Whenever you have an object with methods with <text:span text:style-name="T88">a </text:span>similar name and you</text:p>
      <text:p text:style-name="P113">can’t decide which one method to call until during runtime, then you will</text:p>
      <text:p text:style-name="P113">need polymorphism.</text:p>
      <text:p text:style-name="P113"/>
      <text:p text:style-name="P91"><text:span text:style-name="T20">Suppose you have an array of pointers to the </text:span><text:span text:style-name="T32">BasicSpaceship </text:span><text:span text:style-name="T20">class.</text:span></text:p>
      <text:p text:style-name="P93"><text:span text:style-name="T24">Also, </text:span><text:span text:style-name="T32">SpecialSpaceshi</text:span><text:span text:style-name="T36">p</text:span><text:span text:style-name="T24"> is a subclss of </text:span><text:span text:style-name="T36">BasicSpaceship</text:span><text:span text:style-name="T39">. </text:span><text:span text:style-name="T20">In both classes you have </text:span><text:span text:style-name="T25">an </text:span><text:span text:style-name="T32">update()</text:span><text:span text:style-name="T38"> </text:span><text:span text:style-name="T20">method. The </text:span><text:span text:style-name="T32">update()</text:span><text:span text:style-name="T38"> </text:span><text:span text:style-name="T20">method is different for the two classes: the method basically moves the objects to a new </text:span><text:span text:style-name="T55">position on the screen.</text:span></text:p>
      <text:p text:style-name="P86"/>
      <table:table table:name="Table12" table:style-name="Table12">
        <table:table-column table:style-name="Table12.A"/>
        <table:table-row table:style-name="TableLine2650060672848">
          <table:table-cell table:style-name="Table12.A1" office:value-type="string">
            <text:p text:style-name="P9">BasicSpaceShip * s = new BasicSpaceShip*[100];</text:p>
            <text:p text:style-name="P111">int M = randint(); // random int from 0 to 99</text:p>
            <text:p text:style-name="P111">for (int i = 0; i &lt; M; i++)</text:p>
            <text:p text:style-name="P111">{</text:p>
            <text:p text:style-name="P111"><text:s text:c="4"/>s[i] = new SpecialSpaceShip();</text:p>
            <text:p text:style-name="P111">}</text:p>
            <text:p text:style-name="P111">for (int i = M; i &lt; 100; i++)</text:p>
            <text:p text:style-name="P111">{ </text:p>
            <text:p text:style-name="P111"><text:s text:c="4"/>s[i] = new BasicSpaceShip();</text:p>
            <text:p text:style-name="P111">}</text:p>
            <text:p text:style-name="P111">while (1)</text:p>
            <text:p text:style-name="P111">{</text:p>
            <text:p text:style-name="P111"><text:s text:c="4"/>for (int i = 0; i &lt; 100; i++)</text:p>
            <text:p text:style-name="P111"><text:s text:c="4"/>{</text:p>
            <text:p text:style-name="P111"><text:s text:c="8"/>s[i]-&gt;update();</text:p>
            <text:p text:style-name="P111"><text:s text:c="4"/>}</text:p>
            <text:p text:style-name="P9">}</text:p>
          </table:table-cell>
        </table:table-row>
      </table:table>
      <text:p text:style-name="P86"/>
      <text:p text:style-name="P76">Note that in the while-loop:</text:p>
      <table:table table:name="Table13" table:style-name="Table13">
        <table:table-column table:style-name="Table13.A"/>
        <table:table-row table:style-name="TableLine2650060679376">
          <table:table-cell table:style-name="Table13.A1" office:value-type="string">
            <text:p text:style-name="P9">while (1)</text:p>
            <text:p text:style-name="P111">{</text:p>
            <text:p text:style-name="P111"><text:s text:c="4"/>for (int i = 0; i &lt; 100; i++)</text:p>
            <text:p text:style-name="P111"><text:s text:c="4"/>{</text:p>
            <text:p text:style-name="P111"><text:s text:c="8"/>s[i]-&gt;update();</text:p>
            <text:p text:style-name="P111"><text:s text:c="4"/>}</text:p>
            <text:p text:style-name="P9">}</text:p>
          </table:table-cell>
        </table:table-row>
      </table:table>
      <text:p text:style-name="P85"/>
      <text:p text:style-name="P76"><text:span text:style-name="T65">You do not know what type of spaceship is</text:span><text:span text:style-name="T67"> </text:span><text:span text:style-name="T31">s[3]</text:span> and therefore you do</text:p>
      <text:p text:style-name="P107">not know which update method was invoked. The update method is</text:p>
      <text:p text:style-name="P76">selected during runtime.</text:p>
      <text:p text:style-name="P76"/>
      <text:p text:style-name="P81">Why is this important? Because if one day you want to add another type</text:p>
      <text:p text:style-name="P81">of spaceship:</text:p>
      <table:table table:name="Table14" table:style-name="Table14">
        <table:table-column table:style-name="Table14.A"/>
        <table:table-row table:style-name="TableLine2650060672576">
          <table:table-cell table:style-name="Table14.A1" office:value-type="string">
            <text:p text:style-name="P5">BasicSpaceShip * s = new BasicSpaceShip*[100];</text:p>
            <text:p text:style-name="P132">int M = randint(); // rand int from 0 to 99</text:p>
            <text:p text:style-name="P132">for (int i = 0; i &lt; M/2; i++)</text:p>
            <text:p text:style-name="P132">{</text:p>
            <text:p text:style-name="P91"><text:span text:style-name="T34"><text:s text:c="4"/></text:span><text:span text:style-name="T32">s[i] = new SpecialSpaceShip();</text:span></text:p>
            <text:p text:style-name="P5">}</text:p>
            <text:p text:style-name="P5"><text:soft-page-break/></text:p>
            <text:p text:style-name="P5">for (int i = M/2; i &lt; M; i++)</text:p>
            <text:p text:style-name="P132">{</text:p>
            <text:p text:style-name="P132"><text:s text:c="4"/>s[i] = new BasicSpaceShip();</text:p>
            <text:p text:style-name="P132">}</text:p>
            <text:p text:style-name="P132">for (int i = M; i &lt; 100; i++)</text:p>
            <text:p text:style-name="P132">{</text:p>
            <text:p text:style-name="P132"><text:s text:c="4"/>s[i] = new VeryBasicSpaceShip();</text:p>
            <text:p text:style-name="P5">}</text:p>
          </table:table-cell>
        </table:table-row>
      </table:table>
      <text:p text:style-name="P76">This means that the while loop does not need to change:</text:p>
      <table:table table:name="Table15" table:style-name="Table15">
        <table:table-column table:style-name="Table15.A"/>
        <table:table-row table:style-name="TableLine2650060686720">
          <table:table-cell table:style-name="Table15.A1" office:value-type="string">
            <text:p text:style-name="P5">while (1)</text:p>
            <text:p text:style-name="P132">{</text:p>
            <text:p text:style-name="P132"><text:s text:c="4"/>for (int i = 0; i &lt; M; i++)</text:p>
            <text:p text:style-name="P132"><text:s text:c="4"/>{</text:p>
            <text:p text:style-name="P132"><text:s text:c="8"/>s[i]-&gt;update();</text:p>
            <text:p text:style-name="P132"><text:s text:c="4"/>}</text:p>
            <text:p text:style-name="P5">}</text:p>
          </table:table-cell>
        </table:table-row>
      </table:table>
      <text:p text:style-name="P81"/>
      <text:p text:style-name="P76"><text:span text:style-name="T65">In fact </text:span><text:span text:style-name="T31">s[3]</text:span><text:span text:style-name="T65"> can even point to something different within the loop and</text:span></text:p>
      <text:p text:style-name="P76">everything still works:</text:p>
      <table:table table:name="Table16" table:style-name="Table16">
        <table:table-column table:style-name="Table16.A"/>
        <table:table-row table:style-name="TableLine2650060681008">
          <table:table-cell table:style-name="Table16.A1" office:value-type="string">
            <text:p text:style-name="P5">while (1)</text:p>
            <text:p text:style-name="P132">{</text:p>
            <text:p text:style-name="P132"><text:s text:c="4"/>for (int i = 0; i &lt; M; i++)</text:p>
            <text:p text:style-name="P132"><text:s text:c="4"/>{</text:p>
            <text:p text:style-name="P132"><text:s text:c="8"/>s[i]-&gt;update();</text:p>
            <text:p text:style-name="P132"><text:s text:c="4"/>}</text:p>
            <text:p text:style-name="P132"><text:s text:c="4"/>delete s[3];</text:p>
            <text:p text:style-name="P132"><text:s text:c="4"/>switch (rand() % 3)</text:p>
            <text:p text:style-name="P132"><text:s text:c="4"/>{</text:p>
            <text:p text:style-name="P132"><text:s text:c="4"/>case 0: s[3] = new SpecialSpaceShip(); break;</text:p>
            <text:p text:style-name="P132"><text:s text:c="4"/>case 1: s[3] = new BasicSpaceShip(); break;</text:p>
            <text:p text:style-name="P132"><text:s text:c="4"/>case 2: s[3] = new VeryBasicSpaceShip(); break;</text:p>
            <text:p text:style-name="P132"><text:s text:c="4"/>}</text:p>
            <text:p text:style-name="P5">}</text:p>
          </table:table-cell>
        </table:table-row>
      </table:table>
      <text:p text:style-name="P87"/>
      <text:p text:style-name="P76">Or for instance in your simulation, if <text:span text:style-name="T31">s[3] </text:span><text:span text:style-name="T19">is initially pointing to a</text:span></text:p>
      <text:p text:style-name="P91"><text:span text:style-name="T32">SuperShip </text:span><text:span text:style-name="T20">object but when hit, it points to a </text:span><text:span text:style-name="T32">VeryBasicShip </text:span><text:span text:style-name="T20">object.</text:span></text:p>
      <text:p text:style-name="P113"/>
      <text:p text:style-name="P91"><text:span text:style-name="T20">As long as </text:span><text:span text:style-name="T32">s[3] </text:span><text:span text:style-name="T20">points to a subclass of </text:span><text:span text:style-name="T32">BasicSpaceShip </text:span><text:span text:style-name="T20">that has an</text:span></text:p>
      <text:p text:style-name="P76"><text:span text:style-name="T31">update() </text:span><text:span text:style-name="T19">method, the while loop will work.</text:span></text:p>
      <text:p text:style-name="P87"/>
      <text:p text:style-name="P77">In general:</text:p>
      <text:list xml:id="list366554096" text:style-name="L3">
        <text:list-item>
          <text:p text:style-name="P163">You analyze a system and look for objects and classify them into classes.</text:p>
        </text:list-item>
        <text:list-item>
          <text:p text:style-name="P163">You then study what the objects do – as general as possible within the class.</text:p>
        </text:list-item>
        <text:list-item>
          <text:p text:style-name="P163">Design the most general parent classes. Write down relevant methods in parent classes and write specific methods in the children classes.</text:p>
        </text:list-item>
      </text:list>
      <text:p text:style-name="P114">In your main program:</text:p>
      <text:list xml:id="list2867142937" text:style-name="L4">
        <text:list-item>
          <text:p text:style-name="P164">In the initialization, you might have pointers (or references) to <text:soft-page-break/>refer to specific children</text:p>
        </text:list-item>
        <text:list-item>
          <text:p text:style-name="P176"><text:span text:style-name="T20">After the initialization code, refer as much as possible to the </text:span><text:span text:style-name="T56">methods in the parents</text:span></text:p>
        </text:list-item>
      </text:list>
      <text:p text:style-name="P85"/>
      <text:p text:style-name="P76">Going back to the simple game. Suppose game objects (spaceships)</text:p>
      <text:p text:style-name="P113">move about on their own, <text:span text:style-name="T89">and </text:span>dies when they collide. Thinking as generally <text:span text:style-name="T61">as possible, the while loop might look something like this:</text:span></text:p>
      <table:table table:name="Table17" table:style-name="Table17">
        <table:table-column table:style-name="Table17.A"/>
        <table:table-row table:style-name="TableLine2650060687264">
          <table:table-cell table:style-name="Table17.A1" office:value-type="string">
            <text:p text:style-name="P5">while (1)</text:p>
            <text:p text:style-name="P132">{</text:p>
            <text:p text:style-name="P132"><text:s text:c="4"/>for (int i = 0; i &lt; M; i++) ship[i]-&gt;move();</text:p>
            <text:p text:style-name="P132"><text:s text:c="4"/>for (int i = 0; i &lt; M; i++)</text:p>
            <text:p text:style-name="P132"><text:s text:c="4"/>{</text:p>
            <text:p text:style-name="P132"><text:s text:c="8"/>for (int j = i+1; j &lt; M; j++)</text:p>
            <text:p text:style-name="P132"><text:s text:c="8"/>if (ship[i]-&gt;collideswith(ship[j]))</text:p>
            <text:p text:style-name="P132"><text:s text:c="8"/>{</text:p>
            <text:p text:style-name="P132"><text:s text:c="12"/>ship[i]-&gt;dies();</text:p>
            <text:p text:style-name="P132"><text:s text:c="12"/>ship[j]-&gt;dies();</text:p>
            <text:p text:style-name="P132"><text:s text:c="8"/>}</text:p>
            <text:p text:style-name="P132"><text:s text:c="4"/>}</text:p>
            <text:p text:style-name="P132"><text:s text:c="4"/>for (int i = 0; i &lt; M; i++) ship[i]-&gt;draw();</text:p>
            <text:p text:style-name="P5">}</text:p>
          </table:table-cell>
        </table:table-row>
      </table:table>
      <text:p text:style-name="P87"/>
      <text:p text:style-name="P76">This tells you that the parent class must have the following methods</text:p>
      <text:p text:style-name="P114">which the specific child classes must overwrite:</text:p>
      <text:list xml:id="list2210455790" text:style-name="L5">
        <text:list-item>
          <text:p text:style-name="P178">move</text:p>
        </text:list-item>
        <text:list-item>
          <text:p text:style-name="P178">collideswith</text:p>
        </text:list-item>
        <text:list-item>
          <text:p text:style-name="P178">dies</text:p>
        </text:list-item>
        <text:list-item>
          <text:p text:style-name="P178">draw</text:p>
        </text:list-item>
      </text:list>
      <text:p text:style-name="P113">In the initialization, as long as the pointers <text:span text:style-name="T9">ship[i]</text:span> point to a class that</text:p>
      <text:p text:style-name="P114">subclass<text:span text:style-name="T90">es</text:span> the parent class, the program would work. In particular</text:p>
      <text:list xml:id="list4198243763" text:style-name="L6">
        <text:list-item>
          <text:p text:style-name="P165">You can switch out subclasses</text:p>
        </text:list-item>
        <text:list-item>
          <text:p text:style-name="P177"><text:span text:style-name="T20">You can add new subclasses (as long as they subclass the </text:span><text:span text:style-name="T56">parent class and has the above four methods)</text:span></text:p>
        </text:list-item>
      </text:list>
      <text:p text:style-name="P82"/>
      <text:p text:style-name="P82">This is a simple example where there's only one main parent class. In</text:p>
      <text:p text:style-name="P113">general there are (of course) many parent classes.</text:p>
      <text:p text:style-name="P113"/>
      <text:p text:style-name="P113">For more complicated examples you would have to do into OO</text:p>
      <text:p text:style-name="P114">analysis/design and design patterns. Take CISS438.</text:p>
      <text:p text:style-name="P82"/>
      <text:p text:style-name="P82">Note from the above example, the methods of the parent class (example:</text:p>
      <text:p text:style-name="P114">draw) might do nothing:</text:p>
      <table:table table:name="Table18" table:style-name="Table18">
        <table:table-column table:style-name="Table18.A"/>
        <table:table-row table:style-name="TableLine2650060679104">
          <table:table-cell table:style-name="Table18.A1" office:value-type="string">
            <text:p text:style-name="P6">class BasicSpaceShip</text:p>
            <text:p text:style-name="P132">{</text:p>
            <text:p text:style-name="P132">public:</text:p>
            <text:p text:style-name="P132"><text:s text:c="4"/>void draw() {} // empty body</text:p>
            <text:p text:style-name="P132">};</text:p>
            <text:p text:style-name="P132"/>
            <text:p text:style-name="P132">class SpecialSpaceShip</text:p>
            <text:p text:style-name="P132">{</text:p>
            <text:p text:style-name="P132">public:</text:p>
            <text:p text:style-name="P132"><text:s text:c="4"/>void draw() { /* actual drawing code */ }</text:p>
            <text:p text:style-name="P6">};</text:p>
          </table:table-cell>
        </table:table-row>
      </table:table>
      <text:p text:style-name="P82"><text:soft-page-break/></text:p>
      <text:p text:style-name="P92"><text:span text:style-name="T56">This might be the case where every subclass of </text:span><text:span text:style-name="T32">BasicSpaceShip </text:span><text:span text:style-name="T20">has </text:span><text:span text:style-name="T56">their own </text:span><text:span text:style-name="T32">draw() </text:span><text:span text:style-name="T20">method, which means that the </text:span><text:span text:style-name="T32">draw() </text:span><text:span text:style-name="T20">of</text:span></text:p>
      <text:p text:style-name="P91"><text:span text:style-name="T32">BasicSpaceShip </text:span><text:span text:style-name="T20">class is never used anyway.</text:span></text:p>
      <text:p text:style-name="P113"/>
      <text:p text:style-name="P113">The only purpose of the draw method in the parent is <text:span text:style-name="T90">to </text:span>allow</text:p>
      <text:p text:style-name="P113">polymorphism to select the child's draw method.</text:p>
      <text:p text:style-name="P113"/>
      <text:p text:style-name="P113">There's a way to tell C++ that a method in a parent is meant to be empty</text:p>
      <text:p text:style-name="P113">and to be fulfilled by a child – see the next section on pure virtual method</text:p>
      <text:p text:style-name="P113">and abstract base class. Abstract base class are abstract in the sense</text:p>
      <text:p text:style-name="P113">that you cannot use them to instantiate objects. Their purpose is only to</text:p>
      <text:p text:style-name="P114">act as <text:span text:style-name="T91">a </text:span>parent for subclasses so that you can perform polymorphism.</text:p>
      <text:p text:style-name="P82"/>
      <text:p text:style-name="P82">This style of programming is called polymorphism. One would say the</text:p>
      <text:p text:style-name="P113">code is polymorphic. Or, if the pointer points to the child but was</text:p>
      <text:p text:style-name="P113">declared as a pointer to a parent class:</text:p>
      <text:p text:style-name="P134"/>
      <text:p text:style-name="P134"><text:tab/>P * p;</text:p>
      <text:p text:style-name="P82"/>
      <text:p text:style-name="P82">one would say that is polymorphic, or the object point<text:span text:style-name="T90">ed</text:span> to is</text:p>
      <text:p text:style-name="P113">polymorphic, i.e., sometimes <text:span text:style-name="T9">p</text:span> points to a class <text:span text:style-name="T9">C0</text:span> object and some<text:span text:style-name="T90">times </text:span>it points to a class <text:span text:style-name="T9">C1</text:span> object.</text:p>
      <text:p text:style-name="P82"/>
      <text:p text:style-name="P82">Some people also say the class in this case is a polymorphic type.</text:p>
      <text:p text:style-name="P113"/>
      <text:p text:style-name="P113">Don't forget that I mentioned earlier that you can also use reference for</text:p>
      <text:p text:style-name="P114">polymorphic programming:</text:p>
      <text:p text:style-name="P82"/>
      <text:p text:style-name="P90"><text:s text:c="4"/>P &amp; ref = c0;</text:p>
      <text:p text:style-name="P132"/>
      <text:p text:style-name="P91"><text:span text:style-name="T20">In this case you would say </text:span><text:span text:style-name="T32">ref</text:span><text:span text:style-name="T66"> is polymorphic.</text:span></text:p>
      <text:p text:style-name="P114"/>
      <text:p text:style-name="P128"/>
      <text:p text:style-name="P156">Virtual constructors and destructors</text:p>
      <text:p text:style-name="P114"/>
      <text:p text:style-name="P114">Constructors cannot be virtual … try this:</text:p>
      <table:table table:name="Table19" table:style-name="Table19">
        <table:table-column table:style-name="Table19.A"/>
        <table:table-row table:style-name="TableLine2650060683456">
          <table:table-cell table:style-name="Table19.A1" office:value-type="string">
            <text:p text:style-name="P6">class P</text:p>
            <text:p text:style-name="P132">{</text:p>
            <text:p text:style-name="P132">public:</text:p>
            <text:p text:style-name="P132"><text:s text:c="4"/>virtual P() {}</text:p>
            <text:p text:style-name="P132">};</text:p>
            <text:p text:style-name="P137"/>
            <text:p text:style-name="P132">class C: public P</text:p>
            <text:p text:style-name="P132">{</text:p>
            <text:p text:style-name="P132">public:</text:p>
            <text:p text:style-name="P132"><text:s text:c="4"/>virtual C() {}</text:p>
            <text:p text:style-name="P132">};</text:p>
            <text:p text:style-name="P132"/>
            <text:p text:style-name="P132">int main()</text:p>
            <text:p text:style-name="P132">{</text:p>
            <text:p text:style-name="P132"><text:s text:c="4"/>P * p = new C;</text:p>
            <text:p text:style-name="P91"><text:span text:style-name="T32"><text:s text:c="4"/></text:span><text:span text:style-name="T35">return 0;</text:span></text:p>
            <text:p text:style-name="P6">}</text:p>
          </table:table-cell>
        </table:table-row>
      </table:table>
      <text:p text:style-name="P114"/>
      <text:p text:style-name="P114">A virtual function is about choos<text:span text:style-name="T73">ing</text:span> the right method when an object</text:p>
      <text:p text:style-name="P114">invokes the method. But that implies that the object exists. In the above:</text:p>
      <table:table table:name="Table20" table:style-name="Table20">
        <table:table-column table:style-name="Table20.A"/>
        <table:table-row table:style-name="TableLine2650060678016">
          <table:table-cell table:style-name="Table20.A1" office:value-type="string">
            <text:p text:style-name="P6"><text:s text:c="4"/>P * p = new C;</text:p>
          </table:table-cell>
        </table:table-row>
      </table:table>
      <text:p text:style-name="P92"><text:span text:style-name="T20">has nothing to do with execut</text:span><text:span text:style-name="T26">ing</text:span><text:span text:style-name="T20"> a method through </text:span><text:span text:style-name="T32">p</text:span><text:span text:style-name="T20">.</text:span></text:p>
      <text:p text:style-name="P114"/>
      <text:p text:style-name="P92"><text:span text:style-name="T20">Therefore … </text:span><text:span text:style-name="T45">if you plan to use polymorphism, make </text:span><text:span text:style-name="T47">sure </text:span><text:span text:style-name="T45">your constructors are not virtual</text:span><text:span text:style-name="T20">.</text:span></text:p>
      <text:p text:style-name="P113"/>
      <text:p text:style-name="P113">The above can be caught by the compiler. So it's not as serious as the</text:p>
      <text:p text:style-name="P114">following problem. Make sure you run it!</text:p>
      <table:table table:name="Table21" table:style-name="Table21">
        <table:table-column table:style-name="Table21.A"/>
        <table:table-row table:style-name="TableLine2650060681824">
          <table:table-cell table:style-name="Table21.A1" office:value-type="string">
            <text:p text:style-name="P6">#include &lt;iostream&gt;</text:p>
            <text:p text:style-name="P132"/>
            <text:p text:style-name="P132">class P</text:p>
            <text:p text:style-name="P132">{</text:p>
            <text:p text:style-name="P132">public:</text:p>
            <text:p text:style-name="P132"><text:s text:c="4"/>P() : p(new int) {}</text:p>
            <text:p text:style-name="P132"><text:s text:c="4"/>~P() { std::cout &lt;&lt; "P::~P()\n"; }</text:p>
            <text:p text:style-name="P132">private:</text:p>
            <text:p text:style-name="P132"><text:s text:c="4"/>int * p;</text:p>
            <text:p text:style-name="P132">};</text:p>
            <text:p text:style-name="P132"/>
            <text:p text:style-name="P132">class C: public P</text:p>
            <text:p text:style-name="P132">{</text:p>
            <text:p text:style-name="P132">public:</text:p>
            <text:p text:style-name="P132"><text:s text:c="4"/>C() : q(new int) {}</text:p>
            <text:p text:style-name="P132"><text:s text:c="4"/>~C() { std::cout &lt;&lt; "C::~C()\n"; <text:span text:style-name="T68">delete q; </text:span>}</text:p>
            <text:p text:style-name="P132"><text:s text:c="4"/>int * q;</text:p>
            <text:p text:style-name="P132">};</text:p>
            <text:p text:style-name="P132"><text:soft-page-break/></text:p>
            <text:p text:style-name="P132">int main()</text:p>
            <text:p text:style-name="P6">{</text:p>
            <text:p text:style-name="P6"><text:s text:c="4"/>P * p = new C;</text:p>
            <text:p text:style-name="P132"><text:s text:c="4"/>delete p;</text:p>
            <text:p text:style-name="P132"><text:s text:c="4"/>return 0;</text:p>
            <text:p text:style-name="P6">}</text:p>
          </table:table-cell>
        </table:table-row>
      </table:table>
      <text:p text:style-name="P114">Read the output very carefully.</text:p>
      <text:p text:style-name="P113"/>
      <text:p text:style-name="P113">Why is this a problem? The destructor called is the destructor in the</text:p>
      <text:p text:style-name="P113">parent. Of course the object to destroy is a child class object (which</text:p>
      <text:p text:style-name="P113">includes a parent part), not just the parent class object. The above code</text:p>
      <text:p text:style-name="P91"><text:span text:style-name="T20">therefore will cause a </text:span><text:span text:style-name="T45">memory leak </text:span><text:span text:style-name="T20">because the resource used by the child class is not release</text:span><text:span text:style-name="T26">d</text:span><text:span text:style-name="T20">.</text:span></text:p>
      <text:p text:style-name="P114"/>
      <text:p text:style-name="P114">Now try this:</text:p>
      <table:table table:name="Table22" table:style-name="Table22">
        <table:table-column table:style-name="Table22.A"/>
        <table:table-row table:style-name="TableLine2650060684544">
          <table:table-cell table:style-name="Table22.A1" office:value-type="string">
            <text:p text:style-name="P6">#include &lt;iostream&gt;</text:p>
            <text:p text:style-name="P132"/>
            <text:p text:style-name="P132">class P</text:p>
            <text:p text:style-name="P132">{</text:p>
            <text:p text:style-name="P132">public:</text:p>
            <text:p text:style-name="P132"><text:s text:c="4"/>P() : p(new int) {}</text:p>
            <text:p text:style-name="P110"><text:span text:style-name="T4"><text:s text:c="4"/></text:span><text:span text:style-name="T6">virtual </text:span><text:span text:style-name="T2">~P() { std::cout &lt;&lt; "P::~P()\n"; }</text:span></text:p>
            <text:p text:style-name="P111">private:</text:p>
            <text:p text:style-name="P132"><text:s text:c="4"/>int * p;</text:p>
            <text:p text:style-name="P132">};</text:p>
            <text:p text:style-name="P132"/>
            <text:p text:style-name="P132">class C: public P</text:p>
            <text:p text:style-name="P132">{</text:p>
            <text:p text:style-name="P132">public:</text:p>
            <text:p text:style-name="P132"><text:s text:c="4"/>C() : q(new int) {}</text:p>
            <text:p text:style-name="P132"><text:s text:c="4"/>~C() { std::cout &lt;&lt; "C::~C()\n"; <text:span text:style-name="T68">delete q; </text:span>}</text:p>
            <text:p text:style-name="P132"><text:s text:c="4"/>int * q;</text:p>
            <text:p text:style-name="P132">};</text:p>
            <text:p text:style-name="P132"/>
            <text:p text:style-name="P132">int main()</text:p>
            <text:p text:style-name="P132">{</text:p>
            <text:p text:style-name="P132"><text:s text:c="4"/>P * p = new C;</text:p>
            <text:p text:style-name="P132"><text:s text:c="4"/>delete p;</text:p>
            <text:p text:style-name="P132"><text:s text:c="4"/>return 0;</text:p>
            <text:p text:style-name="P6">}</text:p>
          </table:table-cell>
        </table:table-row>
      </table:table>
      <text:p text:style-name="P114">You should see two outputs. Why? Because of polymorphism, when you</text:p>
      <text:p text:style-name="P113">do</text:p>
      <text:p text:style-name="P113"/>
      <text:p text:style-name="P111"><text:s text:c="4"/>delete p;</text:p>
      <text:p text:style-name="P111"/>
      <text:p text:style-name="P91"><text:span text:style-name="T20">the destructor used is </text:span><text:span text:style-name="T32">C::~C()</text:span><text:span text:style-name="T20">. But remember from the notes on</text:span></text:p>
      <text:p text:style-name="P91"><text:span text:style-name="T20">inheritance that this would execute the body of </text:span><text:span text:style-name="T32">C::~C() </text:span><text:span text:style-name="T20">and then</text:span></text:p>
      <text:p text:style-name="P92"><text:span text:style-name="T32">P::~P() </text:span><text:span text:style-name="T20">would be executed.</text:span></text:p>
      <text:p text:style-name="P114"/>
      <text:p text:style-name="P106"><text:span text:style-name="T2">Therefore … </text:span><text:span text:style-name="T6">if you plan to use polymorphism</text:span></text:p>
      <text:p text:style-name="P109"><text:soft-page-break/>with your (parent) class, and you perform</text:p>
      <text:p text:style-name="P106"><text:span text:style-name="T6">delete on your pointer, you must have </text:span><text:span text:style-name="T8">a</text:span><text:span text:style-name="T28"> </text:span><text:span text:style-name="T45">public virtual destructor.</text:span></text:p>
      <text:p text:style-name="P128"/>
      <text:p text:style-name="P108">Of course if the child object executes its destructor on its own, then that</text:p>
      <text:p text:style-name="P113">would be a different story since the pointer is then not responsible for the</text:p>
      <text:p text:style-name="P113">deallocation. For instance</text:p>
      <text:p text:style-name="P132"/>
      <text:p text:style-name="P132"><text:tab/>if (true)</text:p>
      <text:p text:style-name="P132"><text:tab/>{</text:p>
      <text:p text:style-name="P132"><text:tab/> <text:s text:c="3"/>C c;</text:p>
      <text:p text:style-name="P132"><text:tab/> <text:s text:c="3"/>P * p = &amp;c;</text:p>
      <text:p text:style-name="P132"><text:tab/>} // c goes out of scope and called c::~C()</text:p>
      <text:p text:style-name="P114"/>
      <text:p text:style-name="P114"/>
      <text:p text:style-name="P157">Packaging auto destructor</text:p>
      <text:p text:style-name="P118"/>
      <text:p text:style-name="P118">Now look at this:</text:p>
      <table:table table:name="Table23" table:style-name="Table23">
        <table:table-column table:style-name="Table23.A"/>
        <table:table-row table:style-name="TableLine2650060674208">
          <table:table-cell table:style-name="Table23.A1" office:value-type="string">
            <text:p text:style-name="P7">#include &lt;iostream&gt;</text:p>
            <text:p text:style-name="P41"/>
            <text:p text:style-name="P41">class P</text:p>
            <text:p text:style-name="P41">{</text:p>
            <text:p text:style-name="P41">public:</text:p>
            <text:p text:style-name="P41"><text:span text:style-name="T70"><text:s text:c="4"/></text:span><text:span text:style-name="T69">virtual </text:span>~P() { std::cout &lt;&lt; "P::~P()\n"; }</text:p>
            <text:p text:style-name="P41"><text:s text:c="4"/><text:span text:style-name="T68">void m() { std::cout &lt;&lt; "P::m()\n"; }</text:span></text:p>
            <text:p text:style-name="P41">private:</text:p>
            <text:p text:style-name="P41">};</text:p>
            <text:p text:style-name="P41"/>
            <text:p text:style-name="P41">class C: public P</text:p>
            <text:p text:style-name="P41">{</text:p>
            <text:p text:style-name="P41">public:</text:p>
            <text:p text:style-name="P41"><text:s text:c="4"/>C() : q(new int) {}</text:p>
            <text:p text:style-name="P41"><text:s text:c="4"/>~C() { std::cout &lt;&lt; "C::~C()\n"; <text:span text:style-name="T68">delete q; </text:span>}</text:p>
            <text:p text:style-name="P41"><text:s text:c="4"/><text:span text:style-name="T68">void m() { std::cout &lt;&lt; "C::m()\n"; }</text:span></text:p>
            <text:p text:style-name="P41"><text:s text:c="4"/>int * q;</text:p>
            <text:p text:style-name="P41">};</text:p>
            <text:p text:style-name="P41"/>
            <text:p text:style-name="P41">int main()</text:p>
            <text:p text:style-name="P41">{</text:p>
            <text:p text:style-name="P41"><text:s text:c="4"/>P * p = new C;</text:p>
            <text:p text:style-name="P41"><text:s text:c="4"/><text:span text:style-name="T68">p-&gt;m();</text:span></text:p>
            <text:p text:style-name="P41"><text:s text:c="4"/>delete p;</text:p>
            <text:p text:style-name="P41"><text:s text:c="4"/>return 0;</text:p>
            <text:p text:style-name="P7">}</text:p>
          </table:table-cell>
        </table:table-row>
      </table:table>
      <text:p text:style-name="P129"/>
      <text:p text:style-name="P122">This allows <text:span text:style-name="T93">us </text:span>to work with objects through polymorphism. But this is achieved through pointers. Recall <text:span text:style-name="T92">a</text:span> benefit of classes – you can auto execute the destructor when an object is going out of scope. In the above example, we have to remember to deallocate <text:span text:style-name="T96">the memory used by the object that </text:span><text:span text:style-name="T95">p</text:span><text:span text:style-name="T96"> points to:</text:span></text:p>
      <text:p text:style-name="P122"/>
      <text:p text:style-name="P41"><text:s text:c="4"/>delete p;</text:p>
      <text:p text:style-name="P45"/>
      <text:p text:style-name="P104">Using the idea in the chapter on destructor, we do this:</text:p>
      <table:table table:name="Table24" table:style-name="Table24">
        <table:table-column table:style-name="Table24.A"/>
        <table:table-row table:style-name="TableLine2650060688624">
          <table:table-cell table:style-name="Table24.A1" office:value-type="string">
            <text:p text:style-name="P7">#include &lt;iostream&gt;</text:p>
            <text:p text:style-name="P41"/>
            <text:p text:style-name="P41">class P</text:p>
            <text:p text:style-name="P41">{</text:p>
            <text:p text:style-name="P41">public:</text:p>
            <text:p text:style-name="P41"><text:span text:style-name="T70"><text:s text:c="4"/></text:span><text:span text:style-name="T69">virtual </text:span>~P() { std::cout &lt;&lt; "P::~P()\n"; }</text:p>
            <text:p text:style-name="P41"><text:s text:c="4"/><text:span text:style-name="T68">void m() { std::cout &lt;&lt; "P::m()\n"; }</text:span></text:p>
            <text:p text:style-name="P41">private:</text:p>
            <text:p text:style-name="P41">};</text:p>
            <text:p text:style-name="P41"/>
            <text:p text:style-name="P41"><text:soft-page-break/>class C: public P</text:p>
            <text:p text:style-name="P41">{</text:p>
            <text:p text:style-name="P41">public:</text:p>
            <text:p text:style-name="P41"><text:s text:c="4"/>C() : q(new int) {}</text:p>
            <text:p text:style-name="P41"><text:s text:c="4"/>~C() { std::cout &lt;&lt; "C::~C()\n"; <text:span text:style-name="T68">delete q; </text:span>}</text:p>
            <text:p text:style-name="P41"><text:s text:c="4"/><text:span text:style-name="T68">void m() { std::cout &lt;&lt; "C::m()\n"; }</text:span></text:p>
            <text:p text:style-name="P41"><text:s text:c="4"/>int * q;</text:p>
            <text:p text:style-name="P41">};</text:p>
            <text:p text:style-name="P41"/>
            <text:p text:style-name="P43">class autoP</text:p>
            <text:p text:style-name="P43">{</text:p>
            <text:p text:style-name="P43">public:</text:p>
            <text:p text:style-name="P43"><text:s text:c="4"/>autoP()</text:p>
            <text:p text:style-name="P43"><text:s text:c="8"/>: p_(new C)</text:p>
            <text:p text:style-name="P43"><text:s text:c="4"/>{}</text:p>
            <text:p text:style-name="P43"><text:s text:c="4"/><text:span text:style-name="T93">~</text:span>autoP()</text:p>
            <text:p text:style-name="P43"><text:s text:c="4"/>{ delete p_; }</text:p>
            <text:p text:style-name="P43"><text:s text:c="4"/>void m() { p_-&gt;m(); }</text:p>
            <text:p text:style-name="P43">private:</text:p>
            <text:p text:style-name="P43"><text:s text:c="4"/>P * p_;</text:p>
            <text:p text:style-name="P43">};</text:p>
            <text:p text:style-name="P43"/>
            <text:p text:style-name="P41">int main()</text:p>
            <text:p text:style-name="P41">{</text:p>
            <text:p text:style-name="P41"><text:s text:c="4"/><text:span text:style-name="T68">auto</text:span>P <text:span text:style-name="T68">p</text:span>;</text:p>
            <text:p text:style-name="P41"><text:s text:c="4"/><text:span text:style-name="T68">p.m();</text:span></text:p>
            <text:p text:style-name="P41"><text:s text:c="4"/>return 0;</text:p>
            <text:p text:style-name="P7">}</text:p>
          </table:table-cell>
        </table:table-row>
      </table:table>
      <text:p text:style-name="P130"/>
      <text:p text:style-name="P123">Of course we need to figure out what to do with the copy constructor and <text:span text:style-name="T9">operator=</text:span>. <text:span text:style-name="T72">If you don’t plan to do that, you can put the prototypes in the </text:span><text:span text:style-name="T12">private</text:span><text:span text:style-name="T72"> section. </text:span></text:p>
      <text:p text:style-name="P103"/>
      <table:table table:name="Table25" table:style-name="Table25">
        <table:table-column table:style-name="Table25.A"/>
        <table:table-row table:style-name="TableLine2650060674752">
          <table:table-cell table:style-name="Table25.A1" office:value-type="string">
            <text:p text:style-name="P8">#include &lt;iostream&gt;</text:p>
            <text:p text:style-name="P42"/>
            <text:p text:style-name="P42">class P</text:p>
            <text:p text:style-name="P42">{</text:p>
            <text:p text:style-name="P42">public:</text:p>
            <text:p text:style-name="P42"><text:s text:c="4"/>P() : p(new int) {}</text:p>
            <text:p text:style-name="P42"><text:span text:style-name="T70"><text:s text:c="4"/></text:span><text:span text:style-name="T69">virtual </text:span>~P() { std::cout &lt;&lt; "P::~P()\n"; }</text:p>
            <text:p text:style-name="P42"><text:s text:c="4"/><text:span text:style-name="T68">void m() { std::cout &lt;&lt; "P::m()\n"; }</text:span></text:p>
            <text:p text:style-name="P42">private:</text:p>
            <text:p text:style-name="P42"><text:s text:c="4"/>int * p;</text:p>
            <text:p text:style-name="P42">};</text:p>
            <text:p text:style-name="P42"/>
            <text:p text:style-name="P42">class C: public P</text:p>
            <text:p text:style-name="P42">{</text:p>
            <text:p text:style-name="P42">public:</text:p>
            <text:p text:style-name="P42"><text:s text:c="4"/>C() : q(new int) {}</text:p>
            <text:p text:style-name="P42"><text:soft-page-break/><text:s text:c="4"/>~C() { std::cout &lt;&lt; "C::~C()\n"; <text:span text:style-name="T68">delete q; </text:span>}</text:p>
            <text:p text:style-name="P42"><text:s text:c="4"/><text:span text:style-name="T68">void m() { std::cout &lt;&lt; "C::m()\n"; }</text:span></text:p>
            <text:p text:style-name="P42"><text:s text:c="4"/>int * q;</text:p>
            <text:p text:style-name="P42">};</text:p>
            <text:p text:style-name="P42"/>
            <text:p text:style-name="P44">class autoP</text:p>
            <text:p text:style-name="P44">{</text:p>
            <text:p text:style-name="P44">public:</text:p>
            <text:p text:style-name="P44"><text:s text:c="4"/>autoP()</text:p>
            <text:p text:style-name="P44"><text:s text:c="8"/>: p_(new C)</text:p>
            <text:p text:style-name="P44"><text:s text:c="4"/>{}</text:p>
            <text:p text:style-name="P44"><text:s text:c="4"/><text:span text:style-name="T93">~</text:span>autoP()</text:p>
            <text:p text:style-name="P44"><text:s text:c="4"/>{ delete p_; }</text:p>
            <text:p text:style-name="P44"><text:s text:c="4"/>void m() { p_-&gt;m(); }</text:p>
            <text:p text:style-name="P44">private:</text:p>
            <text:p text:style-name="P182"><text:s text:c="4"/><text:span text:style-name="T71">autoP(const autoP &amp; p);</text:span></text:p>
            <text:p text:style-name="P182"><text:s text:c="4"/><text:span text:style-name="T97">const auto P &amp; operator=(const autoP &amp;);</text:span></text:p>
            <text:p text:style-name="P44"><text:s text:c="4"/>P * p_;</text:p>
            <text:p text:style-name="P44">};</text:p>
            <text:p text:style-name="P44"/>
            <text:p text:style-name="P42">int main()</text:p>
            <text:p text:style-name="P42">{</text:p>
            <text:p text:style-name="P42"><text:s text:c="4"/><text:span text:style-name="T68">auto</text:span>P <text:span text:style-name="T68">p</text:span>;</text:p>
            <text:p text:style-name="P42"><text:s text:c="4"/><text:span text:style-name="T68">p.m();</text:span></text:p>
            <text:p text:style-name="P42"><text:s text:c="4"/>return 0;</text:p>
            <text:p text:style-name="P8">}</text:p>
          </table:table-cell>
        </table:table-row>
      </table:table>
      <text:p text:style-name="P131"/>
      <text:p text:style-name="P167"><text:span text:style-name="T97">If you do want to allow copy constructor and </text:span><text:span text:style-name="T9">operator=</text:span><text:span text:style-name="T37">, </text:span>you have to decide on <text:span text:style-name="T97">what they should do, </text:span><text:span text:style-name="T42">i.e., after</text:span></text:p>
      <text:p text:style-name="P124"/>
      <text:p text:style-name="P33"><text:tab/>autoP p0;</text:p>
      <text:p text:style-name="P33"><text:tab/>autoP p1;</text:p>
      <text:p text:style-name="P34"><text:tab/>p1 = p0; <text:s text:c="2"/></text:p>
      <text:p text:style-name="P34"/>
      <text:p text:style-name="P183"><text:span text:style-name="T97">d</text:span>oes <text:span text:style-name="T9">p1</text:span> points to the same object that <text:span text:style-name="T9">p0</text:span> points to or is the object that <text:span text:style-name="T9">p1</text:span> points to have the same values as the object that <text:span text:style-name="T9">p0</text:span> points to <text:span text:style-name="T97">(i.e., it’s a copy)</text:span>?</text:p>
      <text:p text:style-name="P100"/>
      <text:p text:style-name="P166">By the way, since the parent destructor is virtual, calling delete in autoP will execute the destructor in the child class. But what is the parent also has some memory allocation in its constructor like this:</text:p>
      <table:table table:name="Table27" table:style-name="Table27">
        <table:table-column table:style-name="Table27.A"/>
        <table:table-row table:style-name="TableLine2650334200864">
          <table:table-cell table:style-name="Table27.A1" office:value-type="string">
            <text:p text:style-name="P170">#include &lt;iostream&gt;</text:p>
            <text:p text:style-name="P179"/>
            <text:p text:style-name="P179">class P</text:p>
            <text:p text:style-name="P179">{</text:p>
            <text:p text:style-name="P179">public:</text:p>
            <text:p text:style-name="P179"><text:s text:c="4"/>P() : p(new int) {}</text:p>
            <text:p text:style-name="P179"><text:span text:style-name="T70"><text:s text:c="4"/></text:span><text:span text:style-name="T69">virtual </text:span>~P() { std::cout &lt;&lt; "P::~P()\n"; }</text:p>
            <text:p text:style-name="P179"><text:s text:c="4"/><text:span text:style-name="T68">void m() { std::cout &lt;&lt; "P::m()\n"; }</text:span></text:p>
            <text:p text:style-name="P179">private:</text:p>
            <text:p text:style-name="P179"><text:soft-page-break/><text:s text:c="4"/>int * p;</text:p>
            <text:p text:style-name="P179">};</text:p>
            <text:p text:style-name="P179"/>
            <text:p text:style-name="P179">class C: public P</text:p>
            <text:p text:style-name="P179">{</text:p>
            <text:p text:style-name="P179">public:</text:p>
            <text:p text:style-name="P179"><text:s text:c="4"/>C() : q(new int) {}</text:p>
            <text:p text:style-name="P179"><text:s text:c="4"/>~C() { std::cout &lt;&lt; "C::~C()\n"; <text:span text:style-name="T68">delete q; </text:span>}</text:p>
            <text:p text:style-name="P179"><text:s text:c="4"/><text:span text:style-name="T68">void m() { std::cout &lt;&lt; "C::m()\n"; }</text:span></text:p>
            <text:p text:style-name="P179"><text:s text:c="4"/>int * q;</text:p>
            <text:p text:style-name="P179">};</text:p>
            <text:p text:style-name="P170">...</text:p>
          </table:table-cell>
        </table:table-row>
      </table:table>
      <text:p text:style-name="P168">Then the child has to deallocate the memory allocation in the parent. Assuming the pointer in the parent is private, one might want to do this:</text:p>
      <text:p text:style-name="P166"/>
      <table:table table:name="Table28" table:style-name="Table28">
        <table:table-column table:style-name="Table28.A"/>
        <table:table-row table:style-name="TableLine2650525732192">
          <table:table-cell table:style-name="Table28.A1" office:value-type="string">
            <text:p text:style-name="P171">#include &lt;iostream&gt;</text:p>
            <text:p text:style-name="P180"/>
            <text:p text:style-name="P180">class P</text:p>
            <text:p text:style-name="P180">{</text:p>
            <text:p text:style-name="P180">public:</text:p>
            <text:p text:style-name="P180"><text:s text:c="4"/>P() : p(new int) {}</text:p>
            <text:p text:style-name="P180"><text:span text:style-name="T70"><text:s text:c="4"/></text:span><text:span text:style-name="T69">virtual </text:span>~P() { std::cout &lt;&lt; "P::~P()\n"; }</text:p>
            <text:p text:style-name="P180"><text:s text:c="4"/><text:span text:style-name="T68">void m() { std::cout &lt;&lt; "P::m()\n"; }</text:span></text:p>
            <text:p text:style-name="P180"><text:s text:c="4"/><text:span text:style-name="T97">void deallocate() { delete p; }</text:span></text:p>
            <text:p text:style-name="P180">private:</text:p>
            <text:p text:style-name="P180"><text:s text:c="4"/>int * p;</text:p>
            <text:p text:style-name="P180">};</text:p>
            <text:p text:style-name="P180"/>
            <text:p text:style-name="P180">class C: public P</text:p>
            <text:p text:style-name="P180">{</text:p>
            <text:p text:style-name="P180">public:</text:p>
            <text:p text:style-name="P180"><text:s text:c="4"/>C() : q(new int) {}</text:p>
            <text:p text:style-name="P180"><text:s text:c="4"/>~C() </text:p>
            <text:p text:style-name="P180"><text:s text:c="4"/>{ </text:p>
            <text:p text:style-name="P180"><text:s text:c="8"/>std::cout &lt;&lt; "C::~C()\n"; </text:p>
            <text:p text:style-name="P180"><text:s text:c="8"/><text:span text:style-name="T97">deallocate();</text:span></text:p>
            <text:p text:style-name="P180"><text:span text:style-name="T68"><text:s text:c="8"/>delete q; </text:span></text:p>
            <text:p text:style-name="P180"><text:s text:c="4"/>}</text:p>
            <text:p text:style-name="P180"><text:s text:c="4"/><text:span text:style-name="T68">void m() { std::cout &lt;&lt; "C::m()\n"; }</text:span></text:p>
            <text:p text:style-name="P180"><text:s text:c="4"/>int * q;</text:p>
            <text:p text:style-name="P180">};</text:p>
            <text:p text:style-name="P171">...</text:p>
          </table:table-cell>
        </table:table-row>
      </table:table>
      <text:p text:style-name="P168"/>
      <text:p text:style-name="P158">Why is inheritance “less flexible” than object composition?</text:p>
      <text:p text:style-name="P140"/>
      <text:p text:style-name="P141">You will see, after you have written more programs using OOP, that inheritance is not as flexible as object composition.</text:p>
      <text:p text:style-name="P141"/>
      <text:p text:style-name="P141">Why is that?</text:p>
      <text:p text:style-name="P141"/>
      <text:p text:style-name="P141">The reason is because <text:span text:style-name="T7">inheritance cannot be changed during runtime</text:span>. </text:p>
      <text:p text:style-name="P141"><text:s/></text:p>
      <text:p text:style-name="P140"><text:span text:style-name="T74">Abstractly speaking if class </text:span><text:span text:style-name="T14">C</text:span><text:span text:style-name="T74"> is a subclass of </text:span><text:span text:style-name="T14">D</text:span><text:span text:style-name="T74">, then a </text:span><text:span text:style-name="T14">C</text:span><text:span text:style-name="T74"> object </text:span><text:span text:style-name="T14">c</text:span><text:span text:style-name="T74"> has</text:span></text:p>
      <text:p text:style-name="P140"/>
      <text:p text:style-name="P140"><text:tab/><text:span text:style-name="T14">c.D::x</text:span></text:p>
      <text:p text:style-name="P144"/>
      <text:p text:style-name="P142">where <text:span text:style-name="T9">x</text:span> is a member (whether it is a member variable or a method). That cannot be changed. However if <text:span text:style-name="T9">C</text:span> has a pointer <text:span text:style-name="T13">x</text:span><text:span text:style-name="T75"> that can point to either </text:span><text:span text:style-name="T13">D</text:span><text:span text:style-name="T75"> or </text:span><text:span text:style-name="T13">E</text:span><text:span text:style-name="T75">, at one point in time, you can have</text:span></text:p>
      <text:p text:style-name="P142"/>
      <text:p text:style-name="P140"><text:tab/><text:span text:style-name="T14">c.x</text:span><text:span text:style-name="T74"><text:tab/>points to a </text:span><text:span text:style-name="T14">D</text:span><text:span text:style-name="T74"> object</text:span></text:p>
      <text:p text:style-name="P140"/>
      <text:p text:style-name="P145">and at another time</text:p>
      <text:p text:style-name="P145"/>
      <text:p text:style-name="P145"><text:tab/><text:span text:style-name="T9">c.x</text:span><text:tab/>points to an <text:span text:style-name="T9">E</text:span> object<text:tab/></text:p>
      <text:p text:style-name="P145"/>
      <text:p text:style-name="P146">This is possible if <text:span text:style-name="T9">c.x</text:span> is a <text:span text:style-name="T9">P</text:span> pointer where <text:span text:style-name="T9">P</text:span> is a parent of both <text:span text:style-name="T9">D</text:span> and <text:span text:style-name="T82">E</text:span>.</text:p>
      <text:p text:style-name="P146"/>
      <text:p text:style-name="P146">As an example, suppose you have </text:p>
      <text:p text:style-name="P146"/>
      <text:p text:style-name="P46"><text:tab/>class Car</text:p>
      <text:p text:style-name="P46"><text:tab/>{</text:p>
      <text:p text:style-name="P46"><text:tab/>private:</text:p>
      <text:p text:style-name="P46"><text:tab/> <text:s text:c="3"/>SteeringWheel steering_wheel_; <text:s text:c="3"/></text:p>
      <text:p text:style-name="P46"><text:tab/>};</text:p>
      <text:p text:style-name="P55"/>
      <text:p text:style-name="P147"><text:span text:style-name="T9">SelfDrivingCar</text:span> wants to have a steering wheel and since a self driving car is a car, you would do this:</text:p>
      <text:p text:style-name="P147"/>
      <text:p text:style-name="P46"><text:tab/>class Car</text:p>
      <text:p text:style-name="P46"><text:tab/>{</text:p>
      <text:p text:style-name="P46"><text:tab/>private:</text:p>
      <text:p text:style-name="P46"><text:tab/> <text:s text:c="3"/>SteeringWheel steering_wheel_; <text:s text:c="3"/></text:p>
      <text:p text:style-name="P46"><text:tab/>};</text:p>
      <text:p text:style-name="P56"/>
      <text:p text:style-name="P59"><text:tab/><text:span text:style-name="T76">class SelfDrivingCar: public Car</text:span></text:p>
      <text:p text:style-name="P59"><text:tab/><text:span text:style-name="T76">{</text:span></text:p>
      <text:p text:style-name="P59"><text:tab/><text:span text:style-name="T76">};</text:span></text:p>
      <text:p text:style-name="P59"/>
      <text:p text:style-name="P143"><text:span text:style-name="T76">But what if you want to model a self driving car that has a joystick instead of a steering wheel?</text:span> <text:span text:style-name="T77">Then you can’t. Unless you do</text:span></text:p>
      <text:p text:style-name="P143"/>
      <text:p text:style-name="P143"><text:soft-page-break/></text:p>
      <text:p text:style-name="P47"><text:tab/>class Car</text:p>
      <text:p text:style-name="P47"><text:tab/>{</text:p>
      <text:p text:style-name="P47"><text:tab/>private:</text:p>
      <text:p text:style-name="P47"><text:tab/> <text:s text:c="3"/>SteeringWheel steering_wheel_; <text:s text:c="3"/></text:p>
      <text:p text:style-name="P47"><text:tab/>};</text:p>
      <text:p text:style-name="P57"/>
      <text:p text:style-name="P60"><text:tab/><text:span text:style-name="T76">class SelfDrivingCar: public Car</text:span></text:p>
      <text:p text:style-name="P60"><text:tab/><text:span text:style-name="T76">{</text:span></text:p>
      <text:p text:style-name="P60"><text:tab/><text:span text:style-name="T77">private:</text:span></text:p>
      <text:p text:style-name="P60"><text:tab/> <text:s text:c="3"/><text:span text:style-name="T77">SteeringJoystick * steering_joystick_;</text:span></text:p>
      <text:p text:style-name="P60"><text:tab/><text:span text:style-name="T76">};</text:span></text:p>
      <text:p text:style-name="P60"/>
      <text:p text:style-name="P148">If a self driving car <text:span text:style-name="T9">self-driving_car</text:span> wants a steering joystick, the object would then create a steering jobstick object from </text:p>
      <text:p text:style-name="P148"/>
      <text:p text:style-name="P35"><text:tab/>class SteeringJoystick</text:p>
      <text:p text:style-name="P35"><text:tab/>{ ... };</text:p>
      <text:p text:style-name="P35"/>
      <text:p text:style-name="P148"/>
      <text:p text:style-name="P148">on the heap and point it’s <text:span text:style-name="T9">steering_joystick_</text:span> pointer to this object. </text:p>
      <text:p text:style-name="P148"/>
      <text:p text:style-name="P148">BUT … then the <text:span text:style-name="T9">self-driving_car</text:span><text:span text:style-name="T37"> object would have a st</text:span><text:span text:style-name="T44">eering</text:span><text:span text:style-name="T37"> wheel:</text:span></text:p>
      <text:p text:style-name="P105"/>
      <text:p text:style-name="P65"><text:tab/>self-driving_car.steering_wheel_</text:p>
      <text:p text:style-name="P65"/>
      <text:p text:style-name="P148"><text:span text:style-name="T37">and a </text:span><text:span text:style-name="T37">steering joystick </text:span><text:span text:style-name="T37">as well:</text:span></text:p>
      <text:p text:style-name="P105"/>
      <text:p text:style-name="P65"><text:tab/>*(self-driving_car.steering_joystick_)</text:p>
      <text:p text:style-name="P65"/>
      <text:p text:style-name="P105">Assuming you only want one steering device, this would be a waste of memory, <text:span text:style-name="T83">and plus it would open up</text:span> lots of confusion and incorrect code in the future. <text:span text:style-name="T83">Redundant data is always bad.</text:span> </text:p>
      <text:p text:style-name="P105"/>
      <text:p text:style-name="P105">The point is that your self driving car is of type <text:span text:style-name="T9">SelfDrivingCar</text:span> and it has inherited a steering wheel from the <text:span text:style-name="T9">Car</text:span> class. This cannot change unless you change the code. </text:p>
      <text:p text:style-name="P105"/>
      <text:p text:style-name="P105">How would we solve this problem where a self driving car can have either a steering wheel or a steering joystick? Furthermore you want the flexibility of changing it during your program’s runtime (dynamic).</text:p>
      <text:p text:style-name="P105"/>
      <text:p text:style-name="P105">First you do this:</text:p>
      <text:p text:style-name="P148"><text:s/></text:p>
      <text:p text:style-name="P36"><text:tab/>class SteeringDevice</text:p>
      <text:p text:style-name="P36"><text:tab/>{ … };</text:p>
      <text:p text:style-name="P36"><text:tab/></text:p>
      <text:p text:style-name="P36"><text:tab/>class SteeringWheel: public SteeringDevice</text:p>
      <text:p text:style-name="P36"><text:tab/>{ … };</text:p>
      <text:p text:style-name="P36"/>
      <text:p text:style-name="P36"><text:tab/>class SteeringJoystick: public SteeringDevice</text:p>
      <text:p text:style-name="P36"><text:tab/>{ … };</text:p>
      <text:p text:style-name="P36"/>
      <text:p text:style-name="P126"><text:soft-page-break/>This combines steering wheels and steering joysticks under a common “concept” or class. <text:span text:style-name="T77">You can then do this:</text:span></text:p>
      <text:p text:style-name="P125"/>
      <text:p text:style-name="P48"><text:tab/>class Car</text:p>
      <text:p text:style-name="P48"><text:tab/>{</text:p>
      <text:p text:style-name="P48"><text:tab/><text:span text:style-name="T78">public:</text:span></text:p>
      <text:p text:style-name="P49"><text:tab/> <text:s text:c="3"/><text:span text:style-name="T78">Car():</text:span></text:p>
      <text:p text:style-name="P49"><text:tab/> <text:s text:c="7"/>: <text:span text:style-name="T78">steering_device_(new SteeringWheel)</text:span></text:p>
      <text:p text:style-name="P49"><text:tab/> <text:s text:c="3"/><text:span text:style-name="T78">{}</text:span></text:p>
      <text:p text:style-name="P50"><text:tab/> <text:s text:c="3"/>// <text:span text:style-name="T80">Of course you need to overload the <text:tab/> <text:s text:c="3"/>// destructor, copy constructor, and <text:tab/> <text:s text:c="2"/></text:span></text:p>
      <text:p text:style-name="P66"><text:tab/> <text:s text:c="3"/>// operator=.</text:p>
      <text:p text:style-name="P48"><text:tab/>private:</text:p>
      <text:p text:style-name="P48"><text:tab/> <text:s text:c="3"/>Steering<text:span text:style-name="T78">Device</text:span> * steering_<text:span text:style-name="T78">device</text:span>_; </text:p>
      <text:p text:style-name="P48"><text:tab/>};</text:p>
      <text:p text:style-name="P58"/>
      <text:p text:style-name="P149">Now a car can have the choice of changing its steering device to either a steering wheel or a steering joystick during runtime:</text:p>
      <text:p text:style-name="P149"/>
      <text:p text:style-name="P49"><text:tab/>class Car</text:p>
      <text:p text:style-name="P49"><text:tab/>{</text:p>
      <text:p text:style-name="P49"><text:tab/><text:span text:style-name="T78">public:</text:span></text:p>
      <text:p text:style-name="P49"><text:tab/> <text:s text:c="3"/>...</text:p>
      <text:p text:style-name="P49"><text:tab/> <text:s text:c="3"/><text:span text:style-name="T78">void set_to_steering_joystick()</text:span></text:p>
      <text:p text:style-name="P49"><text:tab/> <text:s text:c="3"/><text:span text:style-name="T79">{</text:span></text:p>
      <text:p text:style-name="P51"><text:tab/> <text:s text:c="7"/><text:span text:style-name="T80">delete steering_device_;</text:span></text:p>
      <text:p text:style-name="P51"><text:tab/> <text:s text:c="7"/><text:span text:style-name="T80">steering_device_ = new SteeringJoystick;</text:span> </text:p>
      <text:p text:style-name="P49"><text:tab/> <text:s text:c="3"/><text:span text:style-name="T79">}</text:span></text:p>
      <text:p text:style-name="P49"><text:tab/>private:</text:p>
      <text:p text:style-name="P49"><text:tab/> <text:s text:c="3"/>Steering<text:span text:style-name="T78">Device</text:span> * steering_<text:span text:style-name="T78">device</text:span>_; </text:p>
      <text:p text:style-name="P49"><text:tab/>};</text:p>
      <text:p text:style-name="P63"/>
      <text:p text:style-name="P61"><text:tab/><text:span text:style-name="T76">class SelfDrivingCar: public Car</text:span></text:p>
      <text:p text:style-name="P61"><text:tab/><text:span text:style-name="T76">{};</text:span></text:p>
      <text:p text:style-name="P35"/>
      <text:p text:style-name="P127">Then you can do</text:p>
      <text:p text:style-name="P127"/>
      <text:p text:style-name="P38"><text:tab/>SelfDrivingCar tesla;</text:p>
      <text:p text:style-name="P38"><text:tab/>... drive with steering wheel ...</text:p>
      <text:p text:style-name="P38"><text:tab/>tesla.set_to_steering_joystick(); </text:p>
      <text:p text:style-name="P38"><text:tab/>... drive with steering joystick ...</text:p>
      <text:p text:style-name="P38"/>
      <text:p text:style-name="P127">But wait a minute … a<text:span text:style-name="T99">t</text:span> least with respect to the steering device, <text:span text:style-name="T81">do </text:span>you see that inheritance is not even necessary!!! <text:span text:style-name="T81">Of course if you don’t want the program to be too dynamic you can always fix the steering device during constructor call. So suppose all self-driving cars now use joystick</text:span><text:span text:style-name="T99">s</text:span><text:span text:style-name="T81">:</text:span></text:p>
      <text:p text:style-name="P127"/>
      <text:p text:style-name="P52"><text:tab/>class Car</text:p>
      <text:p text:style-name="P52"><text:tab/>{</text:p>
      <text:p text:style-name="P52"><text:tab/><text:span text:style-name="T78">public:</text:span></text:p>
      <text:p text:style-name="P52"><text:tab/> <text:s text:c="3"/><text:span text:style-name="T81">Car(int steering_type=0)</text:span></text:p>
      <text:p text:style-name="P52"><text:tab/> <text:s text:c="3"/><text:span text:style-name="T81">{</text:span></text:p>
      <text:p text:style-name="P52"><text:tab/> <text:s text:c="7"/><text:span text:style-name="T81">if (steering_type == 0) </text:span></text:p>
      <text:p text:style-name="P67"><text:tab/> <text:s text:c="11"/>steering_device_ = </text:p>
      <text:p text:style-name="P67"><text:soft-page-break/><text:tab/> <text:s text:c="15"/>new SteeringWheel;</text:p>
      <text:p text:style-name="P52"><text:tab/> <text:s text:c="7"/><text:span text:style-name="T81">else:</text:span></text:p>
      <text:p text:style-name="P53"><text:tab/> <text:s text:c="11"/><text:span text:style-name="T81">steering_device_ = </text:span></text:p>
      <text:p text:style-name="P67"><text:s text:c="22"/>new SteeringJoystick;</text:p>
      <text:p text:style-name="P52"><text:tab/> <text:s text:c="3"/><text:span text:style-name="T81">}</text:span></text:p>
      <text:p text:style-name="P52"><text:tab/>private:</text:p>
      <text:p text:style-name="P52"><text:tab/> <text:s text:c="3"/>Steering<text:span text:style-name="T78">Device</text:span> * steering_<text:span text:style-name="T78">device</text:span>_; </text:p>
      <text:p text:style-name="P52"><text:tab/>};</text:p>
      <text:p text:style-name="P64"/>
      <text:p text:style-name="P62"><text:tab/><text:span text:style-name="T76">class SelfDrivingCar: public Car</text:span></text:p>
      <text:p text:style-name="P62"><text:tab/><text:span text:style-name="T76">{</text:span></text:p>
      <text:p text:style-name="P62"><text:tab/><text:span text:style-name="T81">public:</text:span></text:p>
      <text:p text:style-name="P62"><text:tab/> <text:s text:c="3"/><text:span text:style-name="T81">SelfDrivingCar()</text:span></text:p>
      <text:p text:style-name="P62"><text:tab/> <text:s text:c="3"/>: <text:span text:style-name="T81">Car(1)</text:span></text:p>
      <text:p text:style-name="P62"><text:tab/> <text:s text:c="3"/><text:span text:style-name="T81">{}</text:span></text:p>
      <text:p text:style-name="P54"><text:tab/>};</text:p>
      <text:p text:style-name="P37"/>
      <text:p text:style-name="P101">But of course <text:span text:style-name="T84">in this case again inheritance seems to be useless again since you can do</text:span></text:p>
      <text:p text:style-name="P101"/>
      <text:p text:style-name="P39"><text:tab/><text:span text:style-name="T84">Car car(1);</text:span></text:p>
      <text:p text:style-name="P39"/>
      <text:p text:style-name="P102">to get a car with joystick. <text:span text:style-name="T85">Therefore there must be other factors specific to self driving cars not present in cars to warrant a class just for self-driving cars.</text:span></text:p>
      <text:p text:style-name="P102"/>
      <text:p text:style-name="P10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charset="x-symbol"/>
    <style:font-face style:name="CMSS10" svg:font-family="CMSS10"/>
    <style:font-face style:name="CMSS8" svg:font-family="CMSS8"/>
    <style:font-face style:name="Tahoma2" svg:font-family="Tahoma"/>
    <style:font-face style:name="courArial" svg:font-family="courArial"/>
    <style:font-face style:name="ARial" svg:font-family="ARial" style:font-family-generic="swiss"/>
    <style:font-face style:name="Arial" svg:font-family="Arial" style:font-family-generic="swiss"/>
    <style:font-face style:name="Arial2" svg:font-family="Arial" style:font-adornments="Regular" style:font-family-generic="swiss"/>
    <style:font-face style:name="Arial-BoldMT" svg:font-family="Arial-BoldMT" style:font-adornments="Regular" style:font-family-generic="swiss"/>
    <style:font-face style:name="ArialMT" svg:font-family="ArialMT" style:font-adornments="Regular" style:font-family-generic="swiss"/>
    <style:font-face style:name="CourierNewPSMT" svg:font-family="CourierNewPSMT" style:font-adornments="Regular" style:font-family-generic="swiss"/>
    <style:font-face style:name="OpenSymbol" svg:font-family="OpenSymbol" style:font-adornments="Regular"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Arial Unicode MS" svg:font-family="'Arial Unicode MS'" style:font-pitch="variable"/>
    <style:font-face style:name="Liberation Sans" svg:font-family="'Liberation Sans'" style:font-pitch="variable"/>
    <style:font-face style:name="MS Mincho" svg:font-family="'MS Mincho'" style:font-pitch="variable"/>
    <style:font-face style:name="Mangal" svg:font-family="Mangal" style:font-pitch="variable"/>
    <style:font-face style:name="Tahoma1" svg:font-family="Tahoma" style:font-pitch="variable"/>
    <style:font-face style:name="Arial5" svg:font-family="Arial" style:font-family-generic="modern"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Arial4" svg:font-family="Aria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marker draw:name="msArrowEnd_20_9" draw:display-name="msArrowEnd 9" svg:viewBox="0 0 355 355" svg:d="M178 0l177 355h-355z"/>
    <draw:marker draw:name="msArrowStealthEnd_20_6" draw:display-name="msArrowStealthEnd 6" svg:viewBox="0 0 423 705" svg:d="M212 0l211 705-211-282-212 282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Regular" style:font-family-generic="swiss" fo:font-size="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3" fo:font-family="Arial" style:font-family-generic="swiss" style:font-pitch="variable" style:font-name-asian="Arial3" style:font-family-asian="Arial" style:font-family-generic-asian="swiss" style:font-pitch-asian="variable" style:font-name-complex="Arial3"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3" fo:font-family="Arial" style:font-family-generic="swiss" style:font-pitch="variable" style:font-name-asian="Arial3" style:font-family-asian="Arial" style:font-family-generic-asian="swiss" style:font-pitch-asian="variable" style:font-name-complex="Arial3"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34567891011121314151617181920212223242526272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Title1_7e_LT_7e_Gliederung_20_1" style:display-name="Title1~LT~Gliederung 1" style:family="paragraph">
      <style:paragraph-properties fo:margin-left="0in" fo:margin-right="0in" fo:margin-top="0.0835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3" fo:font-family="Arial" style:font-family-generic="swiss" style:font-pitch="variable" fo:font-size="24pt" fo:font-style="normal" fo:text-shadow="none" style:text-underline-style="none" fo:font-weight="bold" style:letter-kerning="true" style:font-name-asian="Arial3" style:font-family-asian="Arial" style:font-family-generic-asian="swiss" style:font-pitch-asian="variable" style:font-size-asian="24pt" style:font-style-asian="normal" style:font-weight-asian="bold" style:font-name-complex="Arial3" style:font-family-complex="Arial" style:font-family-generic-complex="swiss" style:font-pitch-complex="variable" style:font-size-complex="24pt" style:font-style-complex="normal" style:font-weight-complex="bold" style:text-emphasize="none"/>
    </style:style>
    <style:style style:name="Title1_7e_LT_7e_Gliederung_20_2" style:display-name="Title1~LT~Gliederung 2" style:family="paragraph" style:parent-style-name="Default_7e_LT_7e_Gliederung_20_1">
      <style:paragraph-properties fo:margin-top="0.0693in" fo:margin-bottom="0in" style:contextual-spacing="false">
        <style:tab-stops>
          <style:tab-stop style:position="-0.2846in"/>
          <style:tab-stop style:position="0in"/>
          <style:tab-stop style:position="0.7154in"/>
          <style:tab-stop style:position="1.7154in"/>
          <style:tab-stop style:position="2.7154in"/>
          <style:tab-stop style:position="3.7154in"/>
          <style:tab-stop style:position="4.7154in"/>
          <style:tab-stop style:position="5.7154in"/>
          <style:tab-stop style:position="6.7154in"/>
          <style:tab-stop style:position="7.7154in"/>
          <style:tab-stop style:position="8.7154in"/>
          <style:tab-stop style:position="9.7154in"/>
        </style:tab-stops>
      </style:paragraph-properties>
      <style:text-properties fo:font-size="20pt" fo:font-weight="normal" style:font-size-asian="20pt" style:font-weight-asian="normal" style:font-size-complex="20pt" style:font-weight-complex="normal"/>
    </style:style>
    <style:style style:name="Title1_7e_LT_7e_Gliederung_20_3" style:display-name="Title1~LT~Gliederung 3" style:family="paragraph" style:parent-style-name="Default_7e_LT_7e_Gliederung_20_2">
      <style:paragraph-properties fo:margin-top="0.0626in" fo:margin-bottom="0in" style:contextual-spacing="false">
        <style:tab-stops>
          <style:tab-stop style:position="-0.1953in"/>
          <style:tab-stop style:position="0in"/>
          <style:tab-stop style:position="0.8047in"/>
          <style:tab-stop style:position="1.8047in"/>
          <style:tab-stop style:position="2.8047in"/>
          <style:tab-stop style:position="3.8047in"/>
          <style:tab-stop style:position="4.8047in"/>
          <style:tab-stop style:position="5.8047in"/>
          <style:tab-stop style:position="6.8047in"/>
          <style:tab-stop style:position="7.8047in"/>
          <style:tab-stop style:position="8.8047in"/>
        </style:tab-stops>
      </style:paragraph-properties>
      <style:text-properties fo:font-size="18pt" style:font-size-asian="18pt" style:font-size-complex="18pt"/>
    </style:style>
    <style:style style:name="Title1_7e_LT_7e_Gliederung_20_4" style:display-name="Title1~LT~Gliederung 4" style:family="paragraph" style:parent-style-name="Default_7e_LT_7e_Gliederung_20_3">
      <style:paragraph-properties>
        <style:tab-stops>
          <style:tab-stop style:position="-1.1673in"/>
          <style:tab-stop style:position="-0.1673in"/>
          <style:tab-stop style:position="0in"/>
          <style:tab-stop style:position="0.8327in"/>
          <style:tab-stop style:position="1.8327in"/>
          <style:tab-stop style:position="2.8327in"/>
          <style:tab-stop style:position="3.8327in"/>
          <style:tab-stop style:position="4.8327in"/>
          <style:tab-stop style:position="5.8327in"/>
          <style:tab-stop style:position="6.8327in"/>
          <style:tab-stop style:position="7.8327in"/>
        </style:tab-stops>
      </style:paragraph-properties>
    </style:style>
    <style:style style:name="Title1_7e_LT_7e_Gliederung_20_5" style:display-name="Title1~LT~Gliederung 5" style:family="paragraph" style:parent-style-name="Default_7e_LT_7e_Gliederung_20_4">
      <style:paragraph-properties>
        <style:tab-stops>
          <style:tab-stop style:position="-1.1398in"/>
          <style:tab-stop style:position="-0.1398in"/>
          <style:tab-stop style:position="0in"/>
          <style:tab-stop style:position="0.8602in"/>
          <style:tab-stop style:position="1.8602in"/>
          <style:tab-stop style:position="2.8602in"/>
          <style:tab-stop style:position="3.8602in"/>
          <style:tab-stop style:position="4.8602in"/>
          <style:tab-stop style:position="5.8602in"/>
          <style:tab-stop style:position="6.8602in"/>
        </style:tab-stops>
      </style:paragraph-properties>
    </style:style>
    <style:style style:name="Title1_7e_LT_7e_Gliederung_20_6" style:display-name="Title1~LT~Gliederung 6" style:family="paragraph" style:parent-style-name="Default_7e_LT_7e_Gliederung_20_5"/>
    <style:style style:name="Title1_7e_LT_7e_Gliederung_20_7" style:display-name="Title1~LT~Gliederung 7" style:family="paragraph" style:parent-style-name="Default_7e_LT_7e_Gliederung_20_6"/>
    <style:style style:name="Title1_7e_LT_7e_Gliederung_20_8" style:display-name="Title1~LT~Gliederung 8" style:family="paragraph" style:parent-style-name="Default_7e_LT_7e_Gliederung_20_7"/>
    <style:style style:name="Title1_7e_LT_7e_Gliederung_20_9" style:display-name="Title1~LT~Gliederung 9" style:family="paragraph" style:parent-style-name="Default_7e_LT_7e_Gliederung_20_8"/>
    <style:style style:name="Title1_7e_LT_7e_Titel" style:display-name="Title1~LT~Titel"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letter-kerning="true"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Title1_7e_LT_7e_Untertitel" style:display-name="Title1~LT~Untertitel" style:family="paragraph">
      <style:paragraph-properties fo:margin-left="0in" fo:margin-right="0in" fo:margin-top="0.0835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3" fo:font-family="Arial" style:font-family-generic="swiss" style:font-pitch="variable" fo:font-size="24pt" fo:font-style="normal" fo:text-shadow="none" style:text-underline-style="none" fo:font-weight="bold" style:letter-kerning="true" style:font-name-asian="Arial3" style:font-family-asian="Arial" style:font-family-generic-asian="swiss" style:font-pitch-asian="variable" style:font-size-asian="24pt" style:font-style-asian="normal" style:font-weight-asian="bold" style:font-name-complex="Arial3" style:font-family-complex="Arial" style:font-family-generic-complex="swiss" style:font-pitch-complex="variable" style:font-size-complex="24pt" style:font-style-complex="normal" style:font-weight-complex="bold" style:text-emphasize="none"/>
    </style:style>
    <style:style style:name="Title1_7e_LT_7e_Notizen" style:display-name="Title1~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3" fo:font-family="Arial" style:font-family-generic="swiss" style:font-pitch="variable" fo:font-size="12pt" fo:font-style="normal" fo:text-shadow="none" style:text-underline-style="none" fo:font-weight="normal" style:letter-kerning="true" style:font-name-asian="Arial3" style:font-family-asian="Arial" style:font-family-generic-asian="swiss" style:font-pitch-asian="variable" style:font-size-asian="12pt" style:font-style-asian="normal" style:font-weight-asian="normal" style:font-name-complex="Arial3" style:font-family-complex="Arial"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23456789101112131415161718192021222324252627282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6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3" fo:font-family="Arial" style:font-family-generic="swiss" style:font-pitch="variable" fo:font-size="44pt" fo:font-style="normal" fo:text-shadow="none" style:text-underline-style="none" fo:font-weight="normal" style:font-name-asian="Arial3" style:font-family-asian="Arial" style:font-family-generic-asian="swiss" style:font-pitch-asian="variable" style:font-size-asian="44pt" style:font-style-asian="normal" style:font-weight-asian="normal" style:font-name-complex="Arial3" style:font-family-complex="Arial" style:font-family-generic-complex="swiss" style:font-pitch-complex="variable" style:font-size-complex="44pt" style:font-style-complex="normal" style:font-weight-complex="normal" style:text-emphasize="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4" fo:font-family="Arial" style:font-family-generic="roman" style:font-pitch="variable" fo:font-size="18pt" fo:font-style="normal" fo:text-shadow="none" style:text-underline-style="none" fo:font-weight="normal" style:font-name-asian="Tahoma1" style:font-family-asian="Tahoma"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4"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4"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Mangal" fo:font-family="Mangal"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Mangal" fo:font-family="Mangal"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Mangal" fo:font-family="Mangal" style:font-pitch="variable" fo:font-size="18pt" style:letter-kerning="true" style:font-size-asian="18pt"/>
    </style:style>
    <style:style style:name="Numbering_20_Symbols" style:display-name="Numbering Symbols" style:family="text">
      <style:text-properties style:font-name="ARial" fo:font-family="ARial" style:font-family-generic="swiss" fo:font-size="10pt" style:font-size-asian="8.75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4.5in" style:type="right"/>
        </style:tab-stops>
      </style:paragraph-properties>
      <style:text-properties style:font-name="Arial3" fo:font-size="10pt" style:font-size-asian="10pt" style:font-size-complex="10pt"/>
    </style:style>
    <style:style style:name="MP2" style:family="paragraph" style:parent-style-name="Footer">
      <style:paragraph-properties fo:text-align="center" style:justify-single-word="false"/>
      <style:text-properties style:font-name="Arial3" fo:font-size="10pt" style:font-size-asian="10pt" style:font-size-complex="10pt"/>
    </style:style>
    <style:style style:name="MT1" style:family="text">
      <style:text-properties officeooo:rsid="0017026e"/>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 <text:tab/> <text:s text:c="16"/><text:span text:style-name="MT1">8</text:span>1. <text:span text:style-name="MT1">Polymorphism</text:span></text:p>
      </style:header>
      <style:footer>
        <text:p text:style-name="MP2"><text:page-number text:select-page="current">1</text:page-number><text:s/>of <text:page-count>27</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4-11T13:24:55.316000000</dc:date>
    <meta:printed-by>Yihsiang Liow</meta:printed-by>
    <meta:print-date>2006-01-08T16:54:25</meta:print-date>
    <dc:language>en-US</dc:language>
    <meta:editing-cycles>1378</meta:editing-cycles>
    <meta:editing-duration>P11DT8H53M5S</meta:editing-duration>
    <meta:document-statistic meta:table-count="28" meta:image-count="0" meta:object-count="0" meta:page-count="27" meta:paragraph-count="834" meta:word-count="4111" meta:character-count="22378" meta:non-whitespace-character-count="17706"/>
    <meta:user-defined meta:name="Info 1"/>
    <meta:user-defined meta:name="Info 2"/>
    <meta:user-defined meta:name="Info 3"/>
    <meta:user-defined meta:name="Info 4"/>
  </office:meta>
</office:document-meta>
</file>